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rimson Pro" svg:font-family="'Crimson Pro'" style:font-adornments="Regular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t" svg:font-family="'Noto Sant'" style:font-adornments="Regular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automatic-styles>
    <style:style style:name="dp1" style:family="drawing-page"/>
    <style:style style:name="gr1" style:family="graphic" style:parent-style-name="grouping">
      <style:graphic-properties draw:auto-grow-height="false" fo:min-height="13.75cm" fo:min-width="10.272cm"/>
    </style:style>
    <style:style style:name="gr2" style:family="graphic" style:parent-style-name="slash_20_line">
      <style:graphic-properties/>
    </style:style>
    <style:style style:name="gr3" style:family="graphic" style:parent-style-name="small_20_text">
      <style:graphic-properties fo:min-height="0.48cm"/>
      <style:paragraph-properties style:writing-mode="lr-tb"/>
    </style:style>
    <style:style style:name="gr4" style:family="graphic" style:parent-style-name="standard">
      <style:graphic-properties draw:textarea-vertical-align="middle" draw:auto-grow-height="false" fo:min-height="2.55cm" fo:min-width="3.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5cm" fo:min-width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right" fo:min-height="0.55cm"/>
      <style:paragraph-properties style:writing-mode="lr-tb"/>
    </style:style>
    <style:style style:name="gr7" style:family="graphic" style:parent-style-name="standard">
      <style:graphic-properties draw:textarea-vertical-align="middle" draw:auto-grow-height="false" fo:min-height="1.35cm" fo:min-width="9.6cm"/>
      <style:paragraph-properties style:writing-mode="lr-tb"/>
    </style:style>
    <style:style style:name="gr8" style:family="graphic" style:parent-style-name="standard">
      <style:graphic-properties draw:textarea-vertical-align="middle" draw:auto-grow-height="false" fo:min-height="1.55cm" fo:min-width="1.4cm"/>
      <style:paragraph-properties style:writing-mode="lr-tb"/>
    </style:style>
    <style:style style:name="gr9" style:family="graphic" style:parent-style-name="standard">
      <style:graphic-properties draw:textarea-horizontal-align="left" draw:textarea-vertical-align="top" draw:auto-grow-height="false" fo:min-height="2.75cm" fo:min-width="1.8cm"/>
      <style:paragraph-properties style:writing-mode="lr-tb"/>
    </style:style>
    <style:style style:name="gr10" style:family="graphic" style:parent-style-name="standard">
      <style:graphic-properties draw:textarea-vertical-align="middle" draw:auto-grow-height="false" fo:min-height="1.15cm" fo:min-width="1.4cm"/>
      <style:paragraph-properties style:writing-mode="lr-tb"/>
    </style:style>
    <style:style style:name="gr11" style:family="graphic" style:parent-style-name="standard">
      <style:graphic-properties draw:textarea-vertical-align="middle" draw:auto-grow-height="false" fo:min-height="4.95cm" fo:min-width="1.4cm"/>
      <style:paragraph-properties style:writing-mode="lr-tb"/>
    </style:style>
    <style:style style:name="gr12" style:family="graphic" style:parent-style-name="port">
      <style:graphic-properties draw:stroke="none" draw:textarea-horizontal-align="center" draw:textarea-vertical-align="bottom" draw:auto-grow-height="true" draw:auto-grow-width="false" fo:min-height="1.15cm" fo:min-width="0cm"/>
      <style:paragraph-properties style:writing-mode="lr-tb"/>
    </style:style>
    <style:style style:name="gr13" style:family="graphic" style:parent-style-name="port">
      <style:graphic-properties draw:stroke="none" draw:textarea-horizontal-align="left" fo:min-height="1.55cm"/>
      <style:paragraph-properties style:writing-mode="lr-tb"/>
    </style:style>
    <style:style style:name="gr14" style:family="graphic" style:parent-style-name="normal_20_arrow">
      <style:graphic-properties/>
      <style:paragraph-properties style:writing-mode="lr-tb"/>
    </style:style>
    <style:style style:name="gr15" style:family="graphic" style:parent-style-name="standard">
      <style:graphic-properties draw:textarea-vertical-align="middle" draw:auto-grow-height="false" fo:min-height="1.95cm" fo:min-width="0.8cm"/>
      <style:paragraph-properties style:writing-mode="lr-tb"/>
    </style:style>
    <style:style style:name="gr16" style:family="graphic" style:parent-style-name="standard">
      <style:graphic-properties draw:textarea-vertical-align="middle" draw:auto-grow-height="false" fo:min-height="3.35cm" fo:min-width="1.6cm"/>
      <style:paragraph-properties style:writing-mode="lr-tb"/>
    </style:style>
    <style:style style:name="gr17" style:family="graphic" style:parent-style-name="port">
      <style:graphic-properties draw:stroke="none" draw:textarea-horizontal-align="right" draw:textarea-vertical-align="middle" fo:min-height="0.95cm"/>
      <style:paragraph-properties style:writing-mode="lr-tb"/>
    </style:style>
    <style:style style:name="gr18" style:family="graphic" style:parent-style-name="port">
      <style:graphic-properties draw:stroke="none" draw:textarea-horizontal-align="center" draw:textarea-vertical-align="top" draw:auto-grow-height="true" draw:auto-grow-width="false" fo:min-height="1.35cm" fo:min-width="0cm"/>
      <style:paragraph-properties style:writing-mode="lr-tb"/>
    </style:style>
    <style:style style:name="gr19" style:family="graphic" style:parent-style-name="standard">
      <style:graphic-properties draw:textarea-vertical-align="middle" draw:auto-grow-height="false" fo:min-height="1.95cm" fo:min-width="1.8cm"/>
      <style:paragraph-properties style:writing-mode="lr-tb"/>
    </style:style>
    <style:style style:name="gr20" style:family="graphic" style:parent-style-name="port">
      <style:graphic-properties draw:stroke="none" draw:textarea-horizontal-align="center" draw:textarea-vertical-align="bottom" draw:auto-grow-height="true" draw:auto-grow-width="false" fo:min-height="0.75cm" fo:min-width="0cm"/>
      <style:paragraph-properties style:writing-mode="lr-tb"/>
    </style:style>
    <style:style style:name="gr21" style:family="graphic" style:parent-style-name="port">
      <style:graphic-properties draw:stroke="none" draw:auto-grow-height="true" draw:auto-grow-width="false" fo:min-height="1.55cm" fo:min-width="0cm"/>
      <style:paragraph-properties style:writing-mode="lr-tb"/>
    </style:style>
    <style:style style:name="gr22" style:family="graphic" style:parent-style-name="port">
      <style:graphic-properties draw:stroke="none" draw:textarea-horizontal-align="left" draw:auto-grow-height="true" draw:auto-grow-width="false" fo:min-height="1.55cm" fo:min-width="0cm"/>
      <style:paragraph-properties style:writing-mode="lr-tb"/>
    </style:style>
    <style:style style:name="gr23" style:family="graphic" style:parent-style-name="port">
      <style:graphic-properties draw:stroke="none" draw:textarea-horizontal-align="left" draw:auto-grow-height="true" draw:auto-grow-width="false" fo:min-height="0.75cm" fo:min-width="0cm"/>
      <style:paragraph-properties style:writing-mode="lr-tb"/>
    </style:style>
    <style:style style:name="gr24" style:family="graphic" style:parent-style-name="port">
      <style:graphic-properties draw:stroke="none" draw:textarea-horizontal-align="left" draw:textarea-vertical-align="middle" draw:auto-grow-height="true" draw:auto-grow-width="false" fo:min-height="1.55cm" fo:min-width="0cm"/>
      <style:paragraph-properties style:writing-mode="lr-tb"/>
    </style:style>
    <style:style style:name="gr25" style:family="graphic" style:parent-style-name="port">
      <style:graphic-properties draw:stroke="none" draw:textarea-horizontal-align="center" draw:textarea-vertical-align="top" draw:auto-grow-height="true" draw:auto-grow-width="false" fo:min-height="0.501cm" fo:min-width="0cm"/>
      <style:paragraph-properties style:writing-mode="lr-tb"/>
    </style:style>
    <style:style style:name="gr26" style:family="graphic" style:parent-style-name="port">
      <style:graphic-properties draw:stroke="none" draw:auto-grow-height="true" draw:auto-grow-width="false" fo:min-height="1.95cm" fo:min-width="0cm"/>
      <style:paragraph-properties style:writing-mode="lr-tb"/>
    </style:style>
    <style:style style:name="gr27" style:family="graphic" style:parent-style-name="port">
      <style:graphic-properties draw:stroke="none" draw:textarea-horizontal-align="left" draw:auto-grow-height="true" draw:auto-grow-width="false" fo:min-height="1.95cm" fo:min-width="0cm"/>
      <style:paragraph-properties style:writing-mode="lr-tb"/>
    </style:style>
    <style:style style:name="gr28" style:family="graphic" style:parent-style-name="normal_20_arrow">
      <style:graphic-properties draw:textarea-horizontal-align="left" fo:padding-left="-0.2cm"/>
      <style:paragraph-properties style:writing-mode="lr-tb"/>
    </style:style>
    <style:style style:name="gr29" style:family="graphic" style:parent-style-name="tight_5f_right">
      <style:graphic-properties/>
      <style:paragraph-properties style:writing-mode="lr-tb"/>
    </style:style>
    <style:style style:name="gr30" style:family="graphic" style:parent-style-name="normal_20_arrow">
      <style:graphic-properties draw:textarea-horizontal-align="left" fo:padding-left="-0.5cm"/>
      <style:paragraph-properties style:writing-mode="lr-tb"/>
    </style:style>
    <style:style style:name="gr31" style:family="graphic" style:parent-style-name="double_20_arrow">
      <style:graphic-properties/>
      <style:paragraph-properties style:writing-mode="lr-tb"/>
    </style:style>
    <style:style style:name="gr32" style:family="graphic" style:parent-style-name="double_5f_arrow">
      <style:graphic-properties draw:textarea-vertical-align="bottom" fo:padding-bottom="-0.1cm"/>
      <style:paragraph-properties style:writing-mode="lr-tb"/>
    </style:style>
    <style:style style:name="gr33" style:family="graphic" style:parent-style-name="port">
      <style:graphic-properties draw:stroke="none" draw:textarea-horizontal-align="right" draw:textarea-vertical-align="middle" draw:auto-grow-height="true" draw:auto-grow-width="false" fo:min-height="1.35cm" fo:min-width="0cm"/>
      <style:paragraph-properties style:writing-mode="lr-tb"/>
    </style:style>
    <style:style style:name="gr34" style:family="graphic" style:parent-style-name="normal_20_arrow">
      <style:graphic-properties draw:textarea-horizontal-align="right" fo:padding-right="-0.5cm"/>
      <style:paragraph-properties style:writing-mode="lr-tb"/>
    </style:style>
    <style:style style:name="gr35" style:family="graphic" style:parent-style-name="port">
      <style:graphic-properties draw:stroke="none" draw:textarea-horizontal-align="center" draw:textarea-vertical-align="bottom" draw:auto-grow-height="true" draw:auto-grow-width="false" fo:min-height="0.95cm" fo:min-width="0cm"/>
      <style:paragraph-properties style:writing-mode="lr-tb"/>
    </style:style>
    <style:style style:name="gr36" style:family="graphic" style:parent-style-name="port">
      <style:graphic-properties draw:stroke="none" draw:textarea-horizontal-align="left" draw:textarea-vertical-align="middle" draw:auto-grow-height="true" draw:auto-grow-width="false" fo:min-height="0.55cm" fo:min-width="0cm"/>
      <style:paragraph-properties style:writing-mode="lr-tb"/>
    </style:style>
    <style:style style:name="gr37" style:family="graphic" style:parent-style-name="tight_5f_left">
      <style:graphic-properties/>
      <style:paragraph-properties style:writing-mode="lr-tb"/>
    </style:style>
    <style:style style:name="gr38" style:family="graphic" style:parent-style-name="tight_5f_left">
      <style:graphic-properties draw:textarea-vertical-align="top" fo:padding-top="-0.1cm"/>
      <style:paragraph-properties style:writing-mode="lr-tb"/>
    </style:style>
    <style:style style:name="gr39" style:family="graphic" style:parent-style-name="objectwithoutfill">
      <style:graphic-properties draw:fill="none"/>
    </style:style>
    <style:style style:name="gr40" style:family="graphic" style:parent-style-name="no_5f_arrow">
      <style:graphic-properties/>
    </style:style>
    <style:style style:name="gr41" style:family="graphic" style:parent-style-name="no_5f_arrow">
      <style:graphic-properties/>
      <style:paragraph-properties style:writing-mode="lr-tb"/>
    </style:style>
    <style:style style:name="gr42" style:family="graphic" style:parent-style-name="standard">
      <style:graphic-properties draw:textarea-horizontal-align="left"/>
      <style:paragraph-properties style:writing-mode="lr-tb"/>
    </style:style>
    <style:style style:name="gr43" style:family="graphic" style:parent-style-name="double_20_arrow">
      <style:graphic-properties/>
    </style:style>
    <style:style style:name="gr44" style:family="graphic" style:parent-style-name="standard">
      <style:graphic-properties svg:stroke-color="#2a6099" draw:textarea-horizontal-align="right"/>
      <style:paragraph-properties style:writing-mode="lr-tb"/>
    </style:style>
    <style:style style:name="gr45" style:family="graphic" style:parent-style-name="standard">
      <style:graphic-properties draw:textarea-horizontal-align="right" fo:padding-left="0cm" fo:padding-right="0.05cm"/>
      <style:paragraph-properties style:writing-mode="lr-tb"/>
    </style:style>
    <style:style style:name="gr46" style:family="graphic" style:parent-style-name="slash_20_line">
      <style:graphic-properties/>
      <style:paragraph-properties style:writing-mode="lr-tb"/>
    </style:style>
    <style:style style:name="gr47" style:family="graphic" style:parent-style-name="slash_20_line">
      <style:graphic-properties svg:stroke-color="#2a6099"/>
    </style:style>
    <style:style style:name="gr48" style:family="graphic" style:parent-style-name="small_5f_text">
      <style:graphic-properties fo:min-height="0.48cm" fo:min-width="0.37cm"/>
      <style:paragraph-properties style:writing-mode="lr-tb"/>
    </style:style>
    <style:style style:name="gr49" style:family="graphic" style:parent-style-name="no_20_arrow">
      <style:graphic-properties/>
    </style:style>
    <style:style style:name="gr50" style:family="graphic" style:parent-style-name="port">
      <style:graphic-properties draw:stroke="none" draw:textarea-horizontal-align="left" draw:auto-grow-height="true" draw:auto-grow-width="false" fo:min-height="0.391cm" fo:min-width="0cm"/>
      <style:paragraph-properties style:writing-mode="lr-tb"/>
    </style:style>
    <style:style style:name="gr51" style:family="graphic" style:parent-style-name="standard">
      <style:graphic-properties draw:textarea-vertical-align="middle" draw:auto-grow-height="false" fo:min-height="4.95cm" fo:min-width="1.8cm"/>
      <style:paragraph-properties style:writing-mode="lr-tb"/>
    </style:style>
    <style:style style:name="gr52" style:family="graphic" style:parent-style-name="standard">
      <style:graphic-properties draw:textarea-horizontal-align="right"/>
      <style:paragraph-properties style:writing-mode="lr-tb"/>
    </style:style>
    <style:style style:name="gr53" style:family="graphic" style:parent-style-name="standard">
      <style:graphic-properties draw:stroke="none" draw:textarea-horizontal-align="left" draw:auto-grow-height="true" draw:auto-grow-width="true" fo:min-height="0.391cm" fo:min-width="3.389cm"/>
      <style:paragraph-properties style:writing-mode="lr-tb"/>
    </style:style>
    <style:style style:name="gr54" style:family="graphic" style:parent-style-name="grouping">
      <style:graphic-properties draw:auto-grow-height="false" fo:min-height="8.75cm" fo:min-width="9.499cm"/>
    </style:style>
    <style:style style:name="gr55" style:family="graphic" style:parent-style-name="port">
      <style:graphic-properties draw:stroke="none" draw:textarea-horizontal-align="left" draw:auto-grow-height="true" draw:auto-grow-width="false" fo:min-height="0.771cm" fo:min-width="0cm"/>
      <style:paragraph-properties style:writing-mode="lr-tb"/>
    </style:style>
    <style:style style:name="gr56" style:family="graphic" style:parent-style-name="standard">
      <style:graphic-properties draw:textarea-vertical-align="middle" draw:auto-grow-height="false" fo:min-height="1.35cm" fo:min-width="1.4cm"/>
      <style:paragraph-properties style:writing-mode="lr-tb"/>
    </style:style>
    <style:style style:name="gr57" style:family="graphic" style:parent-style-name="standard">
      <style:graphic-properties draw:textarea-vertical-align="top" draw:auto-grow-height="false" fo:min-height="4.15cm" fo:min-width="2.2cm"/>
      <style:paragraph-properties style:writing-mode="lr-tb"/>
    </style:style>
    <style:style style:name="gr58" style:family="graphic" style:parent-style-name="port">
      <style:graphic-properties draw:stroke="none" draw:textarea-horizontal-align="left" draw:auto-grow-height="true" draw:auto-grow-width="false" fo:min-height="0.55cm" fo:min-width="0cm"/>
      <style:paragraph-properties style:writing-mode="lr-tb"/>
    </style:style>
    <style:style style:name="gr59" style:family="graphic" style:parent-style-name="standard">
      <style:graphic-properties draw:textarea-horizontal-align="left" draw:textarea-vertical-align="top" draw:auto-grow-height="false" fo:min-height="3.95cm" fo:min-width="2.6cm"/>
      <style:paragraph-properties style:writing-mode="lr-tb"/>
    </style:style>
    <style:style style:name="gr60" style:family="graphic" style:parent-style-name="standard">
      <style:graphic-properties draw:textarea-vertical-align="top" draw:auto-grow-height="false" fo:min-height="1.35cm" fo:min-width="1cm"/>
      <style:paragraph-properties style:writing-mode="lr-tb"/>
    </style:style>
    <style:style style:name="gr61" style:family="graphic" style:parent-style-name="standard">
      <style:graphic-properties draw:textarea-vertical-align="middle" draw:auto-grow-height="false" fo:min-height="3.35cm" fo:min-width="1.4cm"/>
      <style:paragraph-properties style:writing-mode="lr-tb"/>
    </style:style>
    <style:style style:name="gr62" style:family="graphic" style:parent-style-name="port">
      <style:graphic-properties draw:stroke="none" draw:textarea-horizontal-align="right" draw:textarea-vertical-align="middle" draw:auto-grow-height="true" draw:auto-grow-width="false" fo:min-height="0.75cm" fo:min-width="0cm"/>
      <style:paragraph-properties style:writing-mode="lr-tb"/>
    </style:style>
    <style:style style:name="gr63" style:family="graphic" style:parent-style-name="port">
      <style:graphic-properties draw:stroke="none" draw:textarea-horizontal-align="right" draw:textarea-vertical-align="middle" fo:min-height="0.75cm"/>
      <style:paragraph-properties style:writing-mode="lr-tb"/>
    </style:style>
    <style:style style:name="gr64" style:family="graphic" style:parent-style-name="standard">
      <style:graphic-properties draw:textarea-vertical-align="middle" draw:auto-grow-height="false" fo:min-height="4.55cm" fo:min-width="1.4cm"/>
      <style:paragraph-properties style:writing-mode="lr-tb"/>
    </style:style>
    <style:style style:name="gr65" style:family="graphic" style:parent-style-name="port">
      <style:graphic-properties draw:stroke="none" draw:textarea-horizontal-align="left" draw:textarea-vertical-align="middle" draw:auto-grow-height="true" draw:auto-grow-width="false" fo:min-height="0.95cm" fo:min-width="0cm"/>
      <style:paragraph-properties style:writing-mode="lr-tb"/>
    </style:style>
    <style:style style:name="gr66" style:family="graphic" style:parent-style-name="port">
      <style:graphic-properties draw:stroke="none" draw:textarea-horizontal-align="left" fo:min-height="0.95cm"/>
      <style:paragraph-properties style:writing-mode="lr-tb"/>
    </style:style>
    <style:style style:name="gr67" style:family="graphic" style:parent-style-name="standard">
      <style:graphic-properties draw:textarea-horizontal-align="right" fo:padding-right="0.025cm"/>
      <style:paragraph-properties style:writing-mode="lr-tb"/>
    </style:style>
    <style:style style:name="gr68" style:family="graphic" style:parent-style-name="port">
      <style:graphic-properties draw:stroke="none" draw:textarea-horizontal-align="right" draw:auto-grow-height="true" draw:auto-grow-width="false" fo:min-height="3.35cm" fo:min-width="0cm"/>
      <style:paragraph-properties style:writing-mode="lr-tb"/>
    </style:style>
    <style:style style:name="gr69" style:family="graphic" style:parent-style-name="objectwithoutfill">
      <style:graphic-properties draw:marker-end="Arrowheads_20_2" draw:marker-end-width="0.3cm" draw:fill="none"/>
    </style:style>
    <style:style style:name="gr70" style:family="graphic" style:parent-style-name="port">
      <style:graphic-properties draw:stroke="none" draw:textarea-horizontal-align="left" draw:auto-grow-height="true" draw:auto-grow-width="false" fo:min-height="0.591cm" fo:min-width="0cm"/>
      <style:paragraph-properties style:writing-mode="lr-tb"/>
    </style:style>
    <style:style style:name="gr71" style:family="graphic" style:parent-style-name="port">
      <style:graphic-properties draw:stroke="none" draw:textarea-horizontal-align="center" draw:textarea-vertical-align="bottom" draw:auto-grow-height="true" draw:auto-grow-width="false" fo:min-height="0.591cm" fo:min-width="0cm"/>
      <style:paragraph-properties style:writing-mode="lr-tb"/>
    </style:style>
    <style:style style:name="gr72" style:family="graphic" style:parent-style-name="port">
      <style:graphic-properties draw:stroke="none" draw:textarea-horizontal-align="center" draw:textarea-vertical-align="bottom" draw:auto-grow-height="true" draw:auto-grow-width="false" fo:min-height="0.55cm" fo:min-width="0cm"/>
      <style:paragraph-properties style:writing-mode="lr-tb"/>
    </style:style>
    <style:style style:name="gr73" style:family="graphic" style:parent-style-name="double_20_arrow">
      <style:graphic-properties draw:textarea-horizontal-align="center" draw:textarea-vertical-align="top" fo:padding-top="-0.15cm" fo:padding-right="-0.1cm"/>
      <style:paragraph-properties style:writing-mode="lr-tb"/>
    </style:style>
    <style:style style:name="gr74" style:family="graphic" style:parent-style-name="other_5f_clock_5f_arrow">
      <style:graphic-properties/>
      <style:paragraph-properties style:writing-mode="lr-tb"/>
    </style:style>
    <style:style style:name="gr75" style:family="graphic" style:parent-style-name="other_5f_clock_5f_arrow">
      <style:graphic-properties draw:textarea-vertical-align="bottom" fo:padding-bottom="-0.1cm"/>
      <style:paragraph-properties style:writing-mode="lr-tb"/>
    </style:style>
    <style:style style:name="gr76" style:family="graphic" style:parent-style-name="port">
      <style:graphic-properties draw:stroke="none" draw:textarea-horizontal-align="right" draw:auto-grow-height="true" draw:auto-grow-width="false" fo:min-height="0.95cm" fo:min-width="0cm"/>
      <style:paragraph-properties style:writing-mode="lr-tb"/>
    </style:style>
    <style:style style:name="gr77" style:family="graphic" style:parent-style-name="port">
      <style:graphic-properties draw:stroke="none" draw:textarea-horizontal-align="right" draw:auto-grow-height="true" draw:auto-grow-width="false" fo:min-height="0.75cm" fo:min-width="0cm"/>
      <style:paragraph-properties style:writing-mode="lr-tb"/>
    </style:style>
    <style:style style:name="gr78" style:family="graphic" style:parent-style-name="port">
      <style:graphic-properties draw:stroke="none" draw:textarea-horizontal-align="right" draw:auto-grow-height="true" draw:auto-grow-width="false" fo:min-height="0.745cm" fo:min-width="0cm"/>
      <style:paragraph-properties style:writing-mode="lr-tb"/>
    </style:style>
    <style:style style:name="gr79" style:family="graphic" style:parent-style-name="other_5f_clock_5f_arrow">
      <style:graphic-properties draw:textarea-vertical-align="bottom" fo:padding-bottom="-0.1cm" fo:padding-right="-0.3cm"/>
      <style:paragraph-properties style:writing-mode="lr-tb"/>
    </style:style>
    <style:style style:name="gr80" style:family="graphic" style:parent-style-name="port">
      <style:graphic-properties draw:stroke="none" draw:textarea-horizontal-align="right" draw:auto-grow-height="true" draw:auto-grow-width="false" fo:min-height="0.55cm" fo:min-width="0cm"/>
      <style:paragraph-properties style:writing-mode="lr-tb"/>
    </style:style>
    <style:style style:name="gr81" style:family="graphic" style:parent-style-name="other_5f_clock_5f_arrow">
      <style:graphic-properties draw:textarea-horizontal-align="left" draw:textarea-vertical-align="bottom" fo:padding-bottom="-0.1cm" fo:padding-left="1.2cm"/>
      <style:paragraph-properties style:writing-mode="lr-tb"/>
    </style:style>
    <style:style style:name="gr82" style:family="graphic" style:parent-style-name="other_5f_clock_5f_arrow">
      <style:graphic-properties draw:textarea-horizontal-align="left" draw:textarea-vertical-align="top" fo:padding-top="0.3cm" fo:padding-bottom="0cm" fo:padding-left="0.175cm"/>
      <style:paragraph-properties style:writing-mode="lr-tb"/>
    </style:style>
    <style:style style:name="gr83" style:family="graphic" style:parent-style-name="other_5f_clock_5f_arrow">
      <style:graphic-properties draw:textarea-horizontal-align="left" draw:textarea-vertical-align="top" fo:padding-top="0.3cm" fo:padding-bottom="0cm" fo:padding-left="0.474cm"/>
      <style:paragraph-properties style:writing-mode="lr-tb"/>
    </style:style>
    <style:style style:name="gr84" style:family="graphic" style:parent-style-name="other_5f_clock_5f_arrow">
      <style:graphic-properties draw:textarea-horizontal-align="left" fo:padding-left="0.775cm"/>
      <style:paragraph-properties style:writing-mode="lr-tb"/>
    </style:style>
    <style:style style:name="gr85" style:family="graphic" style:parent-style-name="normal_20_arrow">
      <style:graphic-properties draw:textarea-horizontal-align="left" fo:padding-top="0.5cm" fo:padding-left="-0.5cm"/>
      <style:paragraph-properties style:writing-mode="lr-tb"/>
    </style:style>
    <style:style style:name="gr86" style:family="graphic" style:parent-style-name="slash_5f_line">
      <style:graphic-properties draw:textarea-horizontal-align="left" fo:padding-top="0.025cm" fo:padding-bottom="0.025cm"/>
    </style:style>
    <style:style style:name="gr87" style:family="graphic" style:parent-style-name="small_5f_text">
      <style:graphic-properties draw:textarea-horizontal-align="left" fo:min-height="0.48cm" fo:min-width="0.342cm" fo:padding-top="0.025cm" fo:padding-bottom="0.025cm" fo:padding-left="0cm" fo:padding-right="0cm"/>
      <style:paragraph-properties style:writing-mode="lr-tb"/>
    </style:style>
    <style:style style:name="gr88" style:family="graphic" style:parent-style-name="slash_5f_line">
      <style:graphic-properties draw:textarea-horizontal-align="left" fo:padding-top="-0.05cm" fo:padding-bottom="0cm"/>
    </style:style>
    <style:style style:name="gr89" style:family="graphic" style:parent-style-name="small_5f_text">
      <style:graphic-properties draw:textarea-horizontal-align="left" fo:min-height="0.48cm" fo:min-width="0.342cm" fo:padding-top="-0.05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textarea-vertical-align="middle" draw:auto-grow-height="false" fo:min-height="0.95cm" fo:min-width="1cm"/>
      <style:paragraph-properties style:writing-mode="lr-tb"/>
    </style:style>
    <style:style style:name="gr91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true" fo:min-height="0.577cm" fo:min-width="0.883cm"/>
      <style:paragraph-properties style:writing-mode="lr-tb"/>
    </style:style>
    <style:style style:name="gr92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377cm" fo:min-width="0cm"/>
      <style:paragraph-properties style:writing-mode="lr-tb"/>
    </style:style>
    <style:style style:name="gr93" style:family="graphic" style:parent-style-name="standard">
      <style:graphic-properties draw:textarea-horizontal-align="center" draw:textarea-vertical-align="top" draw:auto-grow-height="false" fo:min-height="5.6cm" fo:min-width="2.2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textarea-horizontal-align="center" draw:textarea-vertical-align="top" draw:auto-grow-height="false" fo:min-height="5.6cm" fo:min-width="2.8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textarea-horizontal-align="center" draw:textarea-vertical-align="top" draw:auto-grow-height="false" fo:min-height="3.4cm" fo:min-width="4.6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textarea-horizontal-align="center" draw:textarea-vertical-align="middle" draw:auto-grow-height="false" fo:min-height="1cm" fo:min-width="2.6cm" fo:padding-top="0cm" fo:padding-bottom="0cm" fo:padding-left="0cm" fo:padding-right="0cm"/>
      <style:paragraph-properties style:writing-mode="lr-tb"/>
    </style:style>
    <style:style style:name="gr97" style:family="graphic" style:parent-style-name="port">
      <style:graphic-properties draw:stroke="none" draw:textarea-horizontal-align="left" draw:textarea-vertical-align="middle" fo:min-height="0.75cm"/>
      <style:paragraph-properties style:writing-mode="lr-tb"/>
    </style:style>
    <style:style style:name="gr98" style:family="graphic" style:parent-style-name="port">
      <style:graphic-properties draw:stroke="none" draw:textarea-horizontal-align="justify" draw:textarea-vertical-align="middle" fo:min-height="0.75cm"/>
      <style:paragraph-properties style:writing-mode="lr-tb"/>
    </style:style>
    <style:style style:name="gr99" style:family="graphic" style:parent-style-name="port">
      <style:graphic-properties draw:stroke="none" draw:textarea-horizontal-align="center" draw:textarea-vertical-align="bottom" fo:min-height="1.15cm"/>
      <style:paragraph-properties style:writing-mode="lr-tb"/>
    </style:style>
    <style:style style:name="gr100" style:family="graphic" style:parent-style-name="port">
      <style:graphic-properties draw:stroke="none" draw:textarea-horizontal-align="center" draw:textarea-vertical-align="top" fo:min-height="0.781cm"/>
      <style:paragraph-properties style:writing-mode="lr-tb"/>
    </style:style>
    <style:style style:name="gr101" style:family="graphic" style:parent-style-name="standard">
      <style:graphic-properties draw:textarea-horizontal-align="center" draw:textarea-vertical-align="top" draw:auto-grow-height="false" fo:min-height="1.6cm" fo:min-width="2.2cm" fo:padding-top="0cm" fo:padding-bottom="0cm" fo:padding-left="0cm" fo:padding-right="0cm"/>
      <style:paragraph-properties style:writing-mode="lr-tb"/>
    </style:style>
    <style:style style:name="gr102" style:family="graphic" style:parent-style-name="port">
      <style:graphic-properties draw:stroke="none" draw:textarea-horizontal-align="left" draw:textarea-vertical-align="middle" fo:min-height="1.171cm"/>
      <style:paragraph-properties style:writing-mode="lr-tb"/>
    </style:style>
    <style:style style:name="gr103" style:family="graphic" style:parent-style-name="double_20_arrow_20_label_20_middle">
      <style:graphic-properties/>
      <style:paragraph-properties style:writing-mode="lr-tb"/>
    </style:style>
    <style:style style:name="gr104" style:family="graphic" style:parent-style-name="code">
      <style:graphic-properties fo:min-height="0.55cm"/>
      <style:paragraph-properties style:writing-mode="lr-tb"/>
    </style:style>
    <style:style style:name="gr105" style:family="graphic" style:parent-style-name="code">
      <style:graphic-properties fo:min-height="0.551cm"/>
      <style:paragraph-properties style:writing-mode="lr-tb"/>
    </style:style>
    <style:style style:name="gr106" style:family="graphic" style:parent-style-name="grouping">
      <style:graphic-properties draw:auto-grow-height="false" fo:min-height="6.35cm" fo:min-width="3.4cm"/>
    </style:style>
    <style:style style:name="gr107" style:family="graphic" style:parent-style-name="grouping">
      <style:graphic-properties draw:auto-grow-height="false" fo:min-height="6.35cm" fo:min-width="5.8cm"/>
    </style:style>
    <style:style style:name="gr108" style:family="graphic" style:parent-style-name="standard">
      <style:graphic-properties draw:stroke="none" draw:auto-grow-height="true" draw:auto-grow-width="true" fo:min-height="0.391cm" fo:min-width="3.291cm"/>
      <style:paragraph-properties style:writing-mode="lr-tb"/>
    </style:style>
    <style:style style:name="gr109" style:family="graphic" style:parent-style-name="port">
      <style:graphic-properties draw:stroke="none" draw:textarea-horizontal-align="left" draw:textarea-vertical-align="middle" fo:min-height="0.55cm"/>
      <style:paragraph-properties style:writing-mode="lr-tb"/>
    </style:style>
    <style:style style:name="gr110" style:family="graphic" style:parent-style-name="grouping">
      <style:graphic-properties draw:auto-grow-height="false" fo:min-height="6.35cm" fo:min-width="5cm"/>
    </style:style>
    <style:style style:name="gr111" style:family="graphic" style:parent-style-name="standard">
      <style:graphic-properties draw:stroke="none" draw:textarea-horizontal-align="left" draw:auto-grow-height="true" draw:auto-grow-width="false" fo:min-height="0.391cm" fo:min-width="0cm"/>
      <style:paragraph-properties style:writing-mode="lr-tb"/>
    </style:style>
    <style:style style:name="gr112" style:family="graphic" style:parent-style-name="tight_5f_left">
      <style:graphic-properties draw:textarea-horizontal-align="center" draw:textarea-vertical-align="top" draw:auto-grow-height="false" fo:min-height="3.2cm" fo:min-width="1.6cm" fo:padding-left="0cm"/>
      <style:paragraph-properties style:writing-mode="lr-tb"/>
    </style:style>
    <style:style style:name="gr113" style:family="graphic" style:parent-style-name="standard">
      <style:graphic-properties draw:stroke="none" draw:auto-grow-height="true" draw:auto-grow-width="true" fo:min-height="0.391cm" fo:min-width="1.344cm"/>
      <style:paragraph-properties style:writing-mode="lr-tb"/>
    </style:style>
    <style:style style:name="gr114" style:family="graphic" style:parent-style-name="standard">
      <style:graphic-properties draw:textarea-vertical-align="middle" draw:auto-grow-height="false" fo:min-height="3.35cm" fo:min-width="1.5cm"/>
      <style:paragraph-properties style:writing-mode="lr-tb"/>
    </style:style>
    <style:style style:name="gr115" style:family="graphic" style:parent-style-name="standard">
      <style:graphic-properties draw:textarea-vertical-align="middle" draw:auto-grow-height="false" fo:min-height="1.75cm" fo:min-width="2.1cm"/>
      <style:paragraph-properties style:writing-mode="lr-tb"/>
    </style:style>
    <style:style style:name="gr116" style:family="graphic" style:parent-style-name="grouping">
      <style:graphic-properties draw:auto-grow-height="false" fo:min-height="5.95cm" fo:min-width="11.4cm"/>
    </style:style>
    <style:style style:name="gr117" style:family="graphic" style:parent-style-name="standard">
      <style:graphic-properties draw:textarea-vertical-align="middle" draw:auto-grow-height="false" fo:min-height="3.35cm" fo:min-width="2.8cm"/>
      <style:paragraph-properties style:writing-mode="lr-tb"/>
    </style:style>
    <style:style style:name="gr118" style:family="graphic" style:parent-style-name="normal_20_arrow">
      <style:graphic-properties/>
    </style:style>
    <style:style style:name="gr119" style:family="graphic" style:parent-style-name="port">
      <style:graphic-properties draw:stroke="none" draw:textarea-horizontal-align="left" draw:textarea-vertical-align="middle" draw:auto-grow-height="true" draw:auto-grow-width="false" fo:min-height="0.75cm" fo:min-width="0cm"/>
      <style:paragraph-properties style:writing-mode="lr-tb"/>
    </style:style>
    <style:style style:name="gr120" style:family="graphic" style:parent-style-name="port">
      <style:graphic-properties draw:stroke="none" draw:textarea-horizontal-align="left" fo:min-height="0.75cm"/>
      <style:paragraph-properties style:writing-mode="lr-tb"/>
    </style:style>
    <style:style style:name="gr121" style:family="graphic" style:parent-style-name="standard">
      <style:graphic-properties draw:textarea-vertical-align="middle" draw:auto-grow-height="false" fo:min-height="3.35cm" fo:min-width="1.8cm"/>
      <style:paragraph-properties style:writing-mode="lr-tb"/>
    </style:style>
    <style:style style:name="gr122" style:family="graphic" style:parent-style-name="standard">
      <style:graphic-properties draw:textarea-vertical-align="middle" draw:auto-grow-height="false" fo:min-height="1.15cm" fo:min-width="1.8cm"/>
      <style:paragraph-properties style:writing-mode="lr-tb"/>
    </style:style>
    <style:style style:name="gr123" style:family="graphic" style:parent-style-name="standard">
      <style:graphic-properties draw:textarea-vertical-align="middle" draw:auto-grow-height="false" fo:min-height="1.15cm" fo:min-width="2.1cm"/>
      <style:paragraph-properties style:writing-mode="lr-tb"/>
    </style:style>
    <style:style style:name="gr124" style:family="graphic" style:parent-style-name="double_20_arrow_20_label_20_middle">
      <style:graphic-properties/>
    </style:style>
    <style:style style:name="gr125" style:family="graphic" style:parent-style-name="standard">
      <style:graphic-properties draw:auto-grow-height="false" fo:min-height="1.55cm" fo:min-width="2.2cm"/>
      <style:paragraph-properties style:writing-mode="lr-tb"/>
    </style:style>
    <style:style style:name="gr126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1.6cm" fo:min-width="0cm" fo:padding-left="0.1cm"/>
      <style:paragraph-properties style:writing-mode="lr-tb"/>
    </style:style>
    <style:style style:name="gr127" style:family="graphic" style:parent-style-name="smaller">
      <style:graphic-properties draw:auto-grow-height="true" draw:auto-grow-width="true" fo:min-height="0.48cm" fo:min-width="0.976cm"/>
      <style:paragraph-properties style:writing-mode="lr-tb"/>
    </style:style>
    <style:style style:name="gr128" style:family="graphic" style:parent-style-name="smaller">
      <style:graphic-properties draw:auto-grow-height="true" draw:auto-grow-width="true" fo:min-height="0.48cm" fo:min-width="0.692cm"/>
      <style:paragraph-properties style:writing-mode="lr-tb"/>
    </style:style>
    <style:style style:name="gr129" style:family="graphic" style:parent-style-name="double_20_arrow_20_up_20_down_20_label">
      <style:graphic-properties draw:stroke="none" svg:stroke-color="#000000" draw:fill="none" draw:fill-color="#ffffff" draw:textarea-horizontal-align="center" draw:auto-grow-height="true" draw:auto-grow-width="false" fo:min-height="0.289cm" fo:min-width="0cm"/>
      <style:paragraph-properties style:writing-mode="lr-tb"/>
    </style:style>
    <style:style style:name="gr130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289cm" fo:min-width="0cm" fo:padding-left="0.1cm"/>
      <style:paragraph-properties style:writing-mode="lr-tb"/>
    </style:style>
    <style:style style:name="gr131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4cm" fo:min-width="0cm"/>
      <style:paragraph-properties style:writing-mode="lr-tb"/>
    </style:style>
    <style:style style:name="gr132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715cm" fo:min-width="0cm" fo:padding-left="0.1cm"/>
      <style:paragraph-properties style:writing-mode="lr-tb"/>
    </style:style>
    <style:style style:name="gr133" style:family="graphic" style:parent-style-name="standard">
      <style:graphic-properties draw:auto-grow-height="false" fo:min-height="1.55cm" fo:min-width="0.6cm"/>
      <style:paragraph-properties style:writing-mode="lr-tb"/>
    </style:style>
    <style:style style:name="gr134" style:family="graphic" style:parent-style-name="standard">
      <style:graphic-properties draw:auto-grow-height="false" fo:min-height="1.55cm" fo:min-width="1.8cm"/>
      <style:paragraph-properties style:writing-mode="lr-tb"/>
    </style:style>
    <style:style style:name="gr135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239cm" fo:min-width="0cm" fo:padding-left="0.1cm"/>
      <style:paragraph-properties style:writing-mode="lr-tb"/>
    </style:style>
    <style:style style:name="gr136" style:family="graphic" style:parent-style-name="standard">
      <style:graphic-properties draw:stroke="none" draw:fill="solid" draw:fill-color="#000000" draw:auto-grow-height="false" fo:min-height="0.014cm" fo:min-width="0cm"/>
    </style:style>
    <style:style style:name="gr137" style:family="graphic" style:parent-style-name="standard">
      <style:graphic-properties draw:stroke="none" draw:fill="solid" draw:fill-color="#000000" draw:auto-grow-height="false" fo:min-height="0.015cm" fo:min-width="0cm"/>
    </style:style>
    <style:style style:name="gr138" style:family="graphic" style:parent-style-name="standard">
      <style:graphic-properties draw:stroke="none" draw:fill="solid" draw:fill-color="#000000" draw:auto-grow-height="false" fo:min-height="0cm" fo:min-width="0cm"/>
    </style:style>
    <style:style style:name="gr139" style:family="graphic" style:parent-style-name="grouping">
      <style:graphic-properties draw:auto-grow-height="false" fo:min-height="5.75cm" fo:min-width="13.2cm"/>
    </style:style>
    <style:style style:name="gr140" style:family="graphic" style:parent-style-name="grouping">
      <style:graphic-properties draw:auto-grow-height="false" fo:min-height="5.35cm" fo:min-width="9cm"/>
      <style:paragraph-properties style:writing-mode="lr-tb"/>
    </style:style>
    <style:style style:name="gr141" style:family="graphic" style:parent-style-name="port">
      <style:graphic-properties draw:stroke="none" draw:textarea-horizontal-align="center" draw:textarea-vertical-align="middle" draw:auto-grow-height="true" draw:auto-grow-width="false" fo:min-height="1.15cm" fo:min-width="0cm"/>
      <style:paragraph-properties style:writing-mode="lr-tb"/>
    </style:style>
    <style:style style:name="gr142" style:family="graphic" style:parent-style-name="port">
      <style:graphic-properties draw:stroke="none" draw:textarea-horizontal-align="center" fo:min-height="0.95cm"/>
      <style:paragraph-properties style:writing-mode="lr-tb"/>
    </style:style>
    <style:style style:name="gr143" style:family="graphic" style:parent-style-name="standard">
      <style:graphic-properties draw:stroke="none" draw:auto-grow-height="true" draw:auto-grow-width="true" fo:min-height="0.391cm" fo:min-width="2.407cm"/>
      <style:paragraph-properties style:writing-mode="lr-tb"/>
    </style:style>
    <style:style style:name="gr144" style:family="graphic" style:parent-style-name="standard">
      <style:graphic-properties draw:textarea-vertical-align="middle" draw:auto-grow-height="false" fo:min-height="0.95cm" fo:min-width="1.2cm"/>
      <style:paragraph-properties style:writing-mode="lr-tb"/>
    </style:style>
    <style:style style:name="gr145" style:family="graphic" style:parent-style-name="standard">
      <style:graphic-properties draw:textarea-vertical-align="middle" draw:auto-grow-height="false" fo:min-height="1.15cm" fo:min-width="1.2cm"/>
      <style:paragraph-properties style:writing-mode="lr-tb"/>
    </style:style>
    <style:style style:name="gr146" style:family="graphic" style:parent-style-name="standard">
      <style:graphic-properties draw:textarea-vertical-align="middle" draw:auto-grow-height="false" fo:min-height="3.55cm" fo:min-width="2cm"/>
      <style:paragraph-properties style:writing-mode="lr-tb"/>
    </style:style>
    <style:style style:name="gr147" style:family="graphic" style:parent-style-name="standard">
      <style:graphic-properties draw:textarea-horizontal-align="center" draw:textarea-vertical-align="middle" draw:auto-grow-height="false" fo:min-height="1.55cm" fo:min-width="1.4cm"/>
      <style:paragraph-properties style:writing-mode="lr-tb"/>
    </style:style>
    <style:style style:name="gr148" style:family="graphic" style:parent-style-name="port">
      <style:graphic-properties draw:stroke="none" draw:textarea-horizontal-align="left" fo:min-height="0.35cm"/>
      <style:paragraph-properties style:writing-mode="lr-tb"/>
    </style:style>
    <style:style style:name="gr149" style:family="graphic" style:parent-style-name="standard">
      <style:graphic-properties draw:textarea-vertical-align="middle" draw:auto-grow-height="false" fo:min-height="1.95cm" fo:min-width="1.4cm" fo:padding-left="0cm" fo:padding-right="0cm"/>
      <style:paragraph-properties style:writing-mode="lr-tb"/>
    </style:style>
    <style:style style:name="gr150" style:family="graphic" style:parent-style-name="standard">
      <style:graphic-properties draw:textarea-vertical-align="middle" draw:auto-grow-height="false" fo:min-height="1.55cm" fo:min-width="1cm"/>
      <style:paragraph-properties style:writing-mode="lr-tb"/>
    </style:style>
    <style:style style:name="gr151" style:family="graphic" style:parent-style-name="normal_20_arrow">
      <style:graphic-properties draw:textarea-vertical-align="bottom" fo:padding-bottom="-0.15cm"/>
      <style:paragraph-properties style:writing-mode="lr-tb"/>
    </style:style>
    <style:style style:name="gr152" style:family="graphic" style:parent-style-name="standard">
      <style:graphic-properties draw:textarea-vertical-align="middle" draw:auto-grow-height="false" fo:min-height="1.55cm" fo:min-width="1.8cm"/>
      <style:paragraph-properties style:writing-mode="lr-tb"/>
    </style:style>
    <style:style style:name="gr153" style:family="graphic" style:parent-style-name="port">
      <style:graphic-properties draw:stroke="none" draw:textarea-horizontal-align="left" draw:textarea-vertical-align="middle" draw:auto-grow-height="true" draw:auto-grow-width="false" fo:min-height="0.35cm" fo:min-width="0cm"/>
      <style:paragraph-properties style:writing-mode="lr-tb"/>
    </style:style>
    <style:style style:name="gr154" style:family="graphic" style:parent-style-name="double_20_arrow_20_label_20_middle">
      <style:graphic-properties draw:textarea-vertical-align="bottom" fo:padding-bottom="-0.1cm" fo:padding-right="0.4cm"/>
      <style:paragraph-properties style:writing-mode="lr-tb"/>
    </style:style>
    <style:style style:name="gr155" style:family="graphic" style:parent-style-name="standard">
      <style:graphic-properties draw:stroke="none" draw:fill="solid" draw:fill-color="#000000" draw:auto-grow-height="false" fo:min-height="0.045cm" fo:min-width="0.045cm"/>
    </style:style>
    <style:style style:name="gr156" style:family="graphic" style:parent-style-name="port">
      <style:graphic-properties draw:stroke="none" draw:textarea-horizontal-align="left" fo:min-height="1.15cm"/>
      <style:paragraph-properties style:writing-mode="lr-tb"/>
    </style:style>
    <style:style style:name="gr157" style:family="graphic" style:parent-style-name="standard">
      <style:graphic-properties draw:stroke="none" draw:auto-grow-height="true" draw:auto-grow-width="true" fo:min-height="0.391cm" fo:min-width="0.713cm"/>
      <style:paragraph-properties style:writing-mode="lr-tb"/>
    </style:style>
    <style:style style:name="gr158" style:family="graphic" style:parent-style-name="fill_5f_unused">
      <style:graphic-properties draw:auto-grow-height="false" fo:min-height="1.75cm" fo:min-width="0.4cm"/>
    </style:style>
    <style:style style:name="gr159" style:family="graphic" style:parent-style-name="fill_5f_unused">
      <style:graphic-properties draw:auto-grow-height="false" fo:min-height="1.75cm" fo:min-width="0.6cm"/>
    </style:style>
    <style:style style:name="gr160" style:family="graphic" style:parent-style-name="fill_5f_unused">
      <style:graphic-properties draw:auto-grow-height="false" fo:min-height="1.75cm" fo:min-width="0.8cm"/>
    </style:style>
    <style:style style:name="gr161" style:family="graphic" style:parent-style-name="fill_5f_unused">
      <style:graphic-properties draw:auto-grow-height="false" fo:min-height="1.75cm" fo:min-width="0.2cm"/>
    </style:style>
    <style:style style:name="gr162" style:family="graphic" style:parent-style-name="fill_5f_unused">
      <style:graphic-properties draw:auto-grow-height="false" fo:min-height="1.75cm" fo:min-width="2.4cm"/>
    </style:style>
    <style:style style:name="gr163" style:family="graphic" style:parent-style-name="fill_5f_trace">
      <style:graphic-properties draw:auto-grow-height="false" fo:min-height="1.75cm" fo:min-width="2.6cm"/>
    </style:style>
    <style:style style:name="gr164" style:family="graphic" style:parent-style-name="fill_5f_pb">
      <style:graphic-properties draw:auto-grow-height="false" fo:min-height="1.75cm" fo:min-width="4.4cm"/>
    </style:style>
    <style:style style:name="gr165" style:family="graphic" style:parent-style-name="fill_5f_pb">
      <style:graphic-properties draw:auto-grow-height="false" fo:min-height="1.8cm" fo:min-width="1.8cm"/>
    </style:style>
    <style:style style:name="gr166" style:family="graphic" style:parent-style-name="small_20_text_20_box">
      <style:graphic-properties draw:auto-grow-height="false" fo:min-height="1.75cm" fo:min-width="1.4cm"/>
      <style:paragraph-properties style:writing-mode="lr-tb"/>
    </style:style>
    <style:style style:name="gr167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4cm" fo:min-width="0cm"/>
      <style:paragraph-properties style:writing-mode="lr-tb"/>
    </style:style>
    <style:style style:name="gr168" style:family="graphic" style:parent-style-name="grouping">
      <style:graphic-properties draw:auto-grow-height="false" fo:min-height="2.55cm" fo:min-width="6.4cm"/>
    </style:style>
    <style:style style:name="gr169" style:family="graphic" style:parent-style-name="code">
      <style:graphic-properties draw:textarea-horizontal-align="left" draw:auto-grow-height="true" draw:auto-grow-width="false" fo:min-height="1.2cm" fo:min-width="0cm" fo:padding-top="0cm" fo:padding-bottom="0cm" fo:padding-left="0.05cm" fo:padding-right="0.05cm"/>
      <style:paragraph-properties style:writing-mode="lr-tb"/>
    </style:style>
    <style:style style:name="gr170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627cm" fo:min-width="0cm"/>
      <style:paragraph-properties style:writing-mode="lr-tb"/>
    </style:style>
    <style:style style:name="gr171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489cm" fo:min-width="0cm" fo:padding-left="0.05cm"/>
      <style:paragraph-properties style:writing-mode="lr-tb"/>
    </style:style>
    <style:style style:name="gr172" style:family="graphic" style:parent-style-name="fill_5f_trace">
      <style:graphic-properties draw:auto-grow-height="false" fo:min-height="1.75cm" fo:min-width="1cm"/>
    </style:style>
    <style:style style:name="gr173" style:family="graphic" style:parent-style-name="standard">
      <style:graphic-properties draw:textarea-vertical-align="middle" draw:auto-grow-height="false" fo:min-height="1.75cm" fo:min-width="15.6cm"/>
      <style:paragraph-properties style:writing-mode="lr-tb"/>
    </style:style>
    <style:style style:name="gr174" style:family="graphic" style:parent-style-name="fill_5f_unused">
      <style:graphic-properties draw:auto-grow-height="false" fo:min-height="0.15cm" fo:min-width="0cm"/>
    </style:style>
    <style:style style:name="gr175" style:family="graphic" style:parent-style-name="fill_5f_trace">
      <style:graphic-properties draw:auto-grow-height="false" fo:min-height="0.15cm" fo:min-width="0cm"/>
    </style:style>
    <style:style style:name="gr176" style:family="graphic" style:parent-style-name="fill_5f_pb">
      <style:graphic-properties draw:auto-grow-height="false" fo:min-height="0.15cm" fo:min-width="0cm"/>
    </style:style>
    <style:style style:name="gr177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6cm" fo:min-width="0cm"/>
      <style:paragraph-properties style:writing-mode="lr-tb"/>
    </style:style>
    <style:style style:name="gr178" style:family="graphic" style:parent-style-name="double_20_arrow_20_up_20_down_20_label">
      <style:graphic-properties draw:stroke="none" svg:stroke-color="#000000" draw:fill="none" draw:fill-color="#ffffff" draw:textarea-horizontal-align="left" draw:textarea-vertical-align="bottom" draw:auto-grow-height="true" draw:auto-grow-width="false" fo:min-height="0.289cm" fo:min-width="0cm" fo:padding-bottom="-0.05cm" fo:padding-left="0cm"/>
      <style:paragraph-properties style:writing-mode="lr-tb"/>
    </style:style>
    <style:style style:name="gr179" style:family="graphic" style:parent-style-name="double_20_arrow_20_up_20_down_20_label">
      <style:graphic-properties draw:stroke="none" svg:stroke-color="#000000" draw:fill="none" draw:fill-color="#ffffff" draw:textarea-horizontal-align="right" draw:textarea-vertical-align="bottom" draw:auto-grow-height="true" draw:auto-grow-width="false" fo:min-height="0.377cm" fo:min-width="0cm" fo:padding-bottom="-0.05cm" fo:padding-right="-0.0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end" style:writing-mode="lr-tb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</style:style>
    <style:style style:name="P8" style:family="paragraph">
      <style:paragraph-properties fo:text-align="end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fo:text-align="start" style:writing-mode="lr-tb"/>
    </style:style>
    <style:style style:name="P12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13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17" style:family="paragraph">
      <style:paragraph-properties fo:text-align="start"/>
      <style:text-properties fo:font-size="8pt"/>
    </style:style>
    <style:style style:name="P18" style:family="paragraph">
      <loext:graphic-properties draw:fill="none" draw:fill-color="#ffffff"/>
      <style:paragraph-properties fo:text-align="start" style:writing-mode="lr-tb"/>
      <style:text-properties fo:font-size="8pt"/>
    </style:style>
    <style:style style:name="T1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0.472cm" svg:height="13.8cm" svg:x="5.328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" draw:layer="layout" svg:x1="1.4cm" svg:y1="1.8cm" svg:x2="1.6cm" svg:y2="1.4cm">
            <text:p/>
          </draw:line>
          <draw:frame draw:style-name="gr3" draw:text-style-name="P2" draw:layer="layout" svg:width="0.8cm" svg:height="0.53cm" svg:x="1.4cm" svg:y="1.556cm">
            <draw:text-box>
              <text:p text:style-name="P2">256</text:p>
            </draw:text-box>
          </draw:frame>
        </draw:g>
        <draw:g>
          <draw:custom-shape draw:style-name="gr4" draw:text-style-name="P3" draw:layer="layout" svg:width="3.4cm" svg:height="2.6cm" svg:x="1.2cm" svg:y="2.8cm">
            <draw:glue-point draw:id="4" svg:x="5cm" svg:y="-3cm"/>
            <draw:glue-point draw:id="5" svg:x="5cm" svg:y="3cm"/>
            <text:p text:style-name="P3">HostARQ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1.58cm" svg:height="0.6cm" svg:x="3.02cm" svg:y="2.9cm">
            <draw:text-box>
              <text:p text:style-name="P1">al_write</text:p>
            </draw:text-box>
          </draw:frame>
          <draw:frame draw:style-name="gr6" draw:text-style-name="P5" draw:layer="layout" svg:width="1.58cm" svg:height="0.6cm" svg:x="3.02cm" svg:y="4.7cm">
            <draw:text-box>
              <text:p>al_read</text:p>
            </draw:text-box>
          </draw:frame>
        </draw:g>
        <draw:custom-shape draw:style-name="gr4" draw:text-style-name="P3" draw:layer="layout" svg:width="3.4cm" svg:height="2.6cm" svg:x="1.2cm" svg:y="5.8cm">
          <draw:glue-point draw:id="4" svg:x="5cm" svg:y="-3cm"/>
          <draw:glue-point draw:id="5" svg:x="5cm" svg:y="3cm"/>
          <text:p text:style-name="P3">UT deco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9.8cm" svg:height="1.4cm" svg:x="5.8cm" svg:y="25.9cm">
          <draw:glue-point draw:id="4" svg:x="5cm" svg:y="-3cm"/>
          <draw:glue-point draw:id="5" svg:x="5cm" svg:y="3cm"/>
          <text:p text:style-name="P3">playback contro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4" draw:id="id4" draw:layer="layout" svg:width="1.6cm" svg:height="1.6cm" svg:x="6cm" svg:y="14.7cm">
          <draw:glue-point draw:id="4" svg:x="5cm" svg:y="-3cm"/>
          <draw:glue-point draw:id="5" svg:x="5cm" svg:y="3cm"/>
          <text:p text:style-name="P3">AXIS width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10" draw:id="id10" draw:layer="layout" svg:width="2cm" svg:height="2.8cm" svg:x="8.6cm" svg:y="17.6cm">
          <draw:glue-point draw:id="4" svg:x="5cm" svg:y="-3cm"/>
          <draw:glue-point draw:id="5" svg:x="5cm" svg:y="3cm"/>
          <text:p text:style-name="P3">VFIFO</text:p>
          <text:p text:style-name="P3"/>
          <text:p text:style-name="P3"/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11" draw:id="id11" draw:layer="layout" svg:width="1.6cm" svg:height="1.2cm" svg:x="12.6cm" svg:y="18.4cm">
          <draw:glue-point draw:id="4" svg:x="5cm" svg:y="-3cm"/>
          <draw:glue-point draw:id="5" svg:x="5cm" svg:y="3cm"/>
          <text:p text:style-name="P3">AXI clock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xml:id="id26" draw:id="id26" draw:layer="layout" svg:width="1.6cm" svg:height="5cm" svg:x="16cm" svg:y="14.7cm">
          <draw:glue-point draw:id="4" svg:x="5cm" svg:y="-3cm"/>
          <draw:glue-point draw:id="5" svg:x="5cm" svg:y="3cm"/>
          <text:p text:style-name="P3">playback execu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xml:id="id14" draw:id="id14" draw:layer="layout" svg:width="1.6cm" svg:height="1.2cm" svg:x="16cm" svg:y="18.5cm">
          <draw:text-box>
            <text:p text:style-name="P6">playback</text:p>
          </draw:text-box>
        </draw:frame>
        <draw:frame draw:style-name="gr13" draw:text-style-name="P8" xml:id="id16" draw:id="id16" draw:layer="layout" svg:width="2.2cm" svg:height="1.6cm" svg:x="16cm" svg:y="14.7cm">
          <draw:text-box>
            <text:p>trace</text:p>
          </draw:text-box>
        </draw:frame>
        <draw:connector draw:style-name="gr14" draw:text-style-name="P3" draw:layer="layout" svg:x1="14.5cm" svg:y1="23.4cm" svg:x2="14.5cm" svg:y2="25.9cm" draw:start-shape="id1" draw:start-glue-point="2" draw:end-shape="id2" draw:end-glue-point="0" svg:d="M14500 23400v2500" svg:viewBox="0 0 1 2501">
          <text:p text:style-name="P1">AXIS</text:p>
        </draw:connector>
        <draw:custom-shape draw:style-name="gr8" draw:text-style-name="P3" xml:id="id15" draw:id="id15" draw:layer="layout" svg:width="1.6cm" svg:height="1.6cm" svg:x="12.6cm" svg:y="14.7cm">
          <draw:glue-point draw:id="4" svg:x="5cm" svg:y="-3cm"/>
          <draw:glue-point draw:id="5" svg:x="5cm" svg:y="3cm"/>
          <text:p text:style-name="P3">AXIS width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1" draw:id="id1" draw:layer="layout" svg:width="1.6cm" svg:height="1.6cm" svg:x="13.7cm" svg:y="21.8cm">
          <draw:glue-point draw:id="4" svg:x="5cm" svg:y="-3cm"/>
          <draw:glue-point draw:id="5" svg:x="5cm" svg:y="3cm"/>
          <text:p text:style-name="P3">AXIS width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xml:id="id7" draw:id="id7" draw:layer="layout" svg:width="1cm" svg:height="2cm" svg:x="11.636cm" svg:y="21.6cm">
          <draw:glue-point draw:id="4" svg:x="5cm" svg:y="-3cm"/>
          <draw:glue-point draw:id="5" svg:x="5cm" svg:y="3cm"/>
          <text:p text:style-name="P3">AXIS FIF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1.8cm" svg:height="3.4cm" svg:x="3.134cm" svg:y="17cm">
          <draw:glue-point draw:id="4" svg:x="5cm" svg:y="-3cm"/>
          <draw:glue-point draw:id="5" svg:x="5cm" svg:y="3cm"/>
          <text:p text:style-name="P3">HostARQ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xml:id="id8" draw:id="id8" draw:layer="layout" svg:width="1.8cm" svg:height="1.2cm" svg:x="3.134cm" svg:y="19.2cm">
          <draw:text-box>
            <text:p text:style-name="P1">from host</text:p>
          </draw:text-box>
        </draw:frame>
        <draw:frame draw:style-name="gr17" draw:text-style-name="P8" xml:id="id19" draw:id="id19" draw:layer="layout" svg:width="1.8cm" svg:height="1cm" svg:x="3.134cm" svg:y="17cm">
          <draw:text-box>
            <text:p>to host</text:p>
          </draw:text-box>
        </draw:frame>
        <draw:custom-shape draw:style-name="gr8" draw:text-style-name="P3" xml:id="id18" draw:id="id18" draw:layer="layout" svg:width="1.6cm" svg:height="1.6cm" svg:x="6.1cm" svg:y="18.4cm">
          <draw:glue-point draw:id="4" svg:x="5cm" svg:y="-3cm"/>
          <draw:glue-point draw:id="5" svg:x="5cm" svg:y="3cm"/>
          <text:p text:style-name="P3">AXIS width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xml:id="id17" draw:id="id17" draw:layer="layout" svg:width="1cm" svg:height="2cm" svg:x="6.4cm" svg:y="21.6cm">
          <draw:glue-point draw:id="4" svg:x="5cm" svg:y="-3cm"/>
          <draw:glue-point draw:id="5" svg:x="5cm" svg:y="3cm"/>
          <text:p text:style-name="P3">AXIS FIF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3" xml:id="id3" draw:id="id3" draw:layer="layout" svg:width="2cm" svg:height="1.4cm" svg:x="5.74cm" svg:y="25.9cm">
          <draw:text-box>
            <text:p text:style-name="P1">to memory</text:p>
          </draw:text-box>
        </draw:frame>
        <draw:g xml:id="id5" draw:id="id5">
          <draw:custom-shape draw:style-name="gr19" draw:text-style-name="P3" draw:layer="layout" svg:width="2cm" svg:height="2cm" svg:x="8.6cm" svg:y="14.5cm">
            <draw:glue-point draw:id="4" svg:x="5cm" svg:y="-3cm"/>
            <draw:glue-point draw:id="5" svg:x="5cm" svg:y="3cm"/>
            <text:p text:style-name="P3">AXIS </text:p>
            <text:p text:style-name="P3">interconnect</text:p>
            <text:p text:style-name="P3"/>
            <text:p text:style-name="P3"/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3" draw:layer="layout" svg:width="2cm" svg:height="0.8cm" svg:x="8.6cm" svg:y="15.7cm">
            <draw:text-box>
              <text:p text:style-name="P1">M00</text:p>
            </draw:text-box>
          </draw:frame>
          <draw:frame draw:style-name="gr21" draw:text-style-name="P3" draw:layer="layout" svg:width="0.934cm" svg:height="1.6cm" svg:x="9.666cm" svg:y="14.7cm">
            <draw:text-box>
              <text:p text:style-name="P1">S01</text:p>
            </draw:text-box>
          </draw:frame>
          <draw:frame draw:style-name="gr22" draw:text-style-name="P3" draw:layer="layout" svg:width="0.942cm" svg:height="1.6cm" svg:x="8.6cm" svg:y="14.7cm">
            <draw:text-box>
              <text:p text:style-name="P1">S00</text:p>
            </draw:text-box>
          </draw:frame>
        </draw:g>
        <draw:frame draw:style-name="gr23" draw:text-style-name="P3" draw:layer="layout" svg:width="1.942cm" svg:height="0.8cm" svg:x="1.458cm" svg:y="9cm">
          <draw:text-box>
            <text:p text:style-name="P1">to_memory</text:p>
          </draw:text-box>
        </draw:frame>
        <draw:frame draw:style-name="gr24" draw:text-style-name="P3" xml:id="id9" draw:id="id9" draw:layer="layout" svg:width="1.3cm" svg:height="1.6cm" svg:x="5.8cm" svg:y="25.8cm">
          <draw:text-box>
            <text:p text:style-name="P1">input</text:p>
          </draw:text-box>
        </draw:frame>
        <draw:g xml:id="id6" draw:id="id6">
          <draw:g>
            <draw:custom-shape draw:style-name="gr19" draw:text-style-name="P3" draw:layer="layout" svg:width="2cm" svg:height="2cm" svg:x="8.6cm" svg:y="21.6cm">
              <draw:glue-point draw:id="4" svg:x="5cm" svg:y="-3cm"/>
              <draw:glue-point draw:id="5" svg:x="5cm" svg:y="3cm"/>
              <text:p text:style-name="P3"/>
              <text:p text:style-name="P3"/>
              <text:p text:style-name="P3"/>
              <text:p text:style-name="P3">AXIS </text:p>
              <text:p text:style-name="P3">interconnect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25" draw:text-style-name="P3" draw:layer="layout" svg:width="2cm" svg:height="0.551cm" svg:x="8.6cm" svg:y="21.6cm">
            <draw:text-box>
              <text:p text:style-name="P1">S00</text:p>
            </draw:text-box>
          </draw:frame>
          <draw:frame draw:style-name="gr26" draw:text-style-name="P3" draw:layer="layout" svg:width="1cm" svg:height="2cm" svg:x="9.6cm" svg:y="21.6cm">
            <draw:text-box>
              <text:p text:style-name="P1">M00</text:p>
            </draw:text-box>
          </draw:frame>
          <draw:frame draw:style-name="gr27" draw:text-style-name="P3" draw:layer="layout" svg:width="0.8cm" svg:height="2cm" svg:x="8.6cm" svg:y="21.6cm">
            <draw:text-box>
              <text:p text:style-name="P1">M01</text:p>
            </draw:text-box>
          </draw:frame>
        </draw:g>
        <draw:connector draw:style-name="gr28" draw:text-style-name="P3" draw:layer="layout" draw:line-skew="4.087cm 0.125cm" svg:x1="6.74cm" svg:y1="25.9cm" svg:x2="6cm" svg:y2="15.5cm" draw:start-shape="id3" draw:start-glue-point="0" draw:end-shape="id4" draw:end-glue-point="3" svg:d="M6740 25900v-700h-1140v-9700h400" svg:viewBox="0 0 1141 10401">
          <text:p text:style-name="P3">AXIS</text:p>
        </draw:connector>
        <draw:connector draw:style-name="gr29" draw:text-style-name="P3" draw:layer="layout" svg:x1="7.6cm" svg:y1="15.5cm" svg:x2="8.6cm" svg:y2="15.5cm" draw:start-shape="id4" draw:start-glue-point="1" draw:end-shape="id5" draw:end-glue-point="3" svg:d="M7600 15500h1000" svg:viewBox="0 0 1001 1">
          <text:p text:style-name="P1">AXIS</text:p>
        </draw:connector>
        <draw:connector draw:style-name="gr29" draw:text-style-name="P3" draw:layer="layout" svg:x1="10.6cm" svg:y1="22.6cm" svg:x2="11.636cm" svg:y2="22.6cm" draw:start-shape="id6" draw:start-glue-point="1" draw:end-shape="id7" draw:end-glue-point="3" svg:d="M10600 22600h1036" svg:viewBox="0 0 1037 1">
          <text:p text:style-name="P1">AXIS</text:p>
        </draw:connector>
        <draw:connector draw:style-name="gr29" draw:text-style-name="P3" draw:layer="layout" svg:x1="12.636cm" svg:y1="22.6cm" svg:x2="13.7cm" svg:y2="22.6cm" draw:start-shape="id7" draw:start-glue-point="1" draw:end-shape="id1" draw:end-glue-point="3" svg:d="M12636 22600h1064" svg:viewBox="0 0 1065 1">
          <text:p text:style-name="P1">AXIS</text:p>
        </draw:connector>
        <draw:connector draw:style-name="gr30" draw:text-style-name="P3" draw:layer="layout" svg:x1="4.034cm" svg:y1="20.4cm" svg:x2="5.8cm" svg:y2="26.6cm" draw:start-shape="id8" draw:start-glue-point="2" draw:end-shape="id9" draw:end-glue-point="3" svg:d="M4034 20400v6200h1766" svg:viewBox="0 0 1767 6201">
          <text:p text:style-name="P1">ValidNext</text:p>
        </draw:connector>
        <draw:connector draw:style-name="gr14" draw:text-style-name="P3" draw:layer="layout" svg:x1="9.6cm" svg:y1="16.5cm" svg:x2="9.6cm" svg:y2="17.6cm" draw:start-shape="id5" draw:start-glue-point="2" draw:end-shape="id10" draw:end-glue-point="0" svg:d="M9600 16500v1100" svg:viewBox="0 0 1 1101">
          <text:p text:style-name="P1">AXIS</text:p>
        </draw:connector>
        <draw:connector draw:style-name="gr31" draw:text-style-name="P3" draw:layer="layout" svg:x1="10.6cm" svg:y1="19cm" svg:x2="12.6cm" svg:y2="19cm" draw:start-shape="id10" draw:start-glue-point="1" draw:end-shape="id11" draw:end-glue-point="3" svg:d="M10600 19000h2000" svg:viewBox="0 0 2001 1">
          <text:p text:style-name="P1">AXI</text:p>
        </draw:connector>
        <draw:connector draw:style-name="gr32" draw:text-style-name="P3" draw:layer="layout" draw:line-skew="-0.595cm" svg:x1="14.2cm" svg:y1="19cm" svg:x2="17.8cm" svg:y2="21cm" draw:start-shape="id11" draw:start-glue-point="1" draw:end-shape="id12" draw:end-glue-point="3" svg:d="M14200 19000h1200v2000h2400" svg:viewBox="0 0 3601 20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AXI</text:p>
        </draw:connector>
        <draw:frame draw:style-name="gr33" draw:text-style-name="P3" xml:id="id13" draw:id="id13" draw:layer="layout" svg:width="3cm" svg:height="1.4cm" svg:x="12.6cm" svg:y="25.9cm">
          <draw:text-box>
            <text:p text:style-name="P1">to_playback</text:p>
          </draw:text-box>
        </draw:frame>
        <draw:frame draw:style-name="gr18" draw:text-style-name="P3" xml:id="id2" draw:id="id2" draw:layer="layout" svg:width="2.2cm" svg:height="1.4cm" svg:x="13.4cm" svg:y="25.9cm">
          <draw:text-box>
            <text:p text:style-name="P1">from_memory</text:p>
          </draw:text-box>
        </draw:frame>
        <draw:g>
          <draw:line draw:style-name="gr2" draw:layer="layout" svg:x1="3.826cm" svg:y1="1.724cm" svg:x2="4.226cm" svg:y2="1.924cm">
            <text:p/>
          </draw:line>
          <draw:frame draw:style-name="gr3" draw:text-style-name="P2" draw:layer="layout" svg:width="0.8cm" svg:height="0.53cm" svg:x="3.426cm" svg:y="1.64cm">
            <draw:text-box>
              <text:p text:style-name="P2">256 <text:s/></text:p>
            </draw:text-box>
          </draw:frame>
        </draw:g>
        <draw:connector draw:style-name="gr34" draw:text-style-name="P3" draw:layer="layout" svg:x1="15.6cm" svg:y1="26.6cm" svg:x2="16.8cm" svg:y2="19.7cm" draw:start-shape="id13" draw:start-glue-point="1" draw:end-shape="id14" draw:end-glue-point="2" svg:d="M15600 26600h1200v-6900" svg:viewBox="0 0 1201 6901">
          <text:p text:style-name="P1">ValidNext </text:p>
        </draw:connector>
        <draw:frame draw:style-name="gr18" draw:text-style-name="P3" draw:layer="layout" svg:width="1.2cm" svg:height="1.4cm" svg:x="8cm" svg:y="25.9cm">
          <draw:text-box>
            <text:p text:style-name="P1">start</text:p>
          </draw:text-box>
        </draw:frame>
        <draw:frame draw:style-name="gr18" draw:text-style-name="P3" xml:id="id21" draw:id="id21" draw:layer="layout" svg:width="1.187cm" svg:height="1.4cm" svg:x="7.3cm" svg:y="25.898cm">
          <draw:text-box>
            <text:p text:style-name="P1">full</text:p>
          </draw:text-box>
        </draw:frame>
        <draw:frame draw:style-name="gr35" draw:text-style-name="P3" xml:id="id23" draw:id="id23" draw:layer="layout" svg:width="0.987cm" svg:height="1cm" svg:x="11.641cm" svg:y="22.6cm">
          <draw:text-box>
            <text:p text:style-name="P1">full</text:p>
          </draw:text-box>
        </draw:frame>
        <draw:frame draw:style-name="gr36" draw:text-style-name="P3" xml:id="id22" draw:id="id22" draw:layer="layout" svg:width="1.587cm" svg:height="0.6cm" svg:x="8.6cm" svg:y="19.8cm">
          <draw:text-box>
            <text:p text:style-name="P1">ch0_idle</text:p>
          </draw:text-box>
        </draw:frame>
        <draw:connector draw:style-name="gr14" draw:text-style-name="P3" draw:layer="layout" svg:x1="9.6cm" svg:y1="20.4cm" svg:x2="9.6cm" svg:y2="21.6cm" draw:start-shape="id10" draw:start-glue-point="2" draw:end-shape="id6" draw:end-glue-point="0" svg:d="M9600 20400v1200" svg:viewBox="0 0 1 1201">
          <text:p text:style-name="P1">AXIS</text:p>
        </draw:connector>
        <draw:connector draw:style-name="gr37" draw:text-style-name="P3" draw:layer="layout" svg:x1="12.6cm" svg:y1="15.5cm" svg:x2="10.6cm" svg:y2="15.5cm" draw:start-shape="id15" draw:start-glue-point="3" draw:end-shape="id5" draw:end-glue-point="1" svg:d="M12600 15500h-2000" svg:viewBox="0 0 2001 1">
          <text:p text:style-name="P1">AXIS</text:p>
        </draw:connector>
        <draw:connector draw:style-name="gr37" draw:text-style-name="P3" draw:layer="layout" svg:x1="16cm" svg:y1="15.5cm" svg:x2="14.2cm" svg:y2="15.5cm" draw:start-shape="id16" draw:start-glue-point="3" draw:end-shape="id15" draw:end-glue-point="1" svg:d="M16000 15500h-1800" svg:viewBox="0 0 1801 1">
          <text:p text:style-name="P1">ValidNext</text:p>
        </draw:connector>
        <draw:connector draw:style-name="gr37" draw:text-style-name="P3" draw:layer="layout" svg:x1="8.6cm" svg:y1="22.6cm" svg:x2="7.4cm" svg:y2="22.6cm" draw:start-shape="id6" draw:start-glue-point="3" draw:end-shape="id17" draw:end-glue-point="1" svg:d="M8600 22600h-1200" svg:viewBox="0 0 1201 1">
          <text:p text:style-name="P1">AXIS</text:p>
        </draw:connector>
        <draw:connector draw:style-name="gr37" draw:text-style-name="P3" draw:layer="layout" svg:x1="6.9cm" svg:y1="21.6cm" svg:x2="6.9cm" svg:y2="20cm" draw:start-shape="id17" draw:start-glue-point="0" draw:end-shape="id18" draw:end-glue-point="2" svg:d="M6900 21600v-1600" svg:viewBox="0 0 1 1601">
          <text:p text:style-name="P1">AXIS</text:p>
        </draw:connector>
        <draw:connector draw:style-name="gr38" draw:text-style-name="P3" draw:layer="layout" svg:x1="6.9cm" svg:y1="18.4cm" svg:x2="4.934cm" svg:y2="17.5cm" draw:start-shape="id18" draw:start-glue-point="0" draw:end-shape="id19" draw:end-glue-point="1" svg:d="M6900 18400v-900h-1966" svg:viewBox="0 0 1967 901">
          <text:p text:style-name="P1">ValidNext </text:p>
          <text:p text:style-name="P1"/>
          <text:p text:style-name="P1"/>
          <text:p text:style-name="P1"/>
        </draw:connector>
        <draw:frame draw:style-name="gr36" draw:text-style-name="P3" xml:id="id20" draw:id="id20" draw:layer="layout" svg:width="1.587cm" svg:height="0.6cm" svg:x="8.613cm" svg:y="19.2cm">
          <draw:text-box>
            <text:p text:style-name="P1">ch0_full</text:p>
          </draw:text-box>
        </draw:frame>
        <draw:path draw:style-name="gr39" draw:text-style-name="P9" draw:layer="layout" svg:width="1.399cm" svg:height="0.799cm" svg:x="5.8cm" svg:y="6cm" svg:viewBox="0 0 1400 800" svg:d="M0 0c600 0 0 0 600 0s800 400 800 400c0 0-200 400-800 400s-600 0-600 0c0 0 119-241 119-390s-119-410-119-410z">
          <text:p/>
        </draw:path>
        <draw:connector draw:style-name="gr40" draw:text-style-name="P1" draw:layer="layout" svg:x1="8.613cm" svg:y1="19.5cm" svg:x2="7.893cm" svg:y2="25.898cm" draw:start-shape="id20" draw:start-glue-point="3" draw:end-shape="id21" draw:end-glue-point="0" svg:d="M8613 19500h-720v6398" svg:viewBox="0 0 721 6399">
          <text:p/>
        </draw:connector>
        <draw:g>
          <draw:path draw:style-name="gr39" draw:text-style-name="P10" draw:layer="layout" svg:width="1.399cm" svg:height="0.799cm" draw:transform="rotate (-1.5707963267949) translate (9cm 24.2cm)" svg:viewBox="0 0 1400 800" svg:d="M0 0c600 0 0 0 600 0s800 400 800 400c0 0-200 400-800 400s-600 0-600 0c0 0 200-145 201-401s-201-399-201-399z">
            <text:p/>
          </draw:path>
          <draw:line draw:style-name="gr40" draw:text-style-name="P1" draw:layer="layout" svg:x1="8.4cm" svg:y1="24.359cm" svg:x2="8.4cm" svg:y2="23.8cm">
            <text:p/>
          </draw:line>
          <draw:line draw:style-name="gr40" draw:text-style-name="P1" xml:id="id24" draw:id="id24" draw:layer="layout" svg:x1="8.8cm" svg:y1="24.36cm" svg:x2="8.8cm" svg:y2="23.8cm">
            <text:p/>
          </draw:line>
        </draw:g>
        <draw:connector draw:style-name="gr41" draw:text-style-name="P3" draw:layer="layout" draw:line-skew="0.3cm" svg:x1="8.6cm" svg:y1="20.1cm" svg:x2="8.405cm" svg:y2="23.788cm" draw:start-shape="id22" draw:start-glue-point="3" svg:d="M8600 20100h-200v3688h5" svg:viewBox="0 0 201 3689">
          <text:p text:style-name="P3"><text:s/></text:p>
        </draw:connector>
        <draw:connector draw:style-name="gr40" draw:text-style-name="P1" draw:layer="layout" draw:line-skew="-0.3cm" svg:x1="12.134cm" svg:y1="23.6cm" svg:x2="8.8cm" svg:y2="23.8cm" draw:start-shape="id23" draw:start-glue-point="2" draw:end-shape="id24" draw:end-glue-point="0" svg:d="M12134 23600v200h-1907-1427" svg:viewBox="0 0 3335 201">
          <text:p/>
        </draw:connector>
        <draw:connector draw:style-name="gr40" draw:text-style-name="P1" draw:layer="layout" svg:x1="8.6cm" svg:y1="25.6cm" svg:x2="8.6cm" svg:y2="25.9cm" svg:d="M8600 25600v300" svg:viewBox="0 0 1 301">
          <text:p/>
        </draw:connector>
        <draw:polygon draw:style-name="gr42" draw:text-style-name="P3" xml:id="id25" draw:id="id25" draw:layer="layout" svg:width="0.999cm" svg:height="0.599cm" svg:x="1.334cm" svg:y="18.4cm" svg:viewBox="0 0 1000 600" draw:points="0,0 750,0 1000,300 750,600 0,600">
          <text:p text:style-name="P1">UDP</text:p>
        </draw:polygon>
        <draw:connector draw:style-name="gr43" draw:text-style-name="P1" draw:layer="layout" svg:x1="2.334cm" svg:y1="18.7cm" svg:x2="3.134cm" svg:y2="18.7cm" draw:start-shape="id25" draw:start-glue-point="1" svg:d="M2334 18700h800" svg:viewBox="0 0 801 1">
          <text:p/>
        </draw:connector>
        <draw:polygon draw:style-name="gr44" draw:text-style-name="P3" xml:id="id12" draw:id="id12" draw:layer="layout" svg:width="1.799cm" svg:height="0.799cm" svg:x="17.8cm" svg:y="20.6cm" svg:viewBox="0 0 1800 800" draw:points="1800,0 400,0 0,400 400,800 1800,800">
          <text:p text:style-name="P1">DRAM</text:p>
          <text:p text:style-name="P1">controller</text:p>
        </draw:polygon>
        <draw:polygon draw:style-name="gr45" draw:text-style-name="P3" xml:id="id27" draw:id="id27" draw:layer="layout" svg:width="1.199cm" svg:height="0.599cm" svg:x="18.399cm" svg:y="16.9cm" svg:viewBox="0 0 1200 600" draw:points="1200,0 300,0 0,300 300,600 1200,600">
          <text:p text:style-name="P1"><text:s/>to ASIC</text:p>
        </draw:polygon>
        <draw:connector draw:style-name="gr43" draw:text-style-name="P1" draw:layer="layout" svg:x1="17.6cm" svg:y1="17.2cm" svg:x2="18.399cm" svg:y2="17.2cm" draw:start-shape="id26" draw:start-glue-point="1" draw:end-shape="id27" draw:end-glue-point="3" svg:d="M17600 17200h799" svg:viewBox="0 0 800 1">
          <text:p/>
        </draw:connector>
        <draw:g>
          <draw:line draw:style-name="gr2" draw:layer="layout" svg:x1="7.652cm" svg:y1="15.7cm" svg:x2="7.852cm" svg:y2="15.3cm">
            <text:p/>
          </draw:line>
          <draw:frame draw:style-name="gr3" draw:text-style-name="P2" draw:layer="layout" svg:width="0.8cm" svg:height="0.53cm" svg:x="7.652cm" svg:y="15.456cm">
            <draw:text-box>
              <text:p text:style-name="P2">256</text:p>
            </draw:text-box>
          </draw:frame>
        </draw:g>
        <draw:g>
          <draw:line draw:style-name="gr2" draw:layer="layout" svg:x1="11cm" svg:y1="15.714cm" svg:x2="11.2cm" svg:y2="15.314cm">
            <text:p/>
          </draw:line>
          <draw:frame draw:style-name="gr3" draw:text-style-name="P2" draw:layer="layout" svg:width="0.8cm" svg:height="0.53cm" svg:x="11cm" svg:y="15.47cm">
            <draw:text-box>
              <text:p text:style-name="P2">256</text:p>
            </draw:text-box>
          </draw:frame>
        </draw:g>
        <draw:g>
          <draw:line draw:style-name="gr46" draw:layer="layout" svg:x1="14.58cm" svg:y1="15.7cm" svg:x2="14.78cm" svg:y2="15.3cm">
            <text:p/>
          </draw:line>
          <draw:frame draw:style-name="gr3" draw:text-style-name="P2" draw:layer="layout" svg:width="0.8cm" svg:height="0.53cm" svg:x="14.58cm" svg:y="15.456cm">
            <draw:text-box>
              <text:p text:style-name="P2">64</text:p>
            </draw:text-box>
          </draw:frame>
        </draw:g>
        <draw:g>
          <draw:line draw:style-name="gr2" draw:layer="layout" svg:x1="7.738cm" svg:y1="22.8cm" svg:x2="7.938cm" svg:y2="22.4cm">
            <text:p/>
          </draw:line>
          <draw:frame draw:style-name="gr3" draw:text-style-name="P2" draw:layer="layout" svg:width="0.8cm" svg:height="0.53cm" svg:x="7.738cm" svg:y="22.556cm">
            <draw:text-box>
              <text:p text:style-name="P2">256</text:p>
            </draw:text-box>
          </draw:frame>
        </draw:g>
        <draw:g>
          <draw:line draw:style-name="gr2" draw:layer="layout" svg:x1="10.642cm" svg:y1="22.8cm" svg:x2="10.842cm" svg:y2="22.4cm">
            <text:p/>
          </draw:line>
          <draw:frame draw:style-name="gr3" draw:text-style-name="P2" draw:layer="layout" svg:width="0.8cm" svg:height="0.53cm" svg:x="10.642cm" svg:y="22.556cm">
            <draw:text-box>
              <text:p text:style-name="P2">256</text:p>
            </draw:text-box>
          </draw:frame>
        </draw:g>
        <draw:g>
          <draw:line draw:style-name="gr2" draw:layer="layout" svg:x1="12.692cm" svg:y1="22.8cm" svg:x2="12.892cm" svg:y2="22.4cm">
            <text:p/>
          </draw:line>
          <draw:frame draw:style-name="gr3" draw:text-style-name="P2" draw:layer="layout" svg:width="0.8cm" svg:height="0.53cm" svg:x="12.692cm" svg:y="22.556cm">
            <draw:text-box>
              <text:p text:style-name="P2">256</text:p>
            </draw:text-box>
          </draw:frame>
        </draw:g>
        <draw:g>
          <draw:line draw:style-name="gr2" draw:layer="layout" svg:x1="11cm" svg:y1="19.2cm" svg:x2="11.2cm" svg:y2="18.8cm">
            <text:p/>
          </draw:line>
          <draw:frame draw:style-name="gr3" draw:text-style-name="P2" draw:layer="layout" svg:width="0.8cm" svg:height="0.53cm" svg:x="11cm" svg:y="18.956cm">
            <draw:text-box>
              <text:p text:style-name="P2">256</text:p>
            </draw:text-box>
          </draw:frame>
        </draw:g>
        <draw:g>
          <draw:line draw:style-name="gr47" draw:layer="layout" svg:x1="14.629cm" svg:y1="19.2cm" svg:x2="14.829cm" svg:y2="18.8cm">
            <text:p/>
          </draw:line>
          <draw:frame draw:style-name="gr48" draw:text-style-name="P2" draw:layer="layout" svg:width="0.608cm" svg:height="0.53cm" svg:x="14.611cm" svg:y="18.956cm">
            <draw:text-box>
              <text:p text:style-name="P2">256</text:p>
            </draw:text-box>
          </draw:frame>
        </draw:g>
        <draw:g>
          <draw:line draw:style-name="gr2" draw:layer="layout" svg:x1="6.545cm" svg:y1="25.4cm" svg:x2="6.945cm" svg:y2="25.6cm">
            <text:p/>
          </draw:line>
          <draw:frame draw:style-name="gr3" draw:text-style-name="P2" draw:layer="layout" svg:width="0.8cm" svg:height="0.53cm" svg:x="6.345cm" svg:y="25.446cm">
            <draw:text-box>
              <text:p text:style-name="P2">64 <text:s/></text:p>
            </draw:text-box>
          </draw:frame>
        </draw:g>
        <draw:g>
          <draw:line draw:style-name="gr2" draw:layer="layout" svg:x1="3.834cm" svg:y1="20.554cm" svg:x2="4.234cm" svg:y2="20.754cm">
            <text:p/>
          </draw:line>
          <draw:frame draw:style-name="gr3" draw:text-style-name="P2" draw:layer="layout" svg:width="0.8cm" svg:height="0.53cm" svg:x="3.434cm" svg:y="20.47cm">
            <draw:text-box>
              <text:p text:style-name="P2">64 <text:s/></text:p>
            </draw:text-box>
          </draw:frame>
        </draw:g>
        <draw:g>
          <draw:line draw:style-name="gr2" draw:layer="layout" svg:x1="14.3cm" svg:y1="23.484cm" svg:x2="14.7cm" svg:y2="23.684cm">
            <text:p/>
          </draw:line>
          <draw:frame draw:style-name="gr3" draw:text-style-name="P2" draw:layer="layout" svg:width="0.8cm" svg:height="0.53cm" svg:x="13.9cm" svg:y="23.4cm">
            <draw:text-box>
              <text:p text:style-name="P2">64 <text:s/></text:p>
            </draw:text-box>
          </draw:frame>
        </draw:g>
        <draw:g>
          <draw:line draw:style-name="gr2" draw:layer="layout" svg:x1="6.7cm" svg:y1="21.238cm" svg:x2="7.1cm" svg:y2="21.438cm">
            <text:p/>
          </draw:line>
          <draw:frame draw:style-name="gr3" draw:text-style-name="P2" draw:layer="layout" svg:width="0.8cm" svg:height="0.53cm" svg:x="6.3cm" svg:y="21.154cm">
            <draw:text-box>
              <text:p text:style-name="P2">256 <text:s/></text:p>
            </draw:text-box>
          </draw:frame>
        </draw:g>
        <draw:g>
          <draw:line draw:style-name="gr2" draw:layer="layout" svg:x1="6.7cm" svg:y1="18.084cm" svg:x2="7.1cm" svg:y2="18.284cm">
            <text:p/>
          </draw:line>
          <draw:frame draw:style-name="gr3" draw:text-style-name="P2" draw:layer="layout" svg:width="0.8cm" svg:height="0.53cm" svg:x="6.3cm" svg:y="18cm">
            <draw:text-box>
              <text:p text:style-name="P2">64 <text:s/></text:p>
            </draw:text-box>
          </draw:frame>
        </draw:g>
        <draw:g>
          <draw:line draw:style-name="gr2" draw:layer="layout" svg:x1="9.4cm" svg:y1="16.584cm" svg:x2="9.8cm" svg:y2="16.784cm">
            <text:p/>
          </draw:line>
          <draw:frame draw:style-name="gr3" draw:text-style-name="P2" draw:layer="layout" svg:width="0.8cm" svg:height="0.53cm" svg:x="9cm" svg:y="16.5cm">
            <draw:text-box>
              <text:p text:style-name="P2">256 <text:s/></text:p>
            </draw:text-box>
          </draw:frame>
        </draw:g>
        <draw:g>
          <draw:line draw:style-name="gr2" draw:layer="layout" svg:x1="9.4cm" svg:y1="20.554cm" svg:x2="9.8cm" svg:y2="20.754cm">
            <text:p/>
          </draw:line>
          <draw:frame draw:style-name="gr3" draw:text-style-name="P2" draw:layer="layout" svg:width="0.8cm" svg:height="0.53cm" svg:x="9cm" svg:y="20.47cm">
            <draw:text-box>
              <text:p text:style-name="P2">256 <text:s/></text:p>
            </draw:text-box>
          </draw:frame>
        </draw:g>
        <draw:g>
          <draw:line draw:style-name="gr2" draw:layer="layout" svg:x1="16.6cm" svg:y1="26.084cm" svg:x2="17cm" svg:y2="26.284cm">
            <text:p/>
          </draw:line>
          <draw:frame draw:style-name="gr3" draw:text-style-name="P2" draw:layer="layout" svg:width="0.8cm" svg:height="0.53cm" svg:x="16.2cm" svg:y="26cm">
            <draw:text-box>
              <text:p text:style-name="P2">64 <text:s/></text:p>
            </draw:text-box>
          </draw:frame>
        </draw:g>
        <draw:line draw:style-name="gr40" draw:text-style-name="P1" draw:layer="layout" svg:x1="16cm" svg:y1="14cm" svg:x2="16.6cm" svg:y2="14cm">
          <text:p/>
        </draw:line>
        <draw:line draw:style-name="gr49" draw:text-style-name="P1" draw:layer="layout" svg:x1="16cm" svg:y1="14.4cm" svg:x2="16.6cm" svg:y2="14.4cm">
          <text:p/>
        </draw:line>
        <draw:frame draw:style-name="gr50" draw:text-style-name="P3" draw:layer="layout" svg:width="3.2cm" svg:height="0.441cm" svg:x="16.6cm" svg:y="13.759cm">
          <draw:text-box>
            <text:p text:style-name="P1">sys_clk @ 125MHz</text:p>
          </draw:text-box>
        </draw:frame>
        <draw:frame draw:style-name="gr50" draw:text-style-name="P3" draw:layer="layout" svg:width="3.142cm" svg:height="0.441cm" svg:x="16.6cm" svg:y="14.159cm">
          <draw:text-box>
            <text:p text:style-name="P1">dram_clk @ 100MHz</text:p>
          </draw:text-box>
        </draw:frame>
        <draw:custom-shape draw:style-name="gr8" draw:text-style-name="P3" draw:layer="layout" svg:width="1.6cm" svg:height="1.6cm" svg:x="8.2cm" svg:y="9cm">
          <draw:glue-point draw:id="4" svg:x="5cm" svg:y="-3cm"/>
          <draw:glue-point draw:id="5" svg:x="5cm" svg:y="3cm"/>
          <text:p text:style-name="P3">AXIS clock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6cm" svg:height="1.6cm" svg:x="12cm" svg:y="9cm">
          <draw:glue-point draw:id="4" svg:x="5cm" svg:y="-3cm"/>
          <draw:glue-point draw:id="5" svg:x="5cm" svg:y="3cm"/>
          <text:p text:style-name="P3">AXIS clock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9" draw:text-style-name="P3" draw:layer="layout" svg:width="2cm" svg:height="2cm" svg:x="9.8cm" svg:y="10.6cm">
            <draw:glue-point draw:id="4" svg:x="5cm" svg:y="-3cm"/>
            <draw:glue-point draw:id="5" svg:x="5cm" svg:y="3cm"/>
            <text:p text:style-name="P3">AXIS </text:p>
            <text:p text:style-name="P3">interconnect</text:p>
            <text:p text:style-name="P3"/>
            <text:p text:style-name="P3"/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3" draw:layer="layout" svg:width="2cm" svg:height="0.8cm" svg:x="9.8cm" svg:y="11.8cm">
            <draw:text-box>
              <text:p text:style-name="P1">M00</text:p>
            </draw:text-box>
          </draw:frame>
          <draw:frame draw:style-name="gr21" draw:text-style-name="P3" draw:layer="layout" svg:width="0.934cm" svg:height="1.6cm" svg:x="10.866cm" svg:y="10.8cm">
            <draw:text-box>
              <text:p text:style-name="P1">S01</text:p>
            </draw:text-box>
          </draw:frame>
          <draw:frame draw:style-name="gr22" draw:text-style-name="P3" draw:layer="layout" svg:width="0.942cm" svg:height="1.6cm" svg:x="9.8cm" svg:y="10.8cm">
            <draw:text-box>
              <text:p text:style-name="P1">S00</text:p>
            </draw:text-box>
          </draw:frame>
        </draw:g>
        <draw:custom-shape draw:style-name="gr8" draw:text-style-name="P3" draw:layer="layout" svg:width="1.6cm" svg:height="1.6cm" svg:x="16.225cm" svg:y="9.611cm">
          <draw:glue-point draw:id="4" svg:x="5cm" svg:y="-3cm"/>
          <draw:glue-point draw:id="5" svg:x="5cm" svg:y="3cm"/>
          <text:p text:style-name="P3">AXI </text:p>
          <text:p text:style-name="P3">DM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6cm" svg:height="1.6cm" svg:x="13.2cm" svg:y="7.2cm">
          <draw:glue-point draw:id="4" svg:x="5cm" svg:y="-3cm"/>
          <draw:glue-point draw:id="5" svg:x="5cm" svg:y="3cm"/>
          <text:p text:style-name="P3">AXI </text:p>
          <text:p text:style-name="P3">B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1.8cm" svg:height="3.4cm" svg:x="9.6cm" svg:y="4.6cm">
          <draw:glue-point draw:id="4" svg:x="5cm" svg:y="-3cm"/>
          <draw:glue-point draw:id="5" svg:x="5cm" svg:y="3cm"/>
          <text:p text:style-name="P3">HostARQ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draw:layer="layout" svg:width="1.8cm" svg:height="1.2cm" svg:x="9.6cm" svg:y="6.8cm">
          <draw:text-box>
            <text:p text:style-name="P1">al_read</text:p>
          </draw:text-box>
        </draw:frame>
        <draw:frame draw:style-name="gr17" draw:text-style-name="P8" draw:layer="layout" svg:width="1.8cm" svg:height="1cm" svg:x="9.6cm" svg:y="4.6cm">
          <draw:text-box>
            <text:p>al_write</text:p>
          </draw:text-box>
        </draw:frame>
        <draw:custom-shape draw:style-name="gr51" draw:text-style-name="P3" xml:id="id28" draw:id="id28" draw:layer="layout" svg:width="2cm" svg:height="5cm" svg:x="16.003cm" svg:y="4.288cm">
          <draw:glue-point draw:id="4" svg:x="5cm" svg:y="-3cm"/>
          <draw:glue-point draw:id="5" svg:x="5cm" svg:y="3cm"/>
          <text:p text:style-name="P3">pb_execu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draw:layer="layout" svg:width="2cm" svg:height="1.2cm" svg:x="16.003cm" svg:y="8.088cm">
          <draw:text-box>
            <text:p text:style-name="P6">playback</text:p>
          </draw:text-box>
        </draw:frame>
        <draw:frame draw:style-name="gr13" draw:text-style-name="P8" draw:layer="layout" svg:width="2.2cm" svg:height="1.6cm" svg:x="16.003cm" svg:y="4.288cm">
          <draw:text-box>
            <text:p>trace</text:p>
          </draw:text-box>
        </draw:frame>
        <draw:polygon draw:style-name="gr52" draw:text-style-name="P3" xml:id="id29" draw:id="id29" draw:layer="layout" svg:width="1.199cm" svg:height="0.599cm" svg:x="18.803cm" svg:y="6.488cm" svg:viewBox="0 0 1200 600" draw:points="1200,0 300,0 0,300 300,600 1200,600">
          <text:p text:style-name="P1">ASIC</text:p>
        </draw:polygon>
        <draw:connector draw:style-name="gr43" draw:text-style-name="P1" draw:layer="layout" svg:x1="18.003cm" svg:y1="6.788cm" svg:x2="18.803cm" svg:y2="6.788cm" draw:start-shape="id28" draw:start-glue-point="1" draw:end-shape="id29" draw:end-glue-point="3" svg:d="M18003 6788h800" svg:viewBox="0 0 801 1">
          <text:p/>
        </draw:connector>
        <draw:polygon draw:style-name="gr42" draw:text-style-name="P3" xml:id="id30" draw:id="id30" draw:layer="layout" svg:width="0.999cm" svg:height="0.599cm" svg:x="8.736cm" svg:y="6.274cm" svg:viewBox="0 0 1000 600" draw:points="0,0 750,0 1000,300 750,600 0,600">
          <text:p text:style-name="P1">UDP</text:p>
        </draw:polygon>
        <draw:connector draw:style-name="gr43" draw:text-style-name="P1" draw:layer="layout" svg:x1="9.736cm" svg:y1="6.574cm" svg:x2="10.536cm" svg:y2="6.574cm" draw:start-shape="id30" draw:start-glue-point="1" svg:d="M9736 6574h800" svg:viewBox="0 0 801 1">
          <text:p/>
        </draw:connector>
        <draw:frame draw:style-name="gr53" draw:text-style-name="P3" draw:layer="layout" svg:width="3.745cm" svg:height="0.441cm" svg:x="5.328cm" svg:y="13.8cm">
          <draw:text-box>
            <text:p text:style-name="P1">playback and trace buffer</text:p>
          </draw:text-box>
        </draw:frame>
      </draw:page>
      <draw:page draw:name="page2" draw:style-name="dp1" draw:master-page-name="Default">
        <office:forms form:automatic-focus="false" form:apply-design-mode="false"/>
        <draw:custom-shape draw:style-name="gr54" draw:text-style-name="P1" draw:layer="layout" svg:width="9.699cm" svg:height="8.8cm" svg:x="5.492cm" svg:y="5.2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5.6cm" svg:y1="5.4cm" svg:x2="16.2cm" svg:y2="5.4cm">
          <text:p/>
        </draw:line>
        <draw:line draw:style-name="gr49" draw:text-style-name="P1" draw:layer="layout" svg:x1="15.6cm" svg:y1="5.8cm" svg:x2="16.2cm" svg:y2="5.8cm">
          <text:p/>
        </draw:line>
        <draw:frame draw:style-name="gr23" draw:text-style-name="P3" draw:layer="layout" svg:width="3cm" svg:height="0.8cm" svg:x="16.2cm" svg:y="4.979cm">
          <draw:text-box>
            <text:p text:style-name="P1">sys_clk @ 125MHz</text:p>
          </draw:text-box>
        </draw:frame>
        <draw:frame draw:style-name="gr55" draw:text-style-name="P3" draw:layer="layout" svg:width="3cm" svg:height="0.821cm" svg:x="16.2cm" svg:y="5.379cm">
          <draw:text-box>
            <text:p text:style-name="P1">dram_clk @ 200MHz</text:p>
          </draw:text-box>
        </draw:frame>
        <draw:custom-shape draw:style-name="gr56" draw:text-style-name="P3" xml:id="id42" draw:id="id42" draw:layer="layout" svg:width="1.6cm" svg:height="1.4cm" svg:x="12.4cm" svg:y="6cm">
          <draw:glue-point draw:id="4" svg:x="5cm" svg:y="-3cm"/>
          <draw:glue-point draw:id="5" svg:x="5cm" svg:y="3cm"/>
          <text:p text:style-name="P3">AXIS clock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" xml:id="id59" draw:id="id59" draw:layer="layout" svg:width="1.6cm" svg:height="1.4cm" svg:x="13.4cm" svg:y="12.2cm">
          <draw:glue-point draw:id="4" svg:x="5cm" svg:y="-3cm"/>
          <draw:glue-point draw:id="5" svg:x="5cm" svg:y="3cm"/>
          <text:p text:style-name="P3">AXIS clock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" draw:layer="layout" svg:width="2.4cm" svg:height="4.2cm" svg:x="9.8cm" svg:y="5.4cm">
          <draw:glue-point draw:id="4" svg:x="5cm" svg:y="-3cm"/>
          <draw:glue-point draw:id="5" svg:x="5cm" svg:y="3cm"/>
          <text:p text:style-name="P3">AXI</text:p>
          <text:p text:style-name="P3">interconnec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3" xml:id="id41" draw:id="id41" draw:layer="layout" svg:width="0.942cm" svg:height="0.6cm" svg:x="9.8cm" svg:y="6cm">
          <draw:text-box>
            <text:p text:style-name="P3">S00</text:p>
          </draw:text-box>
        </draw:frame>
        <draw:custom-shape draw:style-name="gr59" draw:text-style-name="P3" draw:layer="layout" svg:width="2.8cm" svg:height="4cm" svg:x="5.7cm" svg:y="9.4cm">
          <draw:glue-point draw:id="4" svg:x="5cm" svg:y="-3cm"/>
          <draw:glue-point draw:id="5" svg:x="5cm" svg:y="3cm"/>
          <text:p text:style-name="P3">AXI </text:p>
          <text:p text:style-name="P3">DM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" xml:id="id45" draw:id="id45" draw:layer="layout" svg:width="1.2cm" svg:height="1.4cm" svg:x="10.4cm" svg:y="10.6cm">
          <draw:glue-point draw:id="4" svg:x="5cm" svg:y="-3cm"/>
          <draw:glue-point draw:id="5" svg:x="5cm" svg:y="3cm"/>
          <text:p text:style-name="P3">AXI </text:p>
          <text:p text:style-name="P3">BRAM</text:p>
          <text:p text:style-name="P3">128K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" xml:id="id34" draw:id="id34" draw:layer="layout" svg:width="1.6cm" svg:height="3.4cm" svg:x="3.2cm" svg:y="5.4cm">
          <draw:glue-point draw:id="4" svg:x="5cm" svg:y="-3cm"/>
          <draw:glue-point draw:id="5" svg:x="5cm" svg:y="3cm"/>
          <text:p text:style-name="P3">HostARQ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3" xml:id="id39" draw:id="id39" draw:layer="layout" svg:width="1.8cm" svg:height="0.8cm" svg:x="3cm" svg:y="8cm">
          <draw:text-box>
            <text:p text:style-name="P1">to host</text:p>
          </draw:text-box>
        </draw:frame>
        <draw:frame draw:style-name="gr63" draw:text-style-name="P8" xml:id="id35" draw:id="id35" draw:layer="layout" svg:width="1.8cm" svg:height="0.8cm" svg:x="3cm" svg:y="5.4cm">
          <draw:text-box>
            <text:p>from host</text:p>
          </draw:text-box>
        </draw:frame>
        <draw:custom-shape draw:style-name="gr64" draw:text-style-name="P3" xml:id="id31" draw:id="id31" draw:layer="layout" svg:width="1.6cm" svg:height="4.6cm" svg:x="15.6cm" svg:y="6.2cm">
          <draw:glue-point draw:id="4" svg:x="5cm" svg:y="-3cm"/>
          <draw:glue-point draw:id="5" svg:x="5cm" svg:y="3cm"/>
          <text:p text:style-name="P3">playback execu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7" xml:id="id58" draw:id="id58" draw:layer="layout" svg:width="2cm" svg:height="1cm" svg:x="15.6cm" svg:y="9.8cm">
          <draw:text-box>
            <text:p text:style-name="P6">trace</text:p>
          </draw:text-box>
        </draw:frame>
        <draw:frame draw:style-name="gr66" draw:text-style-name="P8" xml:id="id43" draw:id="id43" draw:layer="layout" svg:width="2.2cm" svg:height="1cm" svg:x="15.6cm" svg:y="6.2cm">
          <draw:text-box>
            <text:p>playback</text:p>
          </draw:text-box>
        </draw:frame>
        <draw:polygon draw:style-name="gr67" draw:text-style-name="P3" xml:id="id32" draw:id="id32" draw:layer="layout" svg:width="1.199cm" svg:height="0.599cm" svg:x="18cm" svg:y="8.2cm" svg:viewBox="0 0 1200 600" draw:points="1200,0 300,0 0,300 300,600 1200,600">
          <text:p text:style-name="P1">to ASIC</text:p>
        </draw:polygon>
        <draw:connector draw:style-name="gr43" draw:text-style-name="P1" draw:layer="layout" svg:x1="17.2cm" svg:y1="8.5cm" svg:x2="18cm" svg:y2="8.5cm" draw:start-shape="id31" draw:start-glue-point="1" draw:end-shape="id32" draw:end-glue-point="3" svg:d="M17200 8500h800" svg:viewBox="0 0 801 1">
          <text:p/>
        </draw:connector>
        <draw:polygon draw:style-name="gr42" draw:text-style-name="P3" xml:id="id33" draw:id="id33" draw:layer="layout" svg:width="0.999cm" svg:height="0.599cm" svg:x="1.4cm" svg:y="6.8cm" svg:viewBox="0 0 1000 600" draw:points="0,0 750,0 1000,300 750,600 0,600">
          <text:p text:style-name="P1">UDP</text:p>
        </draw:polygon>
        <draw:connector draw:style-name="gr43" draw:text-style-name="P1" draw:layer="layout" svg:x1="2.4cm" svg:y1="7.1cm" svg:x2="3.2cm" svg:y2="7.1cm" draw:start-shape="id33" draw:start-glue-point="1" draw:end-shape="id34" draw:end-glue-point="3" svg:d="M2400 7100h800" svg:viewBox="0 0 801 1">
          <text:p/>
        </draw:connector>
        <draw:custom-shape draw:style-name="gr16" draw:text-style-name="P3" draw:layer="layout" svg:width="1.8cm" svg:height="3.4cm" svg:x="6.4cm" svg:y="5.4cm">
          <draw:glue-point draw:id="4" svg:x="5cm" svg:y="-3cm"/>
          <draw:glue-point draw:id="5" svg:x="5cm" svg:y="3cm"/>
          <text:p text:style-name="P3">FAXI</text:p>
          <text:p text:style-name="P3"/>
          <text:p text:style-name="P3"/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xml:id="id38" draw:id="id38" draw:layer="layout" svg:width="1.942cm" svg:height="0.8cm" svg:x="6.4cm" svg:y="8cm">
          <draw:text-box>
            <text:p text:style-name="P1">stream_out</text:p>
          </draw:text-box>
        </draw:frame>
        <draw:frame draw:style-name="gr23" draw:text-style-name="P3" xml:id="id37" draw:id="id37" draw:layer="layout" svg:width="1.942cm" svg:height="0.8cm" svg:x="6.4cm" svg:y="5.4cm">
          <draw:text-box>
            <text:p text:style-name="P1">stream_in</text:p>
          </draw:text-box>
        </draw:frame>
        <draw:frame draw:style-name="gr68" draw:text-style-name="P3" xml:id="id40" draw:id="id40" draw:layer="layout" svg:width="1.8cm" svg:height="3.4cm" svg:x="6.4cm" svg:y="5.4cm">
          <draw:text-box>
            <text:p text:style-name="P1">axi_master</text:p>
          </draw:text-box>
        </draw:frame>
        <draw:connector draw:style-name="gr69" draw:text-style-name="P9" xml:id="id36" draw:id="id36" draw:layer="layout" svg:x1="4.8cm" svg:y1="5.8cm" svg:x2="4.8cm" svg:y2="5.8cm" draw:start-shape="id35" draw:start-glue-point="1" draw:end-shape="id35" draw:end-glue-point="1" svg:d="M4800 5800z" svg:viewBox="0 0 1 1">
          <text:p/>
        </draw:connector>
        <draw:connector draw:style-name="gr14" draw:text-style-name="P3" draw:layer="layout" svg:x1="4.8cm" svg:y1="5.8cm" svg:x2="6.4cm" svg:y2="5.8cm" draw:start-shape="id36" draw:start-glue-point="0" draw:end-shape="id37" draw:end-glue-point="3" svg:d="M4800 5800h1600" svg:viewBox="0 0 1601 1">
          <text:p text:style-name="P1">ValidNext</text:p>
        </draw:connector>
        <draw:connector draw:style-name="gr14" draw:text-style-name="P3" draw:layer="layout" svg:x1="6.4cm" svg:y1="8.4cm" svg:x2="4.8cm" svg:y2="8.4cm" draw:start-shape="id38" draw:start-glue-point="3" draw:end-shape="id39" draw:end-glue-point="1" svg:d="M6400 8400h-1600" svg:viewBox="0 0 1601 1">
          <text:p text:style-name="P1">ValidNext</text:p>
        </draw:connector>
        <draw:frame draw:style-name="gr70" draw:text-style-name="P3" xml:id="id53" draw:id="id53" draw:layer="layout" svg:width="0.942cm" svg:height="0.641cm" svg:x="9.8cm" svg:y="6.8cm">
          <draw:text-box>
            <text:p text:style-name="P3">S01</text:p>
          </draw:text-box>
        </draw:frame>
        <draw:frame draw:style-name="gr23" draw:text-style-name="P3" xml:id="id55" draw:id="id55" draw:layer="layout" svg:width="0.942cm" svg:height="0.8cm" svg:x="9.8cm" svg:y="7.6cm">
          <draw:text-box>
            <text:p text:style-name="P3">S02</text:p>
          </draw:text-box>
        </draw:frame>
        <draw:frame draw:style-name="gr58" draw:text-style-name="P3" xml:id="id57" draw:id="id57" draw:layer="layout" svg:width="0.942cm" svg:height="0.6cm" svg:x="9.8cm" svg:y="8.6cm">
          <draw:text-box>
            <text:p text:style-name="P3">S03</text:p>
          </draw:text-box>
        </draw:frame>
        <draw:frame draw:style-name="gr71" draw:text-style-name="P3" xml:id="id46" draw:id="id46" draw:layer="layout" svg:width="0.8cm" svg:height="0.641cm" svg:x="9.8cm" svg:y="8.959cm">
          <draw:text-box>
            <text:p text:style-name="P3">M00</text:p>
          </draw:text-box>
        </draw:frame>
        <draw:frame draw:style-name="gr72" draw:text-style-name="P3" xml:id="id44" draw:id="id44" draw:layer="layout" svg:width="0.8cm" svg:height="0.6cm" svg:x="10.6cm" svg:y="9cm">
          <draw:text-box>
            <text:p text:style-name="P3">M01</text:p>
          </draw:text-box>
        </draw:frame>
        <draw:frame draw:style-name="gr71" draw:text-style-name="P3" xml:id="id48" draw:id="id48" draw:layer="layout" svg:width="0.8cm" svg:height="0.641cm" svg:x="11.4cm" svg:y="8.959cm">
          <draw:text-box>
            <text:p text:style-name="P3">M02</text:p>
          </draw:text-box>
        </draw:frame>
        <draw:connector draw:style-name="gr73" draw:text-style-name="P3" draw:layer="layout" draw:line-skew="-0.356cm" svg:x1="8.2cm" svg:y1="7.1cm" svg:x2="9.8cm" svg:y2="6.3cm" draw:start-shape="id40" draw:start-glue-point="1" draw:end-shape="id41" draw:end-glue-point="3" svg:d="M8200 7100h444v-800h1156" svg:viewBox="0 0 1601 801">
          <text:p text:style-name="P1">AXI</text:p>
        </draw:connector>
        <draw:connector draw:style-name="gr29" draw:text-style-name="P3" draw:layer="layout" svg:x1="14cm" svg:y1="6.7cm" svg:x2="15.6cm" svg:y2="6.7cm" draw:start-shape="id42" draw:start-glue-point="1" draw:end-shape="id43" draw:end-glue-point="3" svg:d="M14000 6700h1600" svg:viewBox="0 0 1601 1">
          <text:p text:style-name="P1">ValidNext</text:p>
        </draw:connector>
        <draw:connector draw:style-name="gr74" draw:text-style-name="P3" draw:layer="layout" svg:x1="11cm" svg:y1="9.6cm" svg:x2="11cm" svg:y2="10.6cm" draw:start-shape="id44" draw:start-glue-point="2" draw:end-shape="id45" draw:end-glue-point="0" svg:d="M11000 9600v1000" svg:viewBox="0 0 1 1001">
          <text:p text:style-name="P1">AXI</text:p>
        </draw:connector>
        <draw:connector draw:style-name="gr75" draw:text-style-name="P3" draw:layer="layout" svg:x1="10.2cm" svg:y1="9.6cm" svg:x2="8.5cm" svg:y2="11.7cm" draw:start-shape="id46" draw:start-glue-point="2" draw:end-shape="id47" draw:end-glue-point="1" svg:d="M10200 9600v2100h-1700" svg:viewBox="0 0 1701 2101">
          <text:p text:style-name="P1">AXI lite</text:p>
        </draw:connector>
        <draw:frame draw:style-name="gr76" draw:text-style-name="P3" xml:id="id54" draw:id="id54" draw:layer="layout" svg:width="2.2cm" svg:height="1cm" svg:x="6.3cm" svg:y="9.8cm">
          <draw:text-box>
            <text:p text:style-name="P3">M_AXI_S2MM</text:p>
          </draw:text-box>
        </draw:frame>
        <draw:frame draw:style-name="gr77" draw:text-style-name="P3" xml:id="id56" draw:id="id56" draw:layer="layout" svg:width="1.6cm" svg:height="0.8cm" svg:x="6.9cm" svg:y="10.4cm">
          <draw:text-box>
            <text:p text:style-name="P3">M_AXI_SG</text:p>
          </draw:text-box>
        </draw:frame>
        <draw:frame draw:style-name="gr78" draw:text-style-name="P3" xml:id="id52" draw:id="id52" draw:layer="layout" svg:width="2.2cm" svg:height="0.795cm" svg:x="6.3cm" svg:y="9.405cm">
          <draw:text-box>
            <text:p text:style-name="P3">M_AXI_MM2S</text:p>
          </draw:text-box>
        </draw:frame>
        <draw:connector draw:style-name="gr79" draw:text-style-name="P3" draw:layer="layout" svg:x1="11.8cm" svg:y1="9.6cm" svg:x2="17.4cm" svg:y2="11.2cm" draw:start-shape="id48" draw:start-glue-point="2" draw:end-shape="id49" draw:end-glue-point="3" svg:d="M11800 9600v1600h5600" svg:viewBox="0 0 5601 1601">
          <text:p text:style-name="P3">AXI</text:p>
        </draw:connector>
        <draw:frame draw:style-name="gr80" draw:text-style-name="P3" xml:id="id61" draw:id="id61" draw:layer="layout" svg:width="1.6cm" svg:height="0.6cm" svg:x="6.9cm" svg:y="12.6cm">
          <draw:text-box>
            <text:p text:style-name="P3">S2MM</text:p>
          </draw:text-box>
        </draw:frame>
        <draw:frame draw:style-name="gr80" draw:text-style-name="P3" xml:id="id50" draw:id="id50" draw:layer="layout" svg:width="1.6cm" svg:height="0.6cm" svg:x="6.9cm" svg:y="12cm">
          <draw:text-box>
            <text:p text:style-name="P3">MM2S</text:p>
          </draw:text-box>
        </draw:frame>
        <draw:connector draw:style-name="gr81" draw:text-style-name="P3" draw:layer="layout" svg:x1="8.5cm" svg:y1="12.3cm" svg:x2="13.2cm" svg:y2="9.6cm" draw:start-shape="id50" draw:start-glue-point="1" draw:end-shape="id51" draw:end-glue-point="2" svg:d="M8500 12300h4700v-2700" svg:viewBox="0 0 4701 2701">
          <text:p text:style-name="P1">AXIS</text:p>
        </draw:connector>
        <draw:frame draw:style-name="gr76" draw:text-style-name="P3" xml:id="id47" draw:id="id47" draw:layer="layout" svg:width="1.8cm" svg:height="1cm" svg:x="6.7cm" svg:y="11.2cm">
          <draw:text-box>
            <text:p text:style-name="P3">S_AXI_REG</text:p>
          </draw:text-box>
        </draw:frame>
        <draw:connector draw:style-name="gr82" draw:text-style-name="P3" draw:layer="layout" draw:line-skew="-0.3cm" svg:x1="8.5cm" svg:y1="9.802cm" svg:x2="9.8cm" svg:y2="7.12cm" draw:start-shape="id52" draw:start-glue-point="1" draw:end-shape="id53" draw:end-glue-point="3" svg:d="M8500 9802h350v-2682h950" svg:viewBox="0 0 1301 2683">
          <text:p text:style-name="P1">AXI </text:p>
        </draw:connector>
        <draw:connector draw:style-name="gr83" draw:text-style-name="P3" draw:layer="layout" svg:x1="8.5cm" svg:y1="10.3cm" svg:x2="9.8cm" svg:y2="8cm" draw:start-shape="id54" draw:start-glue-point="1" draw:end-shape="id55" draw:end-glue-point="3" svg:d="M8500 10300h650v-2300h650" svg:viewBox="0 0 1301 2301">
          <text:p text:style-name="P1">AXI <text:s/></text:p>
        </draw:connector>
        <draw:connector draw:style-name="gr84" draw:text-style-name="P3" draw:layer="layout" draw:line-skew="0.3cm" svg:x1="8.5cm" svg:y1="10.8cm" svg:x2="9.8cm" svg:y2="8.9cm" draw:start-shape="id56" draw:start-glue-point="1" draw:end-shape="id57" draw:end-glue-point="3" svg:d="M8500 10800h950v-1900h350" svg:viewBox="0 0 1301 1901">
          <text:p text:style-name="P3">AXI <text:s/></text:p>
        </draw:connector>
        <draw:connector draw:style-name="gr85" draw:text-style-name="P3" draw:layer="layout" svg:x1="15.6cm" svg:y1="10.3cm" svg:x2="14.2cm" svg:y2="12.2cm" draw:start-shape="id58" draw:start-glue-point="3" draw:end-shape="id59" draw:end-glue-point="0" svg:d="M15600 10300h-1400v1900" svg:viewBox="0 0 1401 1901">
          <text:p text:style-name="P1">ValidNext </text:p>
        </draw:connector>
        <draw:connector draw:style-name="gr74" draw:text-style-name="P3" draw:layer="layout" svg:x1="13.4cm" svg:y1="12.9cm" svg:x2="11.6cm" svg:y2="12.9cm" draw:start-shape="id59" draw:start-glue-point="3" draw:end-shape="id60" draw:end-glue-point="1" svg:d="M13400 12900h-1800" svg:viewBox="0 0 1801 1">
          <text:p text:style-name="P1">AXIS</text:p>
        </draw:connector>
        <draw:g>
          <draw:line draw:style-name="gr2" draw:layer="layout" svg:x1="1.397cm" svg:y1="1.797cm" svg:x2="1.597cm" svg:y2="1.397cm">
            <text:p/>
          </draw:line>
          <draw:frame draw:style-name="gr3" draw:text-style-name="P2" draw:layer="layout" svg:width="0.8cm" svg:height="0.53cm" svg:x="1.397cm" svg:y="1.553cm">
            <draw:text-box>
              <text:p text:style-name="P2">256</text:p>
            </draw:text-box>
          </draw:frame>
        </draw:g>
        <draw:g>
          <draw:line draw:style-name="gr2" draw:layer="layout" svg:x1="5.2cm" svg:y1="1.954cm" svg:x2="5.6cm" svg:y2="2.154cm">
            <text:p/>
          </draw:line>
          <draw:frame draw:style-name="gr3" draw:text-style-name="P2" draw:layer="layout" svg:width="0.8cm" svg:height="0.53cm" svg:x="4.8cm" svg:y="1.87cm">
            <draw:text-box>
              <text:p text:style-name="P2">256 <text:s/></text:p>
            </draw:text-box>
          </draw:frame>
        </draw:g>
        <draw:g>
          <draw:line draw:style-name="gr86" draw:layer="layout" svg:x1="8.608cm" svg:y1="10cm" svg:x2="8.808cm" svg:y2="9.6cm">
            <text:p/>
          </draw:line>
          <draw:frame draw:style-name="gr87" draw:text-style-name="P2" draw:layer="layout" svg:width="0.342cm" svg:height="0.53cm" svg:x="8.69cm" svg:y="9.756cm">
            <draw:text-box>
              <text:p text:style-name="P2">W</text:p>
            </draw:text-box>
          </draw:frame>
        </draw:g>
        <draw:g>
          <draw:line draw:style-name="gr2" draw:layer="layout" svg:x1="8.693cm" svg:y1="6.514cm" svg:x2="8.893cm" svg:y2="6.114cm">
            <text:p/>
          </draw:line>
          <draw:frame draw:style-name="gr3" draw:text-style-name="P2" draw:layer="layout" svg:width="0.8cm" svg:height="0.53cm" svg:x="8.693cm" svg:y="6.27cm">
            <draw:text-box>
              <text:p text:style-name="P2">64</text:p>
            </draw:text-box>
          </draw:frame>
        </draw:g>
        <draw:g>
          <draw:line draw:style-name="gr40" draw:layer="layout" svg:x1="4.93cm" svg:y1="6cm" svg:x2="5.13cm" svg:y2="5.6cm">
            <text:p/>
          </draw:line>
          <draw:frame draw:style-name="gr3" draw:text-style-name="P2" draw:layer="layout" svg:width="0.8cm" svg:height="0.53cm" svg:x="4.93cm" svg:y="5.756cm">
            <draw:text-box>
              <text:p text:style-name="P2">64</text:p>
            </draw:text-box>
          </draw:frame>
        </draw:g>
        <draw:g>
          <draw:line draw:style-name="gr2" draw:layer="layout" svg:x1="6.009cm" svg:y1="8.6cm" svg:x2="6.209cm" svg:y2="8.2cm">
            <text:p/>
          </draw:line>
          <draw:frame draw:style-name="gr3" draw:text-style-name="P2" draw:layer="layout" svg:width="0.8cm" svg:height="0.53cm" svg:x="6.009cm" svg:y="8.356cm">
            <draw:text-box>
              <text:p text:style-name="P2">64</text:p>
            </draw:text-box>
          </draw:frame>
        </draw:g>
        <draw:g>
          <draw:line draw:style-name="gr2" draw:layer="layout" svg:x1="14.07cm" svg:y1="6.914cm" svg:x2="14.27cm" svg:y2="6.514cm">
            <text:p/>
          </draw:line>
          <draw:frame draw:style-name="gr3" draw:text-style-name="P2" draw:layer="layout" svg:width="0.8cm" svg:height="0.53cm" svg:x="14.07cm" svg:y="6.67cm">
            <draw:text-box>
              <text:p text:style-name="P2">64</text:p>
            </draw:text-box>
          </draw:frame>
        </draw:g>
        <draw:g>
          <draw:line draw:style-name="gr2" draw:layer="layout" svg:x1="14cm" svg:y1="10.484cm" svg:x2="14.4cm" svg:y2="10.684cm">
            <text:p/>
          </draw:line>
          <draw:frame draw:style-name="gr3" draw:text-style-name="P2" draw:layer="layout" svg:width="0.8cm" svg:height="0.53cm" svg:x="13.6cm" svg:y="10.4cm">
            <draw:text-box>
              <text:p text:style-name="P2">64 <text:s/></text:p>
            </draw:text-box>
          </draw:frame>
        </draw:g>
        <draw:g>
          <draw:line draw:style-name="gr86" draw:layer="layout" svg:x1="8.61cm" svg:y1="10.514cm" svg:x2="8.81cm" svg:y2="10.114cm">
            <text:p/>
          </draw:line>
          <draw:frame draw:style-name="gr87" draw:text-style-name="P2" draw:layer="layout" svg:width="0.342cm" svg:height="0.53cm" svg:x="8.692cm" svg:y="10.27cm">
            <draw:text-box>
              <text:p text:style-name="P2">W</text:p>
            </draw:text-box>
          </draw:frame>
        </draw:g>
        <draw:g>
          <draw:line draw:style-name="gr86" draw:layer="layout" svg:x1="6.642cm" svg:y1="2.328cm" svg:x2="6.842cm" svg:y2="1.928cm">
            <text:p/>
          </draw:line>
          <draw:frame draw:style-name="gr87" draw:text-style-name="P2" draw:layer="layout" svg:width="0.342cm" svg:height="0.53cm" svg:x="6.724cm" svg:y="2.084cm">
            <draw:text-box>
              <text:p text:style-name="P2">64</text:p>
            </draw:text-box>
          </draw:frame>
        </draw:g>
        <draw:g>
          <draw:line draw:style-name="gr86" draw:layer="layout" svg:x1="8.618cm" svg:y1="11cm" svg:x2="8.818cm" svg:y2="10.6cm">
            <text:p/>
          </draw:line>
          <draw:frame draw:style-name="gr87" draw:text-style-name="P2" draw:layer="layout" svg:width="0.342cm" svg:height="0.53cm" svg:x="8.7cm" svg:y="10.756cm">
            <draw:text-box>
              <text:p text:style-name="P2">64</text:p>
            </draw:text-box>
          </draw:frame>
        </draw:g>
        <draw:g>
          <draw:line draw:style-name="gr86" draw:layer="layout" svg:x1="8.876cm" svg:y1="12.514cm" svg:x2="9.076cm" svg:y2="12.114cm">
            <text:p/>
          </draw:line>
          <draw:frame draw:style-name="gr87" draw:text-style-name="P2" draw:layer="layout" svg:width="0.342cm" svg:height="0.53cm" svg:x="8.958cm" svg:y="12.27cm">
            <draw:text-box>
              <text:p text:style-name="P2">64</text:p>
            </draw:text-box>
          </draw:frame>
        </draw:g>
        <draw:g>
          <draw:line draw:style-name="gr86" draw:layer="layout" svg:x1="12.976cm" svg:y1="13.114cm" svg:x2="13.176cm" svg:y2="12.714cm">
            <text:p/>
          </draw:line>
          <draw:frame draw:style-name="gr87" draw:text-style-name="P2" draw:layer="layout" svg:width="0.342cm" svg:height="0.53cm" svg:x="13.058cm" svg:y="12.87cm">
            <draw:text-box>
              <text:p text:style-name="P2">64</text:p>
            </draw:text-box>
          </draw:frame>
        </draw:g>
        <draw:g>
          <draw:line draw:style-name="gr88" draw:layer="layout" svg:x1="9.992cm" svg:y1="9.664cm" svg:x2="10.392cm" svg:y2="9.864cm">
            <text:p/>
          </draw:line>
          <draw:frame draw:style-name="gr89" draw:text-style-name="P2" draw:layer="layout" svg:width="0.342cm" svg:height="0.43cm" svg:x="9.8cm" svg:y="9.701cm">
            <draw:text-box>
              <text:p text:style-name="P2">64 </text:p>
            </draw:text-box>
          </draw:frame>
        </draw:g>
        <draw:g>
          <draw:line draw:style-name="gr88" draw:layer="layout" svg:x1="10.8cm" svg:y1="9.668cm" svg:x2="11.2cm" svg:y2="9.868cm">
            <text:p/>
          </draw:line>
          <draw:frame draw:style-name="gr89" draw:text-style-name="P2" draw:layer="layout" svg:width="0.342cm" svg:height="0.43cm" svg:x="10.608cm" svg:y="9.705cm">
            <draw:text-box>
              <text:p text:style-name="P2">64 </text:p>
            </draw:text-box>
          </draw:frame>
        </draw:g>
        <draw:g>
          <draw:line draw:style-name="gr88" draw:layer="layout" svg:x1="11.6cm" svg:y1="9.68cm" svg:x2="12cm" svg:y2="9.88cm">
            <text:p/>
          </draw:line>
          <draw:frame draw:style-name="gr89" draw:text-style-name="P2" draw:layer="layout" svg:width="0.342cm" svg:height="0.43cm" svg:x="11.408cm" svg:y="9.717cm">
            <draw:text-box>
              <text:p text:style-name="P2"><text:s/>W</text:p>
            </draw:text-box>
          </draw:frame>
        </draw:g>
        <draw:frame draw:style-name="gr53" draw:text-style-name="P3" draw:layer="layout" svg:width="3.745cm" svg:height="0.441cm" svg:x="5.492cm" svg:y="13.559cm">
          <draw:text-box>
            <text:p text:style-name="P1">playback and trace buffer</text:p>
          </draw:text-box>
        </draw:frame>
        <draw:custom-shape draw:style-name="gr90" draw:text-style-name="P3" xml:id="id51" draw:id="id51" draw:layer="layout" svg:width="1.2cm" svg:height="1cm" svg:x="12.6cm" svg:y="8.6cm">
          <draw:glue-point draw:id="4" svg:x="5cm" svg:y="-3cm"/>
          <draw:glue-point draw:id="5" svg:x="5cm" svg:y="3cm"/>
          <text:p text:style-name="P3">AXIS FIF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4" draw:text-style-name="P7" draw:layer="layout" svg:x1="13.2cm" svg:y1="8.6cm" svg:x2="13.2cm" svg:y2="7.4cm" draw:start-shape="id51" draw:start-glue-point="0" draw:end-shape="id42" draw:end-glue-point="2" svg:d="M13200 8600v-1200" svg:viewBox="0 0 1 1201">
          <text:p text:style-name="P6">AXIS</text:p>
        </draw:connector>
        <draw:g>
          <draw:line draw:style-name="gr88" draw:layer="layout" svg:x1="13cm" svg:y1="8.2cm" svg:x2="13.4cm" svg:y2="8.4cm">
            <text:p/>
          </draw:line>
          <draw:frame draw:style-name="gr89" draw:text-style-name="P2" draw:layer="layout" svg:width="0.342cm" svg:height="0.43cm" svg:x="12.808cm" svg:y="8.237cm">
            <draw:text-box>
              <text:p text:style-name="P2">64 </text:p>
            </draw:text-box>
          </draw:frame>
        </draw:g>
        <draw:custom-shape draw:style-name="gr90" draw:text-style-name="P3" xml:id="id60" draw:id="id60" draw:layer="layout" svg:width="1.2cm" svg:height="1cm" svg:x="10.4cm" svg:y="12.4cm">
          <draw:glue-point draw:id="4" svg:x="5cm" svg:y="-3cm"/>
          <draw:glue-point draw:id="5" svg:x="5cm" svg:y="3cm"/>
          <text:p text:style-name="P3">AXIS FIF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4" draw:text-style-name="P7" draw:layer="layout" svg:x1="10.4cm" svg:y1="12.9cm" svg:x2="8.5cm" svg:y2="12.9cm" draw:start-shape="id60" draw:start-glue-point="3" draw:end-shape="id61" draw:end-glue-point="1" svg:d="M10400 12900h-1900" svg:viewBox="0 0 1901 1">
          <text:p text:style-name="P6">AXIS</text:p>
        </draw:connector>
        <draw:g>
          <draw:line draw:style-name="gr86" draw:layer="layout" svg:x1="9.976cm" svg:y1="13.114cm" svg:x2="10.176cm" svg:y2="12.714cm">
            <text:p/>
          </draw:line>
          <draw:frame draw:style-name="gr87" draw:text-style-name="P2" draw:layer="layout" svg:width="0.342cm" svg:height="0.53cm" svg:x="10.058cm" svg:y="12.87cm">
            <draw:text-box>
              <text:p text:style-name="P2">64</text:p>
            </draw:text-box>
          </draw:frame>
        </draw:g>
        <draw:frame draw:style-name="gr91" draw:text-style-name="P11" draw:layer="layout" svg:width="0.883cm" svg:height="0.577cm" svg:x="13.917cm" svg:y="8.6cm">
          <draw:text-box>
            <text:p text:style-name="P6">playback</text:p>
            <text:p text:style-name="P6">FIFO</text:p>
          </draw:text-box>
        </draw:frame>
        <draw:frame draw:style-name="gr92" draw:text-style-name="P11" draw:layer="layout" svg:width="1.4cm" svg:height="0.377cm" svg:x="10.4cm" svg:y="13.423cm">
          <draw:text-box>
            <text:p text:style-name="P6">trace FIFO</text:p>
          </draw:text-box>
        </draw:frame>
        <draw:polygon draw:style-name="gr44" draw:text-style-name="P3" xml:id="id49" draw:id="id49" draw:layer="layout" svg:width="1.799cm" svg:height="0.799cm" svg:x="17.4cm" svg:y="10.8cm" svg:viewBox="0 0 1800 800" draw:points="1800,0 400,0 0,400 400,800 1800,800">
          <text:p text:style-name="P1">DRAM</text:p>
          <text:p text:style-name="P1">controller</text:p>
        </draw:polygon>
      </draw:page>
      <draw:page draw:name="page3" draw:style-name="dp1" draw:master-page-name="Default">
        <office:forms form:automatic-focus="false" form:apply-design-mode="false"/>
        <draw:custom-shape draw:style-name="gr93" draw:text-style-name="P3" draw:layer="layout" svg:width="2.2cm" svg:height="5.6cm" svg:x="14cm" svg:y="3.8cm">
          <draw:glue-point draw:id="4" svg:x="5cm" svg:y="-3cm"/>
          <draw:glue-point draw:id="5" svg:x="5cm" svg:y="3cm"/>
          <text:p text:style-name="P3">dpi_axi_ram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3" draw:text-style-name="P8" xml:id="id62" draw:id="id62" draw:layer="layout" svg:width="1cm" svg:height="0.8cm" svg:x="15.2cm" svg:y="7cm">
          <draw:text-box>
            <text:p>S_AXI</text:p>
          </draw:text-box>
        </draw:frame>
        <draw:connector draw:style-name="gr69" draw:text-style-name="P9" draw:layer="layout" svg:x1="16.2cm" svg:y1="7.4cm" svg:x2="16.2cm" svg:y2="7.4cm" draw:start-shape="id62" draw:start-glue-point="1" draw:end-shape="id62" draw:end-glue-point="1" svg:d="M16200 7400z" svg:viewBox="0 0 1 1">
          <text:p/>
        </draw:connector>
        <draw:connector draw:style-name="gr43" draw:text-style-name="P6" draw:layer="layout" svg:x1="16.2cm" svg:y1="7.4cm" svg:x2="17.2cm" svg:y2="7.4cm" draw:start-shape="id62" svg:d="M16200 7400h1000" svg:viewBox="0 0 1001 1">
          <text:p/>
        </draw:connector>
        <draw:custom-shape draw:style-name="gr94" draw:text-style-name="P3" xml:id="id74" draw:id="id74" draw:layer="layout" svg:width="2.8cm" svg:height="5.6cm" svg:x="9.8cm" svg:y="3.8cm">
          <draw:glue-point draw:id="4" svg:x="5cm" svg:y="-3cm"/>
          <draw:glue-point draw:id="5" svg:x="5cm" svg:y="3cm"/>
          <text:p text:style-name="P3">flange-d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" xml:id="id73" draw:id="id73" draw:layer="layout" svg:width="4.6cm" svg:height="3.4cm" svg:x="4cm" svg:y="3.641cm">
          <draw:glue-point draw:id="4" svg:x="5cm" svg:y="-3cm"/>
          <draw:glue-point draw:id="5" svg:x="5cm" svg:y="3cm"/>
          <text:p text:style-name="P3">flange-d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3" xml:id="id75" draw:id="id75" draw:layer="layout" svg:width="2.6cm" svg:height="1cm" svg:x="5cm" svg:y="8.4cm">
          <draw:glue-point draw:id="4" svg:x="5cm" svg:y="-3cm"/>
          <draw:glue-point draw:id="5" svg:x="5cm" svg:y="3cm"/>
          <text:p text:style-name="P3">test cod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6" draw:layer="layout" svg:x1="16.2cm" svg:y1="7.4cm" svg:x2="17.2cm" svg:y2="7.4cm" svg:d="M16200 7400h1000" svg:viewBox="0 0 1001 1">
          <text:p/>
        </draw:connector>
        <draw:frame draw:style-name="gr97" draw:text-style-name="P8" xml:id="id67" draw:id="id67" draw:layer="layout" svg:width="1cm" svg:height="0.8cm" svg:x="14cm" svg:y="5.4cm">
          <draw:text-box>
            <text:p>AW</text:p>
          </draw:text-box>
        </draw:frame>
        <draw:frame draw:style-name="gr97" draw:text-style-name="P8" xml:id="id71" draw:id="id71" draw:layer="layout" svg:width="1cm" svg:height="0.8cm" svg:x="14cm" svg:y="7cm">
          <draw:text-box>
            <text:p>W</text:p>
          </draw:text-box>
        </draw:frame>
        <draw:frame draw:style-name="gr97" draw:text-style-name="P8" xml:id="id66" draw:id="id66" draw:layer="layout" svg:width="1cm" svg:height="0.8cm" svg:x="14cm" svg:y="8.6cm">
          <draw:text-box>
            <text:p>B</text:p>
          </draw:text-box>
        </draw:frame>
        <draw:frame draw:style-name="gr97" draw:text-style-name="P8" xml:id="id64" draw:id="id64" draw:layer="layout" svg:width="1cm" svg:height="0.8cm" svg:x="14cm" svg:y="7.8cm">
          <draw:text-box>
            <text:p>R</text:p>
          </draw:text-box>
        </draw:frame>
        <draw:frame draw:style-name="gr97" draw:text-style-name="P8" xml:id="id69" draw:id="id69" draw:layer="layout" svg:width="1cm" svg:height="0.8cm" svg:x="14cm" svg:y="6.2cm">
          <draw:text-box>
            <text:p>AR</text:p>
          </draw:text-box>
        </draw:frame>
        <draw:frame draw:style-name="gr63" draw:text-style-name="P8" xml:id="id68" draw:id="id68" draw:layer="layout" svg:width="0.8cm" svg:height="0.8cm" svg:x="11.8cm" svg:y="5.4cm">
          <draw:text-box>
            <text:p>AW</text:p>
          </draw:text-box>
        </draw:frame>
        <draw:frame draw:style-name="gr98" draw:text-style-name="P8" xml:id="id72" draw:id="id72" draw:layer="layout" svg:width="0.6cm" svg:height="0.8cm" svg:x="12cm" svg:y="7cm">
          <draw:text-box>
            <text:p><text:s/>W</text:p>
          </draw:text-box>
        </draw:frame>
        <draw:frame draw:style-name="gr63" draw:text-style-name="P8" xml:id="id65" draw:id="id65" draw:layer="layout" svg:width="1cm" svg:height="0.8cm" svg:x="11.6cm" svg:y="8.6cm">
          <draw:text-box>
            <text:p>B</text:p>
          </draw:text-box>
        </draw:frame>
        <draw:frame draw:style-name="gr63" draw:text-style-name="P8" xml:id="id63" draw:id="id63" draw:layer="layout" svg:width="1cm" svg:height="0.8cm" svg:x="11.6cm" svg:y="7.8cm">
          <draw:text-box>
            <text:p>R</text:p>
          </draw:text-box>
        </draw:frame>
        <draw:frame draw:style-name="gr63" draw:text-style-name="P8" xml:id="id70" draw:id="id70" draw:layer="layout" svg:width="1cm" svg:height="0.8cm" svg:x="11.6cm" svg:y="6.2cm">
          <draw:text-box>
            <text:p>AR</text:p>
          </draw:text-box>
        </draw:frame>
        <draw:connector draw:style-name="gr14" draw:text-style-name="P7" draw:layer="layout" svg:x1="12.6cm" svg:y1="8.2cm" svg:x2="14cm" svg:y2="8.2cm" draw:start-shape="id63" draw:start-glue-point="1" draw:end-shape="id64" draw:end-glue-point="3" svg:d="M12600 8200h1400" svg:viewBox="0 0 1401 1">
          <text:p text:style-name="P6">DPI</text:p>
        </draw:connector>
        <draw:connector draw:style-name="gr14" draw:text-style-name="P7" draw:layer="layout" svg:x1="12.6cm" svg:y1="9cm" svg:x2="14cm" svg:y2="9cm" draw:start-shape="id65" draw:start-glue-point="1" draw:end-shape="id66" draw:end-glue-point="3" svg:d="M12600 9000h1400" svg:viewBox="0 0 1401 1">
          <text:p text:style-name="P6">DPI</text:p>
        </draw:connector>
        <draw:connector draw:style-name="gr14" draw:text-style-name="P7" draw:layer="layout" svg:x1="14cm" svg:y1="5.8cm" svg:x2="12.6cm" svg:y2="5.8cm" draw:start-shape="id67" draw:start-glue-point="3" draw:end-shape="id68" svg:d="M14000 5800h-1400" svg:viewBox="0 0 1401 1">
          <text:p text:style-name="P6">DPI</text:p>
        </draw:connector>
        <draw:connector draw:style-name="gr14" draw:text-style-name="P7" draw:layer="layout" svg:x1="14cm" svg:y1="6.6cm" svg:x2="12.6cm" svg:y2="6.6cm" draw:start-shape="id69" draw:start-glue-point="3" draw:end-shape="id70" draw:end-glue-point="1" svg:d="M14000 6600h-1400" svg:viewBox="0 0 1401 1">
          <text:p text:style-name="P6">DPI</text:p>
        </draw:connector>
        <draw:connector draw:style-name="gr14" draw:text-style-name="P7" draw:layer="layout" svg:x1="14cm" svg:y1="7.4cm" svg:x2="12.6cm" svg:y2="7.4cm" draw:start-shape="id71" draw:start-glue-point="3" draw:end-shape="id72" svg:d="M14000 7400h-1400" svg:viewBox="0 0 1401 1">
          <text:p text:style-name="P6">DPI</text:p>
        </draw:connector>
        <draw:frame draw:style-name="gr99" draw:text-style-name="P8" draw:layer="layout" svg:width="2.8cm" svg:height="1.2cm" svg:x="9.8cm" svg:y="8.2cm">
          <draw:text-box>
            <text:p>remote</text:p>
            <text:p>control</text:p>
          </draw:text-box>
        </draw:frame>
        <draw:frame draw:style-name="gr100" draw:text-style-name="P8" draw:layer="layout" svg:width="1.8cm" svg:height="0.831cm" svg:x="5.4cm" svg:y="6.2cm">
          <draw:text-box>
            <text:p>remote access</text:p>
          </draw:text-box>
        </draw:frame>
        <draw:custom-shape draw:style-name="gr101" draw:text-style-name="P3" draw:layer="layout" svg:width="2.2cm" svg:height="1.6cm" svg:x="17.2cm" svg:y="6.6cm">
          <draw:glue-point draw:id="4" svg:x="5cm" svg:y="-3cm"/>
          <draw:glue-point draw:id="5" svg:x="5cm" svg:y="3cm"/>
          <text:p text:style-name="P3">DU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8" draw:layer="layout" svg:width="2.2cm" svg:height="1.221cm" svg:x="17.2cm" svg:y="6.79cm">
          <draw:text-box>
            <text:p>M_AXI_DRAM</text:p>
          </draw:text-box>
        </draw:frame>
        <draw:connector draw:style-name="gr103" draw:text-style-name="P7" draw:layer="layout" svg:x1="8.6cm" svg:y1="5.341cm" svg:x2="9.8cm" svg:y2="6.6cm" draw:start-shape="id73" draw:end-shape="id74" svg:d="M8600 5341h600v1259h600" svg:viewBox="0 0 1201 1260">
          <text:p text:style-name="P6">RCF</text:p>
        </draw:connector>
        <draw:frame draw:style-name="gr104" draw:text-style-name="P2" draw:layer="layout" svg:width="4.6cm" svg:height="0.6cm" svg:x="4cm" svg:y="4.441cm">
          <draw:text-box>
            <text:p>list_axi_rams() → [id]</text:p>
          </draw:text-box>
        </draw:frame>
        <draw:frame draw:style-name="gr105" draw:text-style-name="P2" draw:layer="layout" svg:width="4.6cm" svg:height="0.601cm" svg:x="4cm" svg:y="5.04cm">
          <draw:text-box>
            <text:p>read_axi_ram(id, address, n_bytes) → [byte]</text:p>
          </draw:text-box>
        </draw:frame>
        <draw:frame draw:style-name="gr104" draw:text-style-name="P2" draw:layer="layout" svg:width="4.6cm" svg:height="0.6cm" svg:x="4cm" svg:y="5.641cm">
          <draw:text-box>
            <text:p>write_axi_ram(id, address, [byte])</text:p>
          </draw:text-box>
        </draw:frame>
        <draw:custom-shape draw:style-name="gr106" draw:text-style-name="P1" draw:layer="layout" svg:width="3.6cm" svg:height="6.4cm" svg:x="9.4cm" svg:y="3.2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1" draw:layer="layout" svg:width="6cm" svg:height="6.4cm" svg:x="13.6cm" svg:y="3.2cm">
          <text:p/>
          <draw:enhanced-geometry svg:viewBox="0 0 21600 21600" draw:type="rectangle" draw:enhanced-path="M 0 0 L 21600 0 21600 21600 0 21600 0 0 Z N"/>
        </draw:custom-shape>
        <draw:frame draw:style-name="gr108" draw:text-style-name="P7" draw:layer="layout" svg:width="3.656cm" svg:height="0.441cm" svg:x="13.6cm" svg:y="3.2cm">
          <draw:text-box>
            <text:p text:style-name="P6">SystemVerilog testbench</text:p>
          </draw:text-box>
        </draw:frame>
        <draw:connector draw:style-name="gr43" draw:text-style-name="P6" draw:layer="layout" svg:x1="6.3cm" svg:y1="7.041cm" svg:x2="6.3cm" svg:y2="8.4cm" draw:start-shape="id73" draw:start-glue-point="2" draw:end-shape="id75" svg:d="M6300 7041v1359" svg:viewBox="0 0 1 1360">
          <text:p/>
        </draw:connector>
        <draw:frame draw:style-name="gr104" draw:text-style-name="P2" xml:id="id77" draw:id="id77" draw:layer="layout" svg:width="2.8cm" svg:height="0.6cm" svg:x="9.8cm" svg:y="4.2cm">
          <draw:text-box>
            <text:p>create_axi_ram(size) → id</text:p>
          </draw:text-box>
        </draw:frame>
        <draw:frame draw:style-name="gr104" draw:text-style-name="P2" xml:id="id79" draw:id="id79" draw:layer="layout" svg:width="2.8cm" svg:height="0.6cm" svg:x="9.8cm" svg:y="4.8cm">
          <draw:text-box>
            <text:p>destroy_axi_ram(id)</text:p>
          </draw:text-box>
        </draw:frame>
        <draw:frame draw:style-name="gr109" draw:text-style-name="P8" xml:id="id76" draw:id="id76" draw:layer="layout" svg:width="1cm" svg:height="0.6cm" svg:x="14cm" svg:y="4.2cm">
          <draw:text-box>
            <text:p><text:s/></text:p>
          </draw:text-box>
        </draw:frame>
        <draw:frame draw:style-name="gr109" draw:text-style-name="P8" xml:id="id78" draw:id="id78" draw:layer="layout" svg:width="1cm" svg:height="0.6cm" svg:x="14cm" svg:y="4.8cm">
          <draw:text-box>
            <text:p><text:s/></text:p>
          </draw:text-box>
        </draw:frame>
        <draw:connector draw:style-name="gr14" draw:text-style-name="P7" draw:layer="layout" svg:x1="14cm" svg:y1="4.5cm" svg:x2="12.6cm" svg:y2="4.5cm" draw:start-shape="id76" draw:start-glue-point="3" draw:end-shape="id77" draw:end-glue-point="1" svg:d="M14000 4500h-1400" svg:viewBox="0 0 1401 1">
          <text:p text:style-name="P6">DPI</text:p>
        </draw:connector>
        <draw:connector draw:style-name="gr14" draw:text-style-name="P7" draw:layer="layout" svg:x1="14cm" svg:y1="5.1cm" svg:x2="12.6cm" svg:y2="5.1cm" draw:start-shape="id78" draw:start-glue-point="3" draw:end-shape="id79" draw:end-glue-point="1" svg:d="M14000 5100h-1400" svg:viewBox="0 0 1401 1">
          <text:p text:style-name="P6">DPI</text:p>
        </draw:connector>
        <draw:custom-shape draw:style-name="gr110" draw:text-style-name="P1" draw:layer="layout" svg:width="5.2cm" svg:height="6.4cm" svg:x="3.8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7" draw:layer="layout" svg:width="2.788cm" svg:height="0.441cm" svg:x="3.8cm" svg:y="3.2cm">
          <draw:text-box>
            <text:p text:style-name="P6">c++ testbench</text:p>
          </draw:text-box>
        </draw:frame>
        <draw:custom-shape draw:style-name="gr112" draw:text-style-name="P12" draw:layer="layout" svg:width="1.6cm" svg:height="3.2cm" svg:x="9.8cm" svg:y="5.4cm">
          <text:p>backing-</text:p>
          <text:p>memory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3" draw:text-style-name="P7" draw:layer="layout" svg:width="1.671cm" svg:height="0.441cm" svg:x="9.537cm" svg:y="3.2cm">
          <draw:text-box>
            <text:p text:style-name="P6">dpi library</text:p>
          </draw:text-box>
        </draw:frame>
      </draw:page>
      <draw:page draw:name="page4" draw:style-name="dp1" draw:master-page-name="Default">
        <office:forms form:automatic-focus="false" form:apply-design-mode="false"/>
        <draw:custom-shape draw:style-name="gr114" draw:text-style-name="P3" xml:id="id81" draw:id="id81" draw:layer="layout" svg:width="1.7cm" svg:height="3.4cm" svg:x="2cm" svg:y="2cm">
          <draw:glue-point draw:id="4" svg:x="5cm" svg:y="-3cm"/>
          <draw:glue-point draw:id="5" svg:x="5cm" svg:y="3cm"/>
          <text:p text:style-name="P3">host </text:p>
          <text:p text:style-name="P3">compu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xml:id="id82" draw:id="id82" draw:layer="layout" svg:width="1.8cm" svg:height="3.4cm" svg:x="5cm" svg:y="2cm">
          <draw:glue-point draw:id="4" svg:x="5cm" svg:y="-3cm"/>
          <draw:glue-point draw:id="5" svg:x="5cm" svg:y="3cm"/>
          <text:p text:style-name="P3">HostARQ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3" xml:id="id87" draw:id="id87" draw:layer="layout" svg:width="1.8cm" svg:height="0.8cm" svg:x="5cm" svg:y="4.6cm">
          <draw:text-box>
            <text:p text:style-name="P1">to host</text:p>
          </draw:text-box>
        </draw:frame>
        <draw:frame draw:style-name="gr63" draw:text-style-name="P8" xml:id="id80" draw:id="id80" draw:layer="layout" svg:width="1.8cm" svg:height="0.8cm" svg:x="5cm" svg:y="2cm">
          <draw:text-box>
            <text:p>from host</text:p>
          </draw:text-box>
        </draw:frame>
        <draw:connector draw:style-name="gr69" draw:text-style-name="P9" xml:id="id84" draw:id="id84" draw:layer="layout" svg:x1="6.8cm" svg:y1="2.4cm" svg:x2="6.8cm" svg:y2="2.4cm" draw:start-shape="id80" draw:start-glue-point="1" draw:end-shape="id80" draw:end-glue-point="1" svg:d="M6800 2400z" svg:viewBox="0 0 1 1">
          <text:p/>
        </draw:connector>
        <draw:connector draw:style-name="gr103" draw:text-style-name="P7" draw:layer="layout" svg:x1="3.7cm" svg:y1="3.7cm" svg:x2="5cm" svg:y2="3.7cm" draw:start-shape="id81" draw:start-glue-point="1" draw:end-shape="id82" svg:d="M3700 3700h1300" svg:viewBox="0 0 1301 1">
          <text:p text:style-name="P6">UDP</text:p>
        </draw:connector>
        <draw:custom-shape draw:style-name="gr115" draw:text-style-name="P3" xml:id="id95" draw:id="id95" draw:layer="layout" svg:width="2.3cm" svg:height="1.8cm" svg:x="16.7cm" svg:y="2.8cm">
          <draw:glue-point draw:id="4" svg:x="5cm" svg:y="-3cm"/>
          <draw:glue-point draw:id="5" svg:x="5cm" svg:y="3cm"/>
          <text:p text:style-name="P3">BrainScaleS-2 AS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1" draw:layer="layout" svg:width="11.6cm" svg:height="6cm" svg:x="4.6cm" svg:y="1.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3" xml:id="id98" draw:id="id98" draw:layer="layout" svg:width="3cm" svg:height="3.4cm" svg:x="7.6cm" svg:y="2cm">
          <draw:glue-point draw:id="4" svg:x="5cm" svg:y="-3cm"/>
          <draw:glue-point draw:id="5" svg:x="5cm" svg:y="3cm"/>
          <text:p text:style-name="P3">playback and trace</text:p>
          <text:p text:style-name="P3">buffe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3" xml:id="id91" draw:id="id91" draw:layer="layout" svg:width="1.8cm" svg:height="0.8cm" svg:x="8.8cm" svg:y="4.6cm">
          <draw:text-box>
            <text:p text:style-name="P1">trace</text:p>
          </draw:text-box>
        </draw:frame>
        <draw:frame draw:style-name="gr63" draw:text-style-name="P8" xml:id="id83" draw:id="id83" draw:layer="layout" svg:width="1.8cm" svg:height="0.8cm" svg:x="8.8cm" svg:y="2cm">
          <draw:text-box>
            <text:p>playback</text:p>
          </draw:text-box>
        </draw:frame>
        <draw:connector draw:style-name="gr69" draw:text-style-name="P9" xml:id="id88" draw:id="id88" draw:layer="layout" svg:x1="10.6cm" svg:y1="2.4cm" svg:x2="10.6cm" svg:y2="2.4cm" draw:start-shape="id83" draw:start-glue-point="1" draw:end-shape="id83" draw:end-glue-point="1" svg:d="M10600 2400z" svg:viewBox="0 0 1 1">
          <text:p/>
        </draw:connector>
        <draw:frame draw:style-name="gr97" draw:text-style-name="P8" xml:id="id85" draw:id="id85" draw:layer="layout" svg:width="1.8cm" svg:height="0.8cm" svg:x="7.6cm" svg:y="2cm">
          <draw:text-box>
            <text:p>data_in</text:p>
          </draw:text-box>
        </draw:frame>
        <draw:frame draw:style-name="gr97" draw:text-style-name="P8" xml:id="id86" draw:id="id86" draw:layer="layout" svg:width="1.8cm" svg:height="0.8cm" svg:x="7.6cm" svg:y="4.6cm">
          <draw:text-box>
            <text:p>data_out</text:p>
          </draw:text-box>
        </draw:frame>
        <draw:connector draw:style-name="gr118" draw:text-style-name="P6" draw:layer="layout" svg:x1="6.8cm" svg:y1="2.4cm" svg:x2="7.6cm" svg:y2="2.4cm" draw:start-shape="id84" draw:start-glue-point="0" draw:end-shape="id85" draw:end-glue-point="3" svg:d="M6800 2400h800" svg:viewBox="0 0 801 1">
          <text:p/>
        </draw:connector>
        <draw:connector draw:style-name="gr118" draw:text-style-name="P6" draw:layer="layout" svg:x1="7.6cm" svg:y1="5cm" svg:x2="6.8cm" svg:y2="5cm" draw:start-shape="id86" draw:start-glue-point="3" draw:end-shape="id87" svg:d="M7600 5000h-800" svg:viewBox="0 0 801 1">
          <text:p/>
        </draw:connector>
        <draw:custom-shape draw:style-name="gr61" draw:text-style-name="P3" draw:layer="layout" svg:width="1.6cm" svg:height="3.4cm" svg:x="11.4cm" svg:y="2cm">
          <draw:glue-point draw:id="4" svg:x="5cm" svg:y="-3cm"/>
          <draw:glue-point draw:id="5" svg:x="5cm" svg:y="3cm"/>
          <text:p text:style-name="P3">playback execu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9" draw:text-style-name="P7" xml:id="id90" draw:id="id90" draw:layer="layout" svg:width="2cm" svg:height="0.8cm" svg:x="11.4cm" svg:y="4.6cm">
          <draw:text-box>
            <text:p text:style-name="P6">trace</text:p>
          </draw:text-box>
        </draw:frame>
        <draw:frame draw:style-name="gr120" draw:text-style-name="P8" xml:id="id89" draw:id="id89" draw:layer="layout" svg:width="2cm" svg:height="0.8cm" svg:x="11.4cm" svg:y="2cm">
          <draw:text-box>
            <text:p>playback</text:p>
          </draw:text-box>
        </draw:frame>
        <draw:connector draw:style-name="gr118" draw:text-style-name="P6" draw:layer="layout" svg:x1="10.6cm" svg:y1="2.4cm" svg:x2="11.4cm" svg:y2="2.4cm" draw:start-shape="id88" draw:start-glue-point="0" draw:end-shape="id89" draw:end-glue-point="3" svg:d="M10600 2400h800" svg:viewBox="0 0 801 1">
          <text:p/>
        </draw:connector>
        <draw:connector draw:style-name="gr118" draw:text-style-name="P6" draw:layer="layout" svg:x1="11.4cm" svg:y1="5cm" svg:x2="10.6cm" svg:y2="5cm" draw:start-shape="id90" draw:start-glue-point="3" draw:end-shape="id91" draw:end-glue-point="1" svg:d="M11400 5000h-800" svg:viewBox="0 0 801 1">
          <text:p/>
        </draw:connector>
        <draw:frame draw:style-name="gr111" draw:text-style-name="P3" draw:layer="layout" svg:width="1.4cm" svg:height="0.441cm" svg:x="4.6cm" svg:y="1.2cm">
          <draw:text-box>
            <text:p text:style-name="P1">FPGA</text:p>
          </draw:text-box>
        </draw:frame>
        <draw:custom-shape draw:style-name="gr121" draw:text-style-name="P3" xml:id="id94" draw:id="id94" draw:layer="layout" svg:width="2cm" svg:height="3.4cm" svg:x="13.7cm" svg:y="2cm">
          <draw:glue-point draw:id="4" svg:x="5cm" svg:y="-3cm"/>
          <draw:glue-point draw:id="5" svg:x="5cm" svg:y="3cm"/>
          <text:p text:style-name="P3">PHY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9" draw:text-style-name="P7" xml:id="id93" draw:id="id93" draw:layer="layout" svg:width="2cm" svg:height="0.8cm" svg:x="13.7cm" svg:y="4.6cm">
          <draw:text-box>
            <text:p text:style-name="P6">from ASIC</text:p>
          </draw:text-box>
        </draw:frame>
        <draw:frame draw:style-name="gr120" draw:text-style-name="P8" xml:id="id92" draw:id="id92" draw:layer="layout" svg:width="2cm" svg:height="0.8cm" svg:x="13.7cm" svg:y="2cm">
          <draw:text-box>
            <text:p>to ASIC </text:p>
          </draw:text-box>
        </draw:frame>
        <draw:connector draw:style-name="gr118" draw:text-style-name="P6" draw:layer="layout" svg:x1="13cm" svg:y1="2.4cm" svg:x2="13.7cm" svg:y2="2.4cm" draw:end-shape="id92" draw:end-glue-point="3" svg:d="M13000 2400h700" svg:viewBox="0 0 701 1">
          <text:p/>
        </draw:connector>
        <draw:connector draw:style-name="gr118" draw:text-style-name="P6" draw:layer="layout" svg:x1="13.7cm" svg:y1="5cm" svg:x2="13cm" svg:y2="5cm" draw:start-shape="id93" draw:start-glue-point="3" svg:d="M13700 5000h-700" svg:viewBox="0 0 701 1">
          <text:p/>
        </draw:connector>
        <draw:connector draw:style-name="gr43" draw:text-style-name="P6" draw:layer="layout" svg:x1="15.7cm" svg:y1="3.7cm" svg:x2="16.7cm" svg:y2="3.7cm" draw:start-shape="id94" draw:start-glue-point="1" draw:end-shape="id95" draw:end-glue-point="3" svg:d="M15700 3700h1000" svg:viewBox="0 0 1001 1">
          <text:p/>
        </draw:connector>
        <draw:custom-shape draw:style-name="gr122" draw:text-style-name="P3" xml:id="id96" draw:id="id96" draw:layer="layout" svg:width="2cm" svg:height="1.2cm" svg:x="13.7cm" svg:y="5.8cm">
          <draw:glue-point draw:id="4" svg:x="5cm" svg:y="-3cm"/>
          <draw:glue-point draw:id="5" svg:x="5cm" svg:y="3cm"/>
          <text:p text:style-name="P3">DRAM </text:p>
          <text:p text:style-name="P3">controll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3" xml:id="id97" draw:id="id97" draw:layer="layout" svg:width="2.3cm" svg:height="1.2cm" svg:x="16.7cm" svg:y="5.8cm">
          <draw:glue-point draw:id="4" svg:x="5cm" svg:y="-3cm"/>
          <draw:glue-point draw:id="5" svg:x="5cm" svg:y="3cm"/>
          <text:p text:style-name="P3">DRAM 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6" draw:layer="layout" svg:x1="15.7cm" svg:y1="6.4cm" svg:x2="16.7cm" svg:y2="6.4cm" draw:start-shape="id96" draw:start-glue-point="1" draw:end-shape="id97" draw:end-glue-point="3" svg:d="M15700 6400h1000" svg:viewBox="0 0 1001 1">
          <text:p/>
        </draw:connector>
        <draw:connector draw:style-name="gr124" draw:text-style-name="P6" draw:layer="layout" svg:x1="13.7cm" svg:y1="6.4cm" svg:x2="9.1cm" svg:y2="5.4cm" draw:start-shape="id96" draw:start-glue-point="3" draw:end-shape="id98" draw:end-glue-point="2" svg:d="M13700 6400h-4600v-1000" svg:viewBox="0 0 4601 1001">
          <text:p/>
        </draw:connector>
      </draw:page>
      <draw:page draw:name="page5" draw:style-name="dp1" draw:master-page-name="Default">
        <office:forms form:automatic-focus="false" form:apply-design-mode="false"/>
        <draw:custom-shape draw:style-name="gr125" draw:text-style-name="P3" xml:id="id99" draw:id="id99" draw:layer="layout" svg:width="2.4cm" svg:height="1.6cm" svg:x="1cm" svg:y="2.2cm">
          <text:p/>
          <draw:enhanced-geometry svg:viewBox="0 0 21600 21600" draw:type="rectangle" draw:enhanced-path="M 0 0 L 21600 0 21600 21600 0 21600 0 0 Z N"/>
        </draw:custom-shape>
        <draw:frame draw:style-name="gr126" draw:text-style-name="P11" draw:layer="layout" svg:width="2.4cm" svg:height="1.6cm" svg:x="1cm" svg:y="2.2cm">
          <draw:text-box>
            <text:p text:style-name="P6">emit_dummy(1)</text:p>
            <text:p text:style-name="P6">reset_sleep()</text:p>
            <text:p text:style-name="P6"/>
            <text:p text:style-name="P6">reset_sleep()</text:p>
          </draw:text-box>
        </draw:frame>
        <draw:frame draw:style-name="gr126" draw:text-style-name="P11" draw:layer="layout" svg:width="2.4cm" svg:height="1.6cm" svg:x="11.4cm" svg:y="2.2cm">
          <draw:text-box>
            <text:p text:style-name="P6">reset_sleep()</text:p>
            <text:p text:style-name="P6"/>
            <text:p text:style-name="P6">reset_sleep()</text:p>
            <text:p text:style-name="P13">emit_dummy(1)</text:p>
          </draw:text-box>
        </draw:frame>
        <draw:frame draw:style-name="gr126" draw:text-style-name="P11" draw:layer="layout" svg:width="2.4cm" svg:height="1.6cm" svg:x="4cm" svg:y="2.2cm">
          <draw:text-box>
            <text:p text:style-name="P6">reset_sleep()</text:p>
            <text:p text:style-name="P6"/>
            <text:p text:style-name="P6">reset_sleep()</text:p>
          </draw:text-box>
        </draw:frame>
        <draw:frame draw:style-name="gr126" draw:text-style-name="P11" draw:layer="layout" svg:width="2.4cm" svg:height="1.6cm" svg:x="8.4cm" svg:y="2.2cm">
          <draw:text-box>
            <text:p text:style-name="P6">reset_sleep()</text:p>
            <text:p text:style-name="P6"/>
            <text:p text:style-name="P6">reset_sleep()</text:p>
          </draw:text-box>
        </draw:frame>
        <draw:polyline draw:style-name="gr40" draw:text-style-name="P6" draw:layer="layout" svg:width="0.199cm" svg:height="0.799cm" svg:x="2.6cm" svg:y="2.8cm" svg:viewBox="0 0 200 800" draw:points="0,0 200,0 200,800 0,800">
          <text:p/>
        </draw:polyline>
        <draw:frame draw:style-name="gr127" draw:text-style-name="P2" draw:layer="layout" svg:width="1.176cm" svg:height="0.53cm" draw:transform="rotate (-1.5707963267949) translate (3.32cm 2.631cm)">
          <draw:text-box>
            <text:p>N – 1 times </text:p>
          </draw:text-box>
        </draw:frame>
        <draw:polyline draw:style-name="gr40" draw:text-style-name="P6" draw:layer="layout" svg:width="0.199cm" svg:height="0.799cm" svg:x="5.6cm" svg:y="2.6cm" svg:viewBox="0 0 200 800" draw:points="0,0 200,0 200,800 0,800">
          <text:p/>
        </draw:polyline>
        <draw:frame draw:style-name="gr128" draw:text-style-name="P2" draw:layer="layout" svg:width="0.892cm" svg:height="0.53cm" draw:transform="rotate (-1.5707963267949) translate (6.32cm 2.542cm)">
          <draw:text-box>
            <text:p>N times </text:p>
          </draw:text-box>
        </draw:frame>
        <draw:polyline draw:style-name="gr40" draw:text-style-name="P6" draw:layer="layout" svg:width="0.199cm" svg:height="0.799cm" svg:x="10cm" svg:y="2.623cm" svg:viewBox="0 0 200 800" draw:points="0,0 200,0 200,800 0,800">
          <text:p/>
        </draw:polyline>
        <draw:frame draw:style-name="gr128" draw:text-style-name="P2" draw:layer="layout" svg:width="0.892cm" svg:height="0.53cm" draw:transform="rotate (-1.5707963267949) translate (10.72cm 2.565cm)">
          <draw:text-box>
            <text:p>N times </text:p>
          </draw:text-box>
        </draw:frame>
        <draw:polyline draw:style-name="gr40" draw:text-style-name="P6" draw:layer="layout" svg:width="0.199cm" svg:height="0.799cm" svg:x="13cm" svg:y="2.4cm" svg:viewBox="0 0 200 800" draw:points="0,0 200,0 200,800 0,800">
          <text:p/>
        </draw:polyline>
        <draw:frame draw:style-name="gr127" draw:text-style-name="P2" draw:layer="layout" svg:width="1.176cm" svg:height="0.53cm" draw:transform="rotate (-1.5707963267949) translate (13.72cm 2.231cm)">
          <draw:text-box>
            <text:p>N – 1 times </text:p>
          </draw:text-box>
        </draw:frame>
        <draw:polyline draw:style-name="gr41" draw:text-style-name="P7" draw:layer="layout" svg:width="0.199cm" svg:height="6.799cm" draw:transform="rotate (1.5707963267949) translate (4cm 2cm)" svg:viewBox="0 0 200 6800" draw:points="0,0 200,0 200,6800 0,6800">
          <text:p text:style-name="P6"><text:s/></text:p>
        </draw:polyline>
        <draw:frame draw:style-name="gr129" draw:text-style-name="P11" draw:layer="layout" svg:width="6.8cm" svg:height="0.289cm" svg:x="4cm" svg:y="1.511cm">
          <draw:text-box>
            <text:p text:style-name="P6">2044 times </text:p>
          </draw:text-box>
        </draw:frame>
        <draw:custom-shape draw:style-name="gr125" draw:text-style-name="P3" xml:id="id100" draw:id="id100" draw:layer="layout" svg:width="2.4cm" svg:height="1.6cm" svg:x="4cm" svg:y="2.2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3" xml:id="id101" draw:id="id101" draw:layer="layout" svg:width="2.4cm" svg:height="1.6cm" svg:x="8.4cm" svg:y="2.2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3" xml:id="id102" draw:id="id102" draw:layer="layout" svg:width="2.4cm" svg:height="1.6cm" svg:x="11.4cm" svg:y="2.2cm">
          <text:p/>
          <draw:enhanced-geometry svg:viewBox="0 0 21600 21600" draw:type="rectangle" draw:enhanced-path="M 0 0 L 21600 0 21600 21600 0 21600 0 0 Z N"/>
        </draw:custom-shape>
        <draw:connector draw:style-name="gr118" draw:text-style-name="P6" draw:layer="layout" svg:x1="3.4cm" svg:y1="3cm" svg:x2="4cm" svg:y2="3cm" draw:start-shape="id99" draw:start-glue-point="1" draw:end-shape="id100" draw:end-glue-point="3" svg:d="M3400 3000h600" svg:viewBox="0 0 601 1">
          <text:p/>
        </draw:connector>
        <draw:connector draw:style-name="gr118" draw:text-style-name="P6" draw:layer="layout" svg:x1="6.4cm" svg:y1="3cm" svg:x2="6.957cm" svg:y2="3cm" draw:start-shape="id100" draw:start-glue-point="1" svg:d="M6400 3000h557" svg:viewBox="0 0 558 1">
          <text:p/>
        </draw:connector>
        <draw:connector draw:style-name="gr118" draw:text-style-name="P6" draw:layer="layout" svg:x1="7.8cm" svg:y1="3cm" svg:x2="8.4cm" svg:y2="3cm" draw:end-shape="id101" draw:end-glue-point="3" svg:d="M7800 3000h600" svg:viewBox="0 0 601 1">
          <text:p/>
        </draw:connector>
        <draw:connector draw:style-name="gr118" draw:text-style-name="P6" draw:layer="layout" svg:x1="10.8cm" svg:y1="3cm" svg:x2="11.4cm" svg:y2="3cm" draw:start-shape="id101" draw:start-glue-point="1" draw:end-shape="id102" draw:end-glue-point="3" svg:d="M10800 3000h600" svg:viewBox="0 0 601 1">
          <text:p/>
        </draw:connector>
        <draw:custom-shape draw:style-name="gr125" draw:text-style-name="P3" draw:layer="layout" svg:width="2.4cm" svg:height="1.6cm" svg:x="1cm" svg:y="4.6cm">
          <text:p/>
          <draw:enhanced-geometry svg:viewBox="0 0 21600 21600" draw:type="rectangle" draw:enhanced-path="M 0 0 L 21600 0 21600 21600 0 21600 0 0 Z N"/>
        </draw:custom-shape>
        <draw:frame draw:style-name="gr126" draw:text-style-name="P11" draw:layer="layout" svg:width="2.4cm" svg:height="1.6cm" svg:x="14.4cm" svg:y="2.2cm">
          <draw:text-box>
            <text:p text:style-name="P6">halt()</text:p>
          </draw:text-box>
        </draw:frame>
        <draw:custom-shape draw:style-name="gr125" draw:text-style-name="P3" xml:id="id103" draw:id="id103" draw:layer="layout" svg:width="2.4cm" svg:height="1.6cm" svg:x="14.4cm" svg:y="2.2cm">
          <text:p/>
          <draw:enhanced-geometry svg:viewBox="0 0 21600 21600" draw:type="rectangle" draw:enhanced-path="M 0 0 L 21600 0 21600 21600 0 21600 0 0 Z N"/>
        </draw:custom-shape>
        <draw:connector draw:style-name="gr118" draw:text-style-name="P6" draw:layer="layout" svg:x1="13.8cm" svg:y1="3cm" svg:x2="14.4cm" svg:y2="3cm" draw:start-shape="id102" draw:start-glue-point="1" draw:end-shape="id103" draw:end-glue-point="3" svg:d="M13800 3000h600" svg:viewBox="0 0 601 1">
          <text:p/>
        </draw:connector>
        <draw:frame draw:style-name="gr130" draw:text-style-name="P11" draw:layer="layout" svg:width="2.4cm" svg:height="0.289cm" svg:x="1cm" svg:y="4.6cm">
          <draw:text-box>
            <text:p text:style-name="P6">Buffer length: 3 · 64 bit</text:p>
          </draw:text-box>
        </draw:frame>
        <draw:frame draw:style-name="gr131" draw:text-style-name="P11" draw:layer="layout" svg:width="2.4cm" svg:height="0.4cm" svg:x="1cm" svg:y="4.2cm">
          <draw:text-box>
            <text:p text:style-name="P6">trace chain:</text:p>
          </draw:text-box>
        </draw:frame>
        <draw:frame draw:style-name="gr131" draw:text-style-name="P11" draw:layer="layout" svg:width="1.53cm" svg:height="0.4cm" svg:x="1cm" svg:y="1.8cm">
          <draw:text-box>
            <text:p text:style-name="P6">playback chain:</text:p>
          </draw:text-box>
        </draw:frame>
        <draw:polyline draw:style-name="gr41" draw:text-style-name="P7" draw:layer="layout" svg:width="0.199cm" svg:height="6.799cm" draw:transform="rotate (1.5707963267949) translate (1cm 10.4cm)" svg:viewBox="0 0 200 6800" draw:points="0,0 200,0 200,6800 0,6800">
          <text:p text:style-name="P6"><text:s/></text:p>
        </draw:polyline>
        <draw:frame draw:style-name="gr129" draw:text-style-name="P11" draw:layer="layout" svg:width="6.8cm" svg:height="0.289cm" svg:x="1cm" svg:y="9.911cm">
          <draw:text-box>
            <text:p text:style-name="P6">2046 times </text:p>
          </draw:text-box>
        </draw:frame>
        <draw:custom-shape draw:style-name="gr125" draw:text-style-name="P3" xml:id="id115" draw:id="id115" draw:layer="layout" svg:width="2.4cm" svg:height="1.6cm" svg:x="1cm" svg:y="10.6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3" xml:id="id104" draw:id="id104" draw:layer="layout" svg:width="2.4cm" svg:height="1.6cm" svg:x="5.4cm" svg:y="10.6cm">
          <text:p/>
          <draw:enhanced-geometry svg:viewBox="0 0 21600 21600" draw:type="rectangle" draw:enhanced-path="M 0 0 L 21600 0 21600 21600 0 21600 0 0 Z N"/>
        </draw:custom-shape>
        <draw:frame draw:style-name="gr131" draw:text-style-name="P11" draw:layer="layout" svg:width="2.4cm" svg:height="0.4cm" svg:x="1cm" svg:y="7.4cm">
          <draw:text-box>
            <text:p text:style-name="P6">playback chain:</text:p>
          </draw:text-box>
        </draw:frame>
        <draw:frame draw:style-name="gr131" draw:text-style-name="P11" draw:layer="layout" svg:width="1.53cm" svg:height="0.4cm" svg:x="1cm" svg:y="9.8cm">
          <draw:text-box>
            <text:p text:style-name="P6">trace chain:</text:p>
          </draw:text-box>
        </draw:frame>
        <draw:custom-shape draw:style-name="gr125" draw:text-style-name="P3" draw:layer="layout" svg:width="2.4cm" svg:height="1.6cm" svg:x="1cm" svg:y="7.8cm">
          <text:p/>
          <draw:enhanced-geometry svg:viewBox="0 0 21600 21600" draw:type="rectangle" draw:enhanced-path="M 0 0 L 21600 0 21600 21600 0 21600 0 0 Z N"/>
        </draw:custom-shape>
        <draw:frame draw:style-name="gr126" draw:text-style-name="P11" draw:layer="layout" svg:width="2.4cm" svg:height="1.6cm" svg:x="1cm" svg:y="7.8cm">
          <draw:text-box>
            <text:p text:style-name="P6">configure_timeout()</text:p>
            <text:p text:style-name="P6">emit_dummy(N · 2046)</text:p>
            <text:p text:style-name="P6">wait_for_idle()</text:p>
            <text:p text:style-name="P6">halt()</text:p>
          </draw:text-box>
        </draw:frame>
        <draw:custom-shape draw:style-name="gr125" draw:text-style-name="P3" xml:id="id105" draw:id="id105" draw:layer="layout" svg:width="2.4cm" svg:height="1.6cm" svg:x="8.4cm" svg:y="10.6cm">
          <text:p/>
          <draw:enhanced-geometry svg:viewBox="0 0 21600 21600" draw:type="rectangle" draw:enhanced-path="M 0 0 L 21600 0 21600 21600 0 21600 0 0 Z N"/>
        </draw:custom-shape>
        <draw:frame draw:style-name="gr132" draw:text-style-name="P11" draw:layer="layout" svg:width="2.4cm" svg:height="0.715cm" svg:x="8.4cm" svg:y="10.409cm">
          <draw:text-box>
            <text:p text:style-name="P6">Buffer length: 1 · 64 bits</text:p>
          </draw:text-box>
        </draw:frame>
        <draw:frame draw:style-name="gr132" draw:text-style-name="P11" draw:layer="layout" svg:width="2.4cm" svg:height="0.715cm" svg:x="1cm" svg:y="10.409cm">
          <draw:text-box>
            <text:p text:style-name="P6">Buffer length: N · 64 bit</text:p>
          </draw:text-box>
        </draw:frame>
        <draw:frame draw:style-name="gr132" draw:text-style-name="P11" draw:layer="layout" svg:width="2.4cm" svg:height="0.715cm" svg:x="5.4cm" svg:y="10.409cm">
          <draw:text-box>
            <text:p text:style-name="P6">Buffer length: N · 64 bit</text:p>
          </draw:text-box>
        </draw:frame>
        <draw:connector draw:style-name="gr118" draw:text-style-name="P6" draw:layer="layout" svg:x1="7.8cm" svg:y1="11.4cm" svg:x2="8.4cm" svg:y2="11.4cm" draw:start-shape="id104" draw:start-glue-point="1" draw:end-shape="id105" draw:end-glue-point="3" svg:d="M7800 11400h600" svg:viewBox="0 0 601 1">
          <text:p/>
        </draw:connector>
        <draw:custom-shape draw:style-name="gr125" draw:text-style-name="P3" xml:id="id106" draw:id="id106" draw:layer="layout" svg:width="2.4cm" svg:height="1.6cm" svg:x="4.2cm" svg:y="14.4cm">
          <text:p/>
          <draw:enhanced-geometry svg:viewBox="0 0 21600 21600" draw:type="rectangle" draw:enhanced-path="M 0 0 L 21600 0 21600 21600 0 21600 0 0 Z N"/>
        </draw:custom-shape>
        <draw:frame draw:style-name="gr126" draw:text-style-name="P11" draw:layer="layout" svg:width="2.4cm" svg:height="1.6cm" svg:x="4.2cm" svg:y="14.4cm">
          <draw:text-box>
            <text:p text:style-name="P6">emit_dummy(N·1022)</text:p>
            <text:p text:style-name="P6">reset_sleep()</text:p>
            <text:p text:style-name="P6"/>
            <text:p text:style-name="P6">reset_sleep()</text:p>
          </draw:text-box>
        </draw:frame>
        <draw:frame draw:style-name="gr126" draw:text-style-name="P11" draw:layer="layout" svg:width="2.4cm" svg:height="1.6cm" svg:x="14.6cm" svg:y="14.4cm">
          <draw:text-box>
            <text:p text:style-name="P6">reset_sleep()</text:p>
            <text:p text:style-name="P6"/>
            <text:p text:style-name="P6">reset_sleep()</text:p>
            <text:p text:style-name="P13">read_systime()</text:p>
          </draw:text-box>
        </draw:frame>
        <draw:frame draw:style-name="gr126" draw:text-style-name="P11" draw:layer="layout" svg:width="2.4cm" svg:height="1.6cm" svg:x="7.2cm" svg:y="14.4cm">
          <draw:text-box>
            <text:p text:style-name="P6">reset_sleep()</text:p>
            <text:p text:style-name="P6"/>
            <text:p text:style-name="P6">reset_sleep()</text:p>
          </draw:text-box>
        </draw:frame>
        <draw:frame draw:style-name="gr126" draw:text-style-name="P11" draw:layer="layout" svg:width="2.4cm" svg:height="1.6cm" svg:x="11.6cm" svg:y="14.4cm">
          <draw:text-box>
            <text:p text:style-name="P6">reset_sleep()</text:p>
            <text:p text:style-name="P6"/>
            <text:p text:style-name="P6">reset_sleep()</text:p>
          </draw:text-box>
        </draw:frame>
        <draw:polyline draw:style-name="gr40" draw:text-style-name="P6" draw:layer="layout" svg:width="0.199cm" svg:height="0.799cm" svg:x="5.8cm" svg:y="15cm" svg:viewBox="0 0 200 800" draw:points="0,0 200,0 200,800 0,800">
          <text:p/>
        </draw:polyline>
        <draw:frame draw:style-name="gr127" draw:text-style-name="P2" draw:layer="layout" svg:width="1.176cm" svg:height="0.53cm" draw:transform="rotate (-1.5707963267949) translate (6.52cm 14.831cm)">
          <draw:text-box>
            <text:p>N – 1 times </text:p>
          </draw:text-box>
        </draw:frame>
        <draw:polyline draw:style-name="gr40" draw:text-style-name="P6" draw:layer="layout" svg:width="0.199cm" svg:height="0.799cm" svg:x="8.8cm" svg:y="14.8cm" svg:viewBox="0 0 200 800" draw:points="0,0 200,0 200,800 0,800">
          <text:p/>
        </draw:polyline>
        <draw:frame draw:style-name="gr128" draw:text-style-name="P2" draw:layer="layout" svg:width="0.892cm" svg:height="0.53cm" draw:transform="rotate (-1.5707963267949) translate (9.52cm 14.742cm)">
          <draw:text-box>
            <text:p>N times </text:p>
          </draw:text-box>
        </draw:frame>
        <draw:polyline draw:style-name="gr40" draw:text-style-name="P6" draw:layer="layout" svg:width="0.199cm" svg:height="0.799cm" svg:x="13.2cm" svg:y="14.823cm" svg:viewBox="0 0 200 800" draw:points="0,0 200,0 200,800 0,800">
          <text:p/>
        </draw:polyline>
        <draw:frame draw:style-name="gr128" draw:text-style-name="P2" draw:layer="layout" svg:width="0.892cm" svg:height="0.53cm" draw:transform="rotate (-1.5707963267949) translate (13.92cm 14.765cm)">
          <draw:text-box>
            <text:p>N times </text:p>
          </draw:text-box>
        </draw:frame>
        <draw:polyline draw:style-name="gr40" draw:text-style-name="P6" draw:layer="layout" svg:width="0.199cm" svg:height="0.799cm" svg:x="16.2cm" svg:y="14.6cm" svg:viewBox="0 0 200 800" draw:points="0,0 200,0 200,800 0,800">
          <text:p/>
        </draw:polyline>
        <draw:frame draw:style-name="gr127" draw:text-style-name="P2" draw:layer="layout" svg:width="1.176cm" svg:height="0.53cm" draw:transform="rotate (-1.5707963267949) translate (16.92cm 14.431cm)">
          <draw:text-box>
            <text:p>N – 1 times </text:p>
          </draw:text-box>
        </draw:frame>
        <draw:polyline draw:style-name="gr41" draw:text-style-name="P7" draw:layer="layout" svg:width="0.199cm" svg:height="6.799cm" draw:transform="rotate (1.5707963267949) translate (7.2cm 14.2cm)" svg:viewBox="0 0 200 6800" draw:points="0,0 200,0 200,6800 0,6800">
          <text:p text:style-name="P6"><text:s/></text:p>
        </draw:polyline>
        <draw:frame draw:style-name="gr129" draw:text-style-name="P11" draw:layer="layout" svg:width="6.8cm" svg:height="0.289cm" svg:x="7.2cm" svg:y="13.711cm">
          <draw:text-box>
            <text:p text:style-name="P6">1020 times </text:p>
          </draw:text-box>
        </draw:frame>
        <draw:custom-shape draw:style-name="gr125" draw:text-style-name="P3" xml:id="id107" draw:id="id107" draw:layer="layout" svg:width="2.4cm" svg:height="1.6cm" svg:x="7.2cm" svg:y="14.4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3" xml:id="id108" draw:id="id108" draw:layer="layout" svg:width="2.4cm" svg:height="1.6cm" svg:x="11.6cm" svg:y="14.4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3" xml:id="id109" draw:id="id109" draw:layer="layout" svg:width="2.4cm" svg:height="1.6cm" svg:x="14.6cm" svg:y="14.4cm">
          <text:p/>
          <draw:enhanced-geometry svg:viewBox="0 0 21600 21600" draw:type="rectangle" draw:enhanced-path="M 0 0 L 21600 0 21600 21600 0 21600 0 0 Z N"/>
        </draw:custom-shape>
        <draw:connector draw:style-name="gr118" draw:text-style-name="P6" draw:layer="layout" svg:x1="6.6cm" svg:y1="15.2cm" svg:x2="7.2cm" svg:y2="15.2cm" draw:start-shape="id106" draw:start-glue-point="1" draw:end-shape="id107" draw:end-glue-point="3" svg:d="M6600 15200h600" svg:viewBox="0 0 601 1">
          <text:p/>
        </draw:connector>
        <draw:connector draw:style-name="gr118" draw:text-style-name="P6" draw:layer="layout" svg:x1="14cm" svg:y1="15.2cm" svg:x2="14.6cm" svg:y2="15.2cm" draw:start-shape="id108" draw:start-glue-point="1" draw:end-shape="id109" draw:end-glue-point="3" svg:d="M14000 15200h600" svg:viewBox="0 0 601 1">
          <text:p/>
        </draw:connector>
        <draw:frame draw:style-name="gr126" draw:text-style-name="P11" draw:layer="layout" svg:width="0.8cm" svg:height="1.6cm" svg:x="17.6cm" svg:y="14.4cm">
          <draw:text-box>
            <text:p text:style-name="P6">halt()</text:p>
          </draw:text-box>
        </draw:frame>
        <draw:custom-shape draw:style-name="gr133" draw:text-style-name="P3" xml:id="id110" draw:id="id110" draw:layer="layout" svg:width="0.8cm" svg:height="1.6cm" svg:x="17.6cm" svg:y="14.4cm">
          <text:p/>
          <draw:enhanced-geometry svg:viewBox="0 0 21600 21600" draw:type="rectangle" draw:enhanced-path="M 0 0 L 21600 0 21600 21600 0 21600 0 0 Z N"/>
        </draw:custom-shape>
        <draw:connector draw:style-name="gr118" draw:text-style-name="P6" draw:layer="layout" svg:x1="17cm" svg:y1="15.2cm" svg:x2="17.6cm" svg:y2="15.2cm" draw:start-shape="id109" draw:start-glue-point="1" draw:end-shape="id110" draw:end-glue-point="3" svg:d="M17000 15200h600" svg:viewBox="0 0 601 1">
          <text:p/>
        </draw:connector>
        <draw:frame draw:style-name="gr131" draw:text-style-name="P11" draw:layer="layout" svg:width="1.53cm" svg:height="0.4cm" svg:x="1.4cm" svg:y="14cm">
          <draw:text-box>
            <text:p text:style-name="P6">playback chain:</text:p>
          </draw:text-box>
        </draw:frame>
        <draw:polyline draw:style-name="gr41" draw:text-style-name="P7" draw:layer="layout" svg:width="0.199cm" svg:height="6.399cm" draw:transform="rotate (1.5707963267949) translate (1.4cm 17cm)" svg:viewBox="0 0 200 6400" draw:points="0,0 200,0 200,6400 0,6400">
          <text:p text:style-name="P6"><text:s/></text:p>
        </draw:polyline>
        <draw:frame draw:style-name="gr129" draw:text-style-name="P11" draw:layer="layout" svg:width="6.8cm" svg:height="0.289cm" svg:x="1cm" svg:y="16.511cm">
          <draw:text-box>
            <text:p text:style-name="P6">1022 times </text:p>
          </draw:text-box>
        </draw:frame>
        <draw:custom-shape draw:style-name="gr134" draw:text-style-name="P3" xml:id="id114" draw:id="id114" draw:layer="layout" svg:width="2cm" svg:height="1.6cm" svg:x="1.4cm" svg:y="17.2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3" xml:id="id111" draw:id="id111" draw:layer="layout" svg:width="2.4cm" svg:height="1.6cm" svg:x="5.4cm" svg:y="17.2cm">
          <text:p/>
          <draw:enhanced-geometry svg:viewBox="0 0 21600 21600" draw:type="rectangle" draw:enhanced-path="M 0 0 L 21600 0 21600 21600 0 21600 0 0 Z N"/>
        </draw:custom-shape>
        <draw:frame draw:style-name="gr131" draw:text-style-name="P11" draw:layer="layout" svg:width="1.53cm" svg:height="0.4cm" svg:x="1.4cm" svg:y="16.4cm">
          <draw:text-box>
            <text:p text:style-name="P6">trace chain:</text:p>
          </draw:text-box>
        </draw:frame>
        <draw:custom-shape draw:style-name="gr125" draw:text-style-name="P3" xml:id="id112" draw:id="id112" draw:layer="layout" svg:width="2.4cm" svg:height="1.6cm" svg:x="8.4cm" svg:y="17.2cm">
          <text:p/>
          <draw:enhanced-geometry svg:viewBox="0 0 21600 21600" draw:type="rectangle" draw:enhanced-path="M 0 0 L 21600 0 21600 21600 0 21600 0 0 Z N"/>
        </draw:custom-shape>
        <draw:frame draw:style-name="gr132" draw:text-style-name="P11" draw:layer="layout" svg:width="2.4cm" svg:height="0.715cm" svg:x="8.4cm" svg:y="16.987cm">
          <draw:text-box>
            <text:p text:style-name="P6">Buffer length: 2 · 64 bit</text:p>
          </draw:text-box>
        </draw:frame>
        <draw:frame draw:style-name="gr135" draw:text-style-name="P11" draw:layer="layout" svg:width="2cm" svg:height="0.239cm" svg:x="1.375cm" svg:y="17.201cm">
          <draw:text-box>
            <text:p text:style-name="P6">Buffer length: N·64 bit</text:p>
          </draw:text-box>
        </draw:frame>
        <draw:frame draw:style-name="gr132" draw:text-style-name="P11" draw:layer="layout" svg:width="2.4cm" svg:height="0.715cm" svg:x="5.4cm" svg:y="16.987cm">
          <draw:text-box>
            <text:p text:style-name="P6">Buffer length: N · 64 bit</text:p>
          </draw:text-box>
        </draw:frame>
        <draw:connector draw:style-name="gr118" draw:text-style-name="P6" draw:layer="layout" svg:x1="7.8cm" svg:y1="18cm" svg:x2="8.4cm" svg:y2="18cm" draw:start-shape="id111" draw:start-glue-point="1" draw:end-shape="id112" draw:end-glue-point="3" svg:d="M7800 18000h600" svg:viewBox="0 0 601 1">
          <text:p/>
        </draw:connector>
        <draw:frame draw:style-name="gr126" draw:text-style-name="P11" draw:layer="layout" svg:width="2cm" svg:height="1.6cm" svg:x="1.4cm" svg:y="14.4cm">
          <draw:text-box>
            <text:p text:style-name="P6">configure_timeout()</text:p>
          </draw:text-box>
        </draw:frame>
        <draw:custom-shape draw:style-name="gr134" draw:text-style-name="P3" xml:id="id113" draw:id="id113" draw:layer="layout" svg:width="2cm" svg:height="1.6cm" svg:x="1.4cm" svg:y="1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8" draw:text-style-name="P6" draw:layer="layout" svg:x1="3.4cm" svg:y1="15.2cm" svg:x2="4.2cm" svg:y2="15.2cm" draw:start-shape="id113" draw:start-glue-point="1" draw:end-shape="id106" draw:end-glue-point="3" svg:d="M3400 15200h800" svg:viewBox="0 0 801 1">
          <text:p/>
        </draw:connector>
        <draw:connector draw:style-name="gr118" draw:text-style-name="P6" draw:layer="layout" svg:x1="9.6cm" svg:y1="15.2cm" svg:x2="10.2cm" svg:y2="15.2cm" draw:start-shape="id107" draw:start-glue-point="1" svg:d="M9600 15200h600" svg:viewBox="0 0 601 1">
          <text:p/>
        </draw:connector>
        <draw:connector draw:style-name="gr118" draw:text-style-name="P6" draw:layer="layout" svg:x1="11.043cm" svg:y1="15.2cm" svg:x2="11.6cm" svg:y2="15.2cm" draw:end-shape="id108" draw:end-glue-point="3" svg:d="M11043 15200h557" svg:viewBox="0 0 558 1">
          <text:p/>
        </draw:connector>
        <draw:connector draw:style-name="gr118" draw:text-style-name="P6" draw:layer="layout" svg:x1="3.4cm" svg:y1="18cm" svg:x2="3.957cm" svg:y2="18cm" draw:start-shape="id114" draw:start-glue-point="1" svg:d="M3400 18000h557" svg:viewBox="0 0 558 1">
          <text:p/>
        </draw:connector>
        <draw:connector draw:style-name="gr118" draw:text-style-name="P6" draw:layer="layout" svg:x1="4.8cm" svg:y1="18cm" svg:x2="5.4cm" svg:y2="18cm" draw:end-shape="id111" draw:end-glue-point="3" svg:d="M4800 18000h600" svg:viewBox="0 0 601 1">
          <text:p/>
        </draw:connector>
        <draw:connector draw:style-name="gr118" draw:text-style-name="P6" draw:layer="layout" svg:x1="3.4cm" svg:y1="11.4cm" svg:x2="3.957cm" svg:y2="11.4cm" draw:start-shape="id115" draw:start-glue-point="1" svg:d="M3400 11400h557" svg:viewBox="0 0 558 1">
          <text:p/>
        </draw:connector>
        <draw:connector draw:style-name="gr118" draw:text-style-name="P6" draw:layer="layout" svg:x1="4.8cm" svg:y1="11.4cm" svg:x2="5.4cm" svg:y2="11.4cm" draw:end-shape="id104" draw:end-glue-point="3" svg:d="M4800 11400h600" svg:viewBox="0 0 601 1">
          <text:p/>
        </draw:connector>
        <draw:custom-shape draw:style-name="gr136" draw:text-style-name="P14" draw:layer="layout" svg:width="0.09cm" svg:height="0.09cm" draw:transform="rotate (-1.5707963267949) translate (7.6cm 2.95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7" draw:text-style-name="P14" draw:layer="layout" svg:width="0.09cm" svg:height="0.091cm" draw:transform="rotate (-1.5707963267949) translate (7.401cm 2.95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6" draw:text-style-name="P14" draw:layer="layout" svg:width="0.09cm" svg:height="0.09cm" draw:transform="rotate (-1.5707963267949) translate (7.2cm 2.95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6" draw:text-style-name="P14" draw:layer="layout" svg:width="0.09cm" svg:height="0.09cm" draw:transform="rotate (-1.5707963267949) translate (4.618cm 11.35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7" draw:text-style-name="P14" draw:layer="layout" svg:width="0.09cm" svg:height="0.091cm" draw:transform="rotate (-1.5707963267949) translate (4.419cm 11.35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6" draw:text-style-name="P14" draw:layer="layout" svg:width="0.09cm" svg:height="0.09cm" draw:transform="rotate (-1.5707963267949) translate (4.218cm 11.35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6" draw:text-style-name="P14" draw:layer="layout" svg:width="0.09cm" svg:height="0.09cm" draw:transform="rotate (-1.5707963267949) translate (4.624cm 17.9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7" draw:text-style-name="P14" draw:layer="layout" svg:width="0.09cm" svg:height="0.091cm" draw:transform="rotate (-1.5707963267949) translate (4.425cm 17.9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6" draw:text-style-name="P14" draw:layer="layout" svg:width="0.09cm" svg:height="0.09cm" draw:transform="rotate (-1.5707963267949) translate (4.224cm 17.9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6" draw:text-style-name="P14" draw:layer="layout" svg:width="0.09cm" svg:height="0.09cm" draw:transform="rotate (-1.5707963267949) translate (10.864cm 15.1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7" draw:text-style-name="P14" draw:layer="layout" svg:width="0.09cm" svg:height="0.091cm" draw:transform="rotate (-1.5707963267949) translate (10.665cm 15.1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6" draw:text-style-name="P14" draw:layer="layout" svg:width="0.09cm" svg:height="0.09cm" draw:transform="rotate (-1.5707963267949) translate (10.464cm 15.1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8" draw:text-style-name="P14" draw:layer="layout" svg:width="0.038cm" svg:height="0.038cm" draw:transform="rotate (-3.14159265358979) translate (4.572cm 3.13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8" draw:text-style-name="P14" draw:layer="layout" svg:width="0.038cm" svg:height="0.038cm" draw:transform="rotate (-3.14159265358979) translate (4.572cm 3.0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8" draw:text-style-name="P14" draw:layer="layout" svg:width="0.038cm" svg:height="0.038cm" draw:transform="rotate (-3.14159265358979) translate (4.572cm 2.96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8" draw:text-style-name="P14" draw:layer="layout" svg:width="0.038cm" svg:height="0.038cm" draw:transform="rotate (-3.14159265358979) translate (1.572cm 3.2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8" draw:text-style-name="P14" draw:layer="layout" svg:width="0.038cm" svg:height="0.038cm" draw:transform="rotate (-3.14159265358979) translate (1.572cm 3.17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8" draw:text-style-name="P14" draw:layer="layout" svg:width="0.038cm" svg:height="0.038cm" draw:transform="rotate (-3.14159265358979) translate (1.572cm 3.09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8" draw:text-style-name="P14" draw:layer="layout" svg:width="0.038cm" svg:height="0.038cm" draw:transform="rotate (-3.14159265358979) translate (8.978cm 3.14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8" draw:text-style-name="P14" draw:layer="layout" svg:width="0.038cm" svg:height="0.038cm" draw:transform="rotate (-3.14159265358979) translate (8.978cm 3.05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8" draw:text-style-name="P14" draw:layer="layout" svg:width="0.038cm" svg:height="0.038cm" draw:transform="rotate (-3.14159265358979) translate (8.978cm 2.97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8" draw:text-style-name="P14" draw:layer="layout" svg:width="0.038cm" svg:height="0.038cm" draw:transform="rotate (-3.14159265358979) translate (11.977cm 3.02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8" draw:text-style-name="P14" draw:layer="layout" svg:width="0.038cm" svg:height="0.038cm" draw:transform="rotate (-3.14159265358979) translate (11.977cm 2.94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8" draw:text-style-name="P14" draw:layer="layout" svg:width="0.038cm" svg:height="0.038cm" draw:transform="rotate (-3.14159265358979) translate (11.977cm 2.8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8" draw:text-style-name="P14" draw:layer="layout" svg:width="0.038cm" svg:height="0.038cm" draw:transform="rotate (-3.14159265358979) translate (4.775cm 15.45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8" draw:text-style-name="P14" draw:layer="layout" svg:width="0.038cm" svg:height="0.038cm" draw:transform="rotate (-3.14159265358979) translate (4.775cm 15.37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8" draw:text-style-name="P14" draw:layer="layout" svg:width="0.038cm" svg:height="0.038cm" draw:transform="rotate (-3.14159265358979) translate (4.775cm 15.28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8" draw:text-style-name="P14" draw:layer="layout" svg:width="0.038cm" svg:height="0.038cm" draw:transform="rotate (-3.14159265358979) translate (7.777cm 15.34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8" draw:text-style-name="P14" draw:layer="layout" svg:width="0.038cm" svg:height="0.038cm" draw:transform="rotate (-3.14159265358979) translate (7.777cm 15.26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8" draw:text-style-name="P14" draw:layer="layout" svg:width="0.038cm" svg:height="0.038cm" draw:transform="rotate (-3.14159265358979) translate (7.777cm 15.18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8" draw:text-style-name="P14" draw:layer="layout" svg:width="0.038cm" svg:height="0.038cm" draw:transform="rotate (-3.14159265358979) translate (12.175cm 15.34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8" draw:text-style-name="P14" draw:layer="layout" svg:width="0.038cm" svg:height="0.038cm" draw:transform="rotate (-3.14159265358979) translate (12.175cm 15.26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8" draw:text-style-name="P14" draw:layer="layout" svg:width="0.038cm" svg:height="0.038cm" draw:transform="rotate (-3.14159265358979) translate (12.175cm 15.17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8" draw:text-style-name="P14" draw:layer="layout" svg:width="0.038cm" svg:height="0.038cm" draw:transform="rotate (-3.14159265358979) translate (15.176cm 15.2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8" draw:text-style-name="P14" draw:layer="layout" svg:width="0.038cm" svg:height="0.038cm" draw:transform="rotate (-3.14159265358979) translate (15.176cm 15.14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8" draw:text-style-name="P14" draw:layer="layout" svg:width="0.038cm" svg:height="0.038cm" draw:transform="rotate (-3.14159265358979) translate (15.176cm 15.06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  <draw:page draw:name="page6" draw:style-name="dp1" draw:master-page-name="Default">
        <office:forms form:automatic-focus="false" form:apply-design-mode="false"/>
        <draw:custom-shape draw:style-name="gr139" draw:text-style-name="P1" draw:layer="layout" svg:width="13.4cm" svg:height="5.8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3" draw:layer="layout" svg:width="9.2cm" svg:height="5.4cm" svg:x="1cm" svg:y="1.4cm">
          <draw:glue-point draw:id="4" svg:x="5cm" svg:y="-3cm"/>
          <draw:glue-point draw:id="5" svg:x="5cm" svg:y="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1" draw:text-style-name="P7" xml:id="id118" draw:id="id118" draw:layer="layout" svg:width="1cm" svg:height="1.2cm" svg:x="1cm" svg:y="5cm">
          <draw:text-box>
            <text:p text:style-name="P6">trace</text:p>
          </draw:text-box>
        </draw:frame>
        <draw:frame draw:style-name="gr142" draw:text-style-name="P8" xml:id="id116" draw:id="id116" draw:layer="layout" svg:width="1.6cm" svg:height="1cm" svg:x="1cm" svg:y="2.3cm">
          <draw:text-box>
            <text:p>playback</text:p>
          </draw:text-box>
        </draw:frame>
        <draw:frame draw:style-name="gr143" draw:text-style-name="P7" draw:layer="layout" svg:width="2.738cm" svg:height="0.441cm" svg:x="0.928cm" svg:y="1.4cm">
          <draw:text-box>
            <text:p text:style-name="P6">playback executor</text:p>
          </draw:text-box>
        </draw:frame>
        <draw:custom-shape draw:style-name="gr144" draw:text-style-name="P3" xml:id="id121" draw:id="id121" draw:layer="layout" svg:width="1.4cm" svg:height="1cm" svg:x="4.2cm" svg:y="2.3cm">
          <draw:glue-point draw:id="4" svg:x="5cm" svg:y="-3cm"/>
          <draw:glue-point draw:id="5" svg:x="5cm" svg:y="3cm"/>
          <text:p text:style-name="P3">UT decod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svg:x1="2.6cm" svg:y1="2.8cm" svg:x2="4.2cm" svg:y2="2.8cm" draw:start-shape="id116" draw:start-glue-point="1" svg:d="M2600 2800h1600" svg:viewBox="0 0 1601 1">
          <text:p text:style-name="P6">ValidNext</text:p>
        </draw:connector>
        <draw:custom-shape draw:style-name="gr145" draw:text-style-name="P3" xml:id="id117" draw:id="id117" draw:layer="layout" svg:width="1.4cm" svg:height="1.2cm" svg:x="4.2cm" svg:y="5cm">
          <draw:glue-point draw:id="4" svg:x="5cm" svg:y="-3cm"/>
          <draw:glue-point draw:id="5" svg:x="5cm" svg:y="3cm"/>
          <text:p text:style-name="P3">UT encod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7" draw:layer="layout" svg:x1="4.2cm" svg:y1="5.6cm" svg:x2="2cm" svg:y2="5.6cm" draw:start-shape="id117" draw:start-glue-point="3" draw:end-shape="id118" draw:end-glue-point="1" svg:d="M4200 5600h-2200" svg:viewBox="0 0 2201 1">
          <text:p text:style-name="P6">ValidNext</text:p>
        </draw:connector>
        <draw:custom-shape draw:style-name="gr146" draw:text-style-name="P3" draw:layer="layout" svg:width="2.2cm" svg:height="3.6cm" svg:x="15.4cm" svg:y="2cm">
          <draw:glue-point draw:id="4" svg:x="5cm" svg:y="-3cm"/>
          <draw:glue-point draw:id="5" svg:x="5cm" svg:y="3cm"/>
          <text:p text:style-name="P15">BrainScaleS-2 AS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3" xml:id="id119" draw:id="id119" draw:layer="layout" svg:width="1.6cm" svg:height="1.6cm" svg:x="12.2cm" svg:y="2cm">
          <draw:glue-point draw:id="4" svg:x="5cm" svg:y="-3cm"/>
          <draw:glue-point draw:id="5" svg:x="5cm" svg:y="3cm"/>
          <text:p text:style-name="P3">PHY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2" draw:text-style-name="P7" xml:id="id125" draw:id="id125" draw:layer="layout" svg:width="1.6cm" svg:height="0.6cm" svg:x="12.2cm" svg:y="3cm">
          <draw:text-box>
            <text:p text:style-name="P6">from_asic</text:p>
          </draw:text-box>
        </draw:frame>
        <draw:frame draw:style-name="gr148" draw:text-style-name="P8" xml:id="id123" draw:id="id123" draw:layer="layout" svg:width="1.2cm" svg:height="0.441cm" svg:x="12.2cm" svg:y="1.98cm">
          <draw:text-box>
            <text:p>to_asic</text:p>
          </draw:text-box>
        </draw:frame>
        <draw:connector draw:style-name="gr103" draw:text-style-name="P7" draw:layer="layout" svg:x1="13.8cm" svg:y1="2.8cm" svg:x2="15.4cm" svg:y2="2.8cm" draw:start-shape="id119" draw:start-glue-point="1" draw:end-shape="id120" draw:end-glue-point="3" svg:d="M13800 2800h1600" svg:viewBox="0 0 1601 1">
          <text:p text:style-name="P6">LVDS</text:p>
        </draw:connector>
        <draw:custom-shape draw:style-name="gr149" draw:text-style-name="P3" xml:id="id122" draw:id="id122" draw:layer="layout" svg:width="1.4cm" svg:height="2cm" svg:x="7.4cm" svg:y="1.8cm">
          <draw:glue-point draw:id="4" svg:x="5cm" svg:y="-3cm"/>
          <draw:glue-point draw:id="5" svg:x="5cm" svg:y="3cm"/>
          <text:p text:style-name="P3">execut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svg:x1="5.6cm" svg:y1="2.8cm" svg:x2="7.4cm" svg:y2="2.8cm" draw:start-shape="id121" draw:start-glue-point="1" draw:end-shape="id122" draw:end-glue-point="3" svg:d="M5600 2800h1800" svg:viewBox="0 0 1801 1">
          <text:p text:style-name="P6">ValidNext</text:p>
        </draw:connector>
        <draw:connector draw:style-name="gr14" draw:text-style-name="P7" draw:layer="layout" svg:x1="8.8cm" svg:y1="2.2cm" svg:x2="12.2cm" svg:y2="2.2cm" draw:start-shape="id122" draw:start-glue-point="4" draw:end-shape="id123" draw:end-glue-point="3" svg:d="M8800 2200h3400" svg:viewBox="0 0 3401 1">
          <text:p text:style-name="P6">ValidNext</text:p>
        </draw:connector>
        <draw:custom-shape draw:style-name="gr150" draw:text-style-name="P3" xml:id="id124" draw:id="id124" draw:layer="layout" svg:width="1.2cm" svg:height="1.6cm" svg:x="7.4cm" svg:y="4.8cm">
          <draw:glue-point draw:id="4" svg:x="5cm" svg:y="-3cm"/>
          <draw:glue-point draw:id="5" svg:x="5cm" svg:y="3cm"/>
          <text:p text:style-name="P3">trace</text:p>
          <text:p text:style-name="P3">arbit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6" draw:layer="layout" svg:x1="7.4cm" svg:y1="5.6cm" svg:x2="5.6cm" svg:y2="5.6cm" draw:start-shape="id124" draw:start-glue-point="3" draw:end-shape="id117" draw:end-glue-point="1" svg:d="M7400 5600h-1800" svg:viewBox="0 0 1801 1">
          <text:p text:style-name="P13">ValidNext</text:p>
        </draw:connector>
        <draw:connector draw:style-name="gr151" draw:text-style-name="P7" draw:layer="layout" svg:x1="13cm" svg:y1="3.6cm" svg:x2="8.6cm" svg:y2="6.08cm" draw:start-shape="id125" draw:start-glue-point="2" draw:end-shape="id124" draw:end-glue-point="5" svg:d="M13000 3600v2480h-4400" svg:viewBox="0 0 4401 2481">
          <text:p text:style-name="P6">ValidNext</text:p>
        </draw:connector>
        <draw:custom-shape draw:style-name="gr152" draw:text-style-name="P3" xml:id="id127" draw:id="id127" draw:layer="layout" svg:width="2cm" svg:height="1.6cm" svg:x="10.6cm" svg:y="4cm">
          <draw:glue-point draw:id="4" svg:x="5cm" svg:y="-3cm"/>
          <draw:glue-point draw:id="5" svg:x="5cm" svg:y="3cm"/>
          <text:p text:style-name="P3">JTAG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3" draw:text-style-name="P7" xml:id="id126" draw:id="id126" draw:layer="layout" svg:width="2cm" svg:height="0.441cm" svg:x="10.6cm" svg:y="5.18cm">
          <draw:text-box>
            <text:p text:style-name="P6">from_jtag</text:p>
          </draw:text-box>
        </draw:frame>
        <draw:frame draw:style-name="gr148" draw:text-style-name="P8" xml:id="id129" draw:id="id129" draw:layer="layout" svg:width="2cm" svg:height="0.441cm" svg:x="10.6cm" svg:y="3.98cm">
          <draw:text-box>
            <text:p>instruction</text:p>
          </draw:text-box>
        </draw:frame>
        <draw:connector draw:style-name="gr14" draw:text-style-name="P7" draw:layer="layout" svg:x1="10.6cm" svg:y1="5.4cm" svg:x2="8.6cm" svg:y2="5.12cm" draw:start-shape="id126" draw:start-glue-point="3" draw:end-shape="id124" draw:end-glue-point="4" svg:d="M10600 5400h-987v-280h-1013" svg:viewBox="0 0 2001 281">
          <text:p text:style-name="P6">ValidNext</text:p>
        </draw:connector>
        <draw:connector draw:style-name="gr154" draw:text-style-name="P7" draw:layer="layout" svg:x1="12.6cm" svg:y1="4.8cm" svg:x2="15.4cm" svg:y2="4.8cm" draw:start-shape="id127" draw:start-glue-point="1" draw:end-shape="id128" draw:end-glue-point="3" svg:d="M12600 4800h2800" svg:viewBox="0 0 2801 1">
          <text:p text:style-name="P6">JTAG</text:p>
        </draw:connector>
        <draw:connector draw:style-name="gr118" draw:text-style-name="P6" draw:layer="layout" svg:x1="8.8cm" svg:y1="3.4cm" svg:x2="10.6cm" svg:y2="4.2cm" draw:start-shape="id122" draw:start-glue-point="5" draw:end-shape="id129" draw:end-glue-point="3" svg:d="M8800 3400h913v800h887" svg:viewBox="0 0 1801 801">
          <text:p/>
        </draw:connector>
        <draw:custom-shape draw:style-name="gr155" draw:text-style-name="P14" draw:layer="layout" svg:width="0.063cm" svg:height="0.063cm" svg:x="9cm" svg:y="2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14" draw:layer="layout" svg:width="0.063cm" svg:height="0.063cm" svg:x="9cm" svg:y="2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14" draw:layer="layout" svg:width="0.063cm" svg:height="0.063cm" svg:x="9cm" svg:y="2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14" draw:layer="layout" svg:width="0.063cm" svg:height="0.063cm" svg:x="8.8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14" draw:layer="layout" svg:width="0.063cm" svg:height="0.063cm" svg:x="8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14" draw:layer="layout" svg:width="0.063cm" svg:height="0.063cm" svg:x="8.8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6" draw:text-style-name="P8" xml:id="id120" draw:id="id120" draw:layer="layout" svg:width="1.2cm" svg:height="1.2cm" svg:x="15.4cm" svg:y="2.2cm">
          <draw:text-box>
            <text:p>LVDS</text:p>
          </draw:text-box>
        </draw:frame>
        <draw:frame draw:style-name="gr120" draw:text-style-name="P8" xml:id="id128" draw:id="id128" draw:layer="layout" svg:width="1.2cm" svg:height="0.8cm" svg:x="15.4cm" svg:y="4.4cm">
          <draw:text-box>
            <text:p>JTAG</text:p>
          </draw:text-box>
        </draw:frame>
        <draw:frame draw:style-name="gr157" draw:text-style-name="P7" draw:layer="layout" svg:width="0.977cm" svg:height="0.441cm" svg:x="0.968cm" svg:y="0.959cm">
          <draw:text-box>
            <text:p text:style-name="P6">FPGA</text:p>
          </draw:text-box>
        </draw:frame>
        <draw:g>
          <draw:line draw:style-name="gr2" draw:layer="layout" svg:x1="2.6cm" svg:y1="3.014cm" svg:x2="2.8cm" svg:y2="2.614cm">
            <text:p/>
          </draw:line>
          <draw:frame draw:style-name="gr3" draw:text-style-name="P2" draw:layer="layout" svg:width="0.8cm" svg:height="0.53cm" svg:x="2.6cm" svg:y="2.77cm">
            <draw:text-box>
              <text:p text:style-name="P2">64</text:p>
            </draw:text-box>
          </draw:frame>
        </draw:g>
        <draw:g>
          <draw:line draw:style-name="gr2" draw:layer="layout" svg:x1="3.8cm" svg:y1="5.8cm" svg:x2="4cm" svg:y2="5.4cm">
            <text:p/>
          </draw:line>
          <draw:frame draw:style-name="gr3" draw:text-style-name="P2" draw:layer="layout" svg:width="0.8cm" svg:height="0.53cm" svg:x="3.8cm" svg:y="5.556cm">
            <draw:text-box>
              <text:p text:style-name="P2">64</text:p>
            </draw:text-box>
          </draw:frame>
        </draw:g>
      </draw:page>
      <draw:page draw:name="page7" draw:style-name="dp1" draw:master-page-name="Default">
        <office:forms form:automatic-focus="false" form:apply-design-mode="false"/>
        <draw:custom-shape draw:style-name="gr158" draw:text-style-name="P1" draw:layer="layout" svg:width="0.6cm" svg:height="1.8cm" svg:x="2.6cm" svg:y="6cm">
          <text:p/>
          <draw:enhanced-geometry svg:viewBox="0 0 21600 21600" draw:type="rectangle" draw:enhanced-path="M 0 0 L 21600 0 21600 21600 0 21600 0 0 Z N"/>
        </draw:custom-shape>
        <draw:custom-shape draw:style-name="gr159" draw:text-style-name="P1" draw:layer="layout" svg:width="0.8cm" svg:height="1.8cm" svg:x="5cm" svg:y="6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1" draw:layer="layout" svg:width="1cm" svg:height="1.8cm" svg:x="7cm" svg:y="6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1" draw:layer="layout" svg:width="0.4cm" svg:height="1.8cm" svg:x="12.6cm" svg:y="6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1" draw:layer="layout" svg:width="2.6cm" svg:height="1.8cm" svg:x="15.8cm" svg:y="6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1" draw:layer="layout" svg:width="2.8cm" svg:height="1.8cm" svg:x="13cm" svg:y="6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" draw:layer="layout" svg:width="4.6cm" svg:height="1.8cm" svg:x="8cm" svg:y="6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1" draw:layer="layout" svg:width="1.8cm" svg:height="1.8cm" svg:x="3.2cm" svg:y="6cm">
          <text:p/>
          <draw:enhanced-geometry svg:viewBox="0 0 21600 21600" draw:type="rectangle" draw:enhanced-path="M 0 0 L 21600 0 21600 21600 0 21600 0 0 Z N"/>
        </draw:custom-shape>
        <draw:polyline draw:style-name="gr41" draw:text-style-name="P7" xml:id="id135" draw:id="id135" draw:layer="layout" svg:width="0.199cm" svg:height="1.799cm" draw:transform="rotate (1.5707963267949) translate (8cm 6cm)" svg:viewBox="0 0 200 1800" draw:points="0,0 200,0 200,1800 0,1800">
          <text:p text:style-name="P6"><text:s/></text:p>
        </draw:polyline>
        <draw:g>
          <draw:custom-shape draw:style-name="gr138" draw:text-style-name="P14" draw:layer="layout" svg:width="0.063cm" svg:height="0.063cm" draw:transform="rotate (1.5707963267949) translate (5.663cm 3.1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8" draw:text-style-name="P14" draw:layer="layout" svg:width="0.063cm" svg:height="0.063cm" draw:transform="rotate (1.5707963267949) translate (5.863cm 3.1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8" draw:text-style-name="P14" draw:layer="layout" svg:width="0.063cm" svg:height="0.063cm" draw:transform="rotate (1.5707963267949) translate (6.063cm 3.1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6" draw:text-style-name="P3" xml:id="id130" draw:id="id130" draw:layer="layout" svg:width="1.6cm" svg:height="1.8cm" svg:x="2.8cm" svg:y="2.2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7" draw:text-style-name="P18" draw:layer="layout" svg:width="1.53cm" svg:height="0.4cm" svg:x="2.6cm" svg:y="11.8cm">
          <draw:text-box>
            <text:p text:style-name="P17">trace chain</text:p>
          </draw:text-box>
        </draw:frame>
        <draw:custom-shape draw:style-name="gr168" draw:text-style-name="P1" draw:layer="layout" svg:width="6.6cm" svg:height="2.6cm" svg:x="2.6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svg:x1="4.4cm" svg:y1="3.1cm" svg:x2="5.494cm" svg:y2="3.1cm" draw:start-shape="id130" draw:start-glue-point="1" svg:d="M4400 3100h1094" svg:viewBox="0 0 1095 1">
          <text:p text:style-name="P6">next</text:p>
        </draw:connector>
        <draw:connector draw:style-name="gr29" draw:text-style-name="P7" draw:layer="layout" svg:x1="6.289cm" svg:y1="3.1cm" svg:x2="7.4cm" svg:y2="3.1cm" draw:end-shape="id131" svg:d="M6289 3100h1111" svg:viewBox="0 0 1112 1">
          <text:p text:style-name="P6">next</text:p>
        </draw:connector>
        <draw:frame draw:style-name="gr169" draw:text-style-name="P2" xml:id="id134" draw:id="id134" draw:layer="layout" svg:width="1.6cm" svg:height="1.2cm" svg:x="2.8cm" svg:y="2.8cm">
          <draw:text-box>
            <text:p>buffer length</text:p>
            <text:p>status</text:p>
            <text:p>control</text:p>
            <text:p>address </text:p>
          </draw:text-box>
        </draw:frame>
        <draw:frame draw:style-name="gr170" draw:text-style-name="P11" draw:layer="layout" svg:width="1.8cm" svg:height="0.627cm" svg:x="2.6cm" svg:y="1.087cm">
          <draw:text-box>
            <text:p text:style-name="P6"><text:span text:style-name="T1">pl</text:span><text:span text:style-name="T1">ay</text:span><text:span text:style-name="T1">ba</text:span><text:span text:style-name="T1">ck</text:span> <text:span text:style-name="T1">ch</text:span><text:span text:style-name="T1">ai</text:span><text:span text:style-name="T1">n</text:span></text:p>
          </draw:text-box>
        </draw:frame>
        <draw:custom-shape draw:style-name="gr166" draw:text-style-name="P3" xml:id="id131" draw:id="id131" draw:layer="layout" svg:width="1.6cm" svg:height="1.8cm" svg:x="7.4cm" svg:y="2.2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9" draw:text-style-name="P2" draw:layer="layout" svg:width="1.6cm" svg:height="1.2cm" svg:x="7.4cm" svg:y="2.8cm">
          <draw:text-box>
            <text:p>buffer length</text:p>
            <text:p>status</text:p>
            <text:p>control</text:p>
            <text:p>address</text:p>
          </draw:text-box>
        </draw:frame>
        <draw:frame draw:style-name="gr171" draw:text-style-name="P11" draw:layer="layout" svg:width="2cm" svg:height="0.489cm" svg:x="2.6cm" svg:y="1.6cm">
          <draw:text-box>
            <text:p text:style-name="P6">playback region 1</text:p>
          </draw:text-box>
        </draw:frame>
        <draw:g>
          <draw:custom-shape draw:style-name="gr138" draw:text-style-name="P14" draw:layer="layout" svg:width="0.063cm" svg:height="0.063cm" draw:transform="rotate (1.5707963267949) translate (14.863cm 3.1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8" draw:text-style-name="P14" draw:layer="layout" svg:width="0.063cm" svg:height="0.063cm" draw:transform="rotate (1.5707963267949) translate (15.063cm 3.1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8" draw:text-style-name="P14" draw:layer="layout" svg:width="0.063cm" svg:height="0.063cm" draw:transform="rotate (1.5707963267949) translate (15.263cm 3.1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6" draw:text-style-name="P3" xml:id="id132" draw:id="id132" draw:layer="layout" svg:width="1.6cm" svg:height="1.8cm" svg:x="12cm" svg:y="2.2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1" draw:layer="layout" svg:width="6.6cm" svg:height="2.6cm" svg:x="11.8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svg:x1="13.6cm" svg:y1="3.1cm" svg:x2="14.694cm" svg:y2="3.1cm" draw:start-shape="id132" draw:start-glue-point="1" svg:d="M13600 3100h1094" svg:viewBox="0 0 1095 1">
          <text:p text:style-name="P6">next</text:p>
        </draw:connector>
        <draw:connector draw:style-name="gr29" draw:text-style-name="P7" draw:layer="layout" svg:x1="15.489cm" svg:y1="3.1cm" svg:x2="16.6cm" svg:y2="3.1cm" draw:end-shape="id133" svg:d="M15489 3100h1111" svg:viewBox="0 0 1112 1">
          <text:p text:style-name="P6">next</text:p>
        </draw:connector>
        <draw:frame draw:style-name="gr169" draw:text-style-name="P2" draw:layer="layout" svg:width="1.6cm" svg:height="1.2cm" svg:x="12cm" svg:y="2.8cm">
          <draw:text-box>
            <text:p>buffer length</text:p>
            <text:p>status</text:p>
            <text:p>control</text:p>
            <text:p>address </text:p>
          </draw:text-box>
        </draw:frame>
        <draw:custom-shape draw:style-name="gr166" draw:text-style-name="P3" xml:id="id133" draw:id="id133" draw:layer="layout" svg:width="1.6cm" svg:height="1.8cm" svg:x="16.6cm" svg:y="2.2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9" draw:text-style-name="P2" xml:id="id138" draw:id="id138" draw:layer="layout" svg:width="1.6cm" svg:height="1.2cm" svg:x="16.6cm" svg:y="2.8cm">
          <draw:text-box>
            <text:p>buffer length</text:p>
            <text:p>status</text:p>
            <text:p>control</text:p>
            <text:p>address</text:p>
          </draw:text-box>
        </draw:frame>
        <draw:frame draw:style-name="gr171" draw:text-style-name="P11" draw:layer="layout" svg:width="2cm" svg:height="0.489cm" svg:x="11.8cm" svg:y="1.6cm">
          <draw:text-box>
            <text:p text:style-name="P6">playback region N</text:p>
          </draw:text-box>
        </draw:frame>
        <draw:g>
          <draw:custom-shape draw:style-name="gr138" draw:text-style-name="P14" draw:layer="layout" svg:width="0.063cm" svg:height="0.063cm" draw:transform="rotate (1.5707963267949) translate (10.263cm 3.0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8" draw:text-style-name="P14" draw:layer="layout" svg:width="0.063cm" svg:height="0.063cm" draw:transform="rotate (1.5707963267949) translate (10.463cm 3.0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8" draw:text-style-name="P14" draw:layer="layout" svg:width="0.063cm" svg:height="0.063cm" draw:transform="rotate (1.5707963267949) translate (10.663cm 3.0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9" draw:text-style-name="P7" draw:layer="layout" svg:x1="9cm" svg:y1="3.037cm" svg:x2="10.094cm" svg:y2="3.037cm" svg:d="M9000 3037h1094" svg:viewBox="0 0 1095 1">
          <text:p text:style-name="P6">next</text:p>
        </draw:connector>
        <draw:connector draw:style-name="gr29" draw:text-style-name="P7" draw:layer="layout" svg:x1="10.889cm" svg:y1="3.037cm" svg:x2="12cm" svg:y2="3.037cm" svg:d="M10889 3037h1111" svg:viewBox="0 0 1112 1">
          <text:p text:style-name="P6">next</text:p>
        </draw:connector>
        <draw:polyline draw:style-name="gr41" draw:text-style-name="P7" xml:id="id136" draw:id="id136" draw:layer="layout" svg:width="0.199cm" svg:height="1.799cm" draw:transform="rotate (1.5707963267949) translate (9.8cm 6cm)" svg:viewBox="0 0 200 1800" draw:points="0,0 200,0 200,1800 0,1800">
          <text:p text:style-name="P6"><text:s/></text:p>
        </draw:polyline>
        <draw:polyline draw:style-name="gr41" draw:text-style-name="P7" xml:id="id137" draw:id="id137" draw:layer="layout" svg:width="0.199cm" svg:height="0.999cm" draw:transform="rotate (1.5707963267949) translate (11.6cm 6cm)" svg:viewBox="0 0 200 1000" draw:points="0,0 200,0 200,1000 0,1000">
          <text:p text:style-name="P6"><text:s/></text:p>
        </draw:polyline>
        <draw:connector draw:style-name="gr118" draw:text-style-name="P6" draw:layer="layout" draw:type="curve" svg:x1="3.6cm" svg:y1="4cm" svg:x2="8.9cm" svg:y2="5.8cm" draw:start-shape="id134" draw:start-glue-point="2" draw:end-shape="id135" draw:end-glue-point="0" svg:d="M3600 4000c0 1341 5300 441 5300 1800" svg:viewBox="0 0 5301 1801">
          <text:p/>
        </draw:connector>
        <draw:connector draw:style-name="gr118" draw:text-style-name="P6" draw:layer="layout" draw:type="curve" draw:line-skew="0.257cm" svg:x1="5.843cm" svg:y1="3.943cm" svg:x2="10.7cm" svg:y2="5.8cm" draw:end-shape="id136" draw:end-glue-point="0" svg:d="M5843 3943c0 1393 4857 465 4857 1857" svg:viewBox="0 0 4858 1858">
          <text:p/>
        </draw:connector>
        <draw:connector draw:style-name="gr118" draw:text-style-name="P6" draw:layer="layout" draw:type="curve" svg:x1="8.2cm" svg:y1="4cm" svg:x2="12.1cm" svg:y2="5.8cm" draw:start-shape="id131" draw:end-shape="id137" draw:end-glue-point="0" svg:d="M8200 4000c0 1359 3900 459 3900 1800" svg:viewBox="0 0 3901 1801">
          <text:p/>
        </draw:connector>
        <draw:polyline draw:style-name="gr41" draw:text-style-name="P7" xml:id="id139" draw:id="id139" draw:layer="layout" svg:width="0.199cm" svg:height="1.799cm" draw:transform="rotate (1.5707963267949) translate (3.2cm 6cm)" svg:viewBox="0 0 200 1800" draw:points="0,0 200,0 200,1800 0,1800">
          <text:p text:style-name="P6"><text:s/></text:p>
        </draw:polyline>
        <draw:connector draw:style-name="gr118" draw:text-style-name="P6" draw:layer="layout" draw:type="curve" svg:x1="17.4cm" svg:y1="4cm" svg:x2="4.1cm" svg:y2="5.8cm" draw:start-shape="id138" draw:start-glue-point="2" draw:end-shape="id139" draw:end-glue-point="0" svg:d="M17400 4000c0 1341-13300 441-13300 1800" svg:viewBox="0 0 13301 1801">
          <text:p/>
        </draw:connector>
        <draw:g>
          <draw:custom-shape draw:style-name="gr138" draw:text-style-name="P14" draw:layer="layout" svg:width="0.063cm" svg:height="0.063cm" draw:transform="rotate (1.5707963267949) translate (5.663cm 10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8" draw:text-style-name="P14" draw:layer="layout" svg:width="0.063cm" svg:height="0.063cm" draw:transform="rotate (1.5707963267949) translate (5.863cm 10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8" draw:text-style-name="P14" draw:layer="layout" svg:width="0.063cm" svg:height="0.063cm" draw:transform="rotate (1.5707963267949) translate (6.063cm 10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6" draw:text-style-name="P3" xml:id="id140" draw:id="id140" draw:layer="layout" svg:width="1.6cm" svg:height="1.8cm" svg:x="2.8cm" svg:y="9.4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1" draw:layer="layout" svg:width="6.6cm" svg:height="2.6cm" svg:x="2.6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svg:x1="4.4cm" svg:y1="10.3cm" svg:x2="5.494cm" svg:y2="10.3cm" draw:start-shape="id140" draw:start-glue-point="1" svg:d="M4400 10300h1094" svg:viewBox="0 0 1095 1">
          <text:p text:style-name="P6">next</text:p>
        </draw:connector>
        <draw:connector draw:style-name="gr29" draw:text-style-name="P7" draw:layer="layout" svg:x1="6.289cm" svg:y1="10.3cm" svg:x2="7.4cm" svg:y2="10.3cm" draw:end-shape="id141" svg:d="M6289 10300h1111" svg:viewBox="0 0 1112 1">
          <text:p text:style-name="P6">next</text:p>
        </draw:connector>
        <draw:frame draw:style-name="gr169" draw:text-style-name="P2" draw:layer="layout" svg:width="1.6cm" svg:height="1.2cm" svg:x="2.8cm" svg:y="10cm">
          <draw:text-box>
            <text:p>buffer length</text:p>
            <text:p>status</text:p>
            <text:p>control</text:p>
            <text:p>address </text:p>
          </draw:text-box>
        </draw:frame>
        <draw:custom-shape draw:style-name="gr166" draw:text-style-name="P3" xml:id="id141" draw:id="id141" draw:layer="layout" svg:width="1.6cm" svg:height="1.8cm" svg:x="7.4cm" svg:y="9.4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9" draw:text-style-name="P2" draw:layer="layout" svg:width="1.6cm" svg:height="1.2cm" svg:x="7.4cm" svg:y="10cm">
          <draw:text-box>
            <text:p>buffer length</text:p>
            <text:p>status</text:p>
            <text:p>control</text:p>
            <text:p>address</text:p>
          </draw:text-box>
        </draw:frame>
        <draw:frame draw:style-name="gr171" draw:text-style-name="P11" draw:layer="layout" svg:width="2cm" svg:height="0.489cm" svg:x="2.6cm" svg:y="11.311cm">
          <draw:text-box>
            <text:p text:style-name="P6">trace region 1</text:p>
          </draw:text-box>
        </draw:frame>
        <draw:g>
          <draw:custom-shape draw:style-name="gr138" draw:text-style-name="P14" draw:layer="layout" svg:width="0.063cm" svg:height="0.063cm" draw:transform="rotate (1.5707963267949) translate (14.863cm 10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8" draw:text-style-name="P14" draw:layer="layout" svg:width="0.063cm" svg:height="0.063cm" draw:transform="rotate (1.5707963267949) translate (15.063cm 10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8" draw:text-style-name="P14" draw:layer="layout" svg:width="0.063cm" svg:height="0.063cm" draw:transform="rotate (1.5707963267949) translate (15.263cm 10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6" draw:text-style-name="P3" xml:id="id142" draw:id="id142" draw:layer="layout" svg:width="1.6cm" svg:height="1.8cm" svg:x="12cm" svg:y="9.4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1" draw:layer="layout" svg:width="6.6cm" svg:height="2.6cm" svg:x="11.8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svg:x1="13.6cm" svg:y1="10.3cm" svg:x2="14.694cm" svg:y2="10.3cm" draw:start-shape="id142" draw:start-glue-point="1" svg:d="M13600 10300h1094" svg:viewBox="0 0 1095 1">
          <text:p text:style-name="P6">next</text:p>
        </draw:connector>
        <draw:connector draw:style-name="gr29" draw:text-style-name="P7" draw:layer="layout" svg:x1="15.489cm" svg:y1="10.3cm" svg:x2="16.6cm" svg:y2="10.3cm" draw:end-shape="id143" svg:d="M15489 10300h1111" svg:viewBox="0 0 1112 1">
          <text:p text:style-name="P6">next</text:p>
        </draw:connector>
        <draw:frame draw:style-name="gr169" draw:text-style-name="P2" draw:layer="layout" svg:width="1.6cm" svg:height="1.2cm" svg:x="12cm" svg:y="10cm">
          <draw:text-box>
            <text:p>buffer length</text:p>
            <text:p>status</text:p>
            <text:p>control</text:p>
            <text:p>address </text:p>
          </draw:text-box>
        </draw:frame>
        <draw:custom-shape draw:style-name="gr166" draw:text-style-name="P3" xml:id="id143" draw:id="id143" draw:layer="layout" svg:width="1.6cm" svg:height="1.8cm" svg:x="16.6cm" svg:y="9.4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9" draw:text-style-name="P2" draw:layer="layout" svg:width="1.6cm" svg:height="1.2cm" svg:x="16.6cm" svg:y="10cm">
          <draw:text-box>
            <text:p>buffer length</text:p>
            <text:p>status</text:p>
            <text:p>control</text:p>
            <text:p>address</text:p>
          </draw:text-box>
        </draw:frame>
        <draw:frame draw:style-name="gr171" draw:text-style-name="P11" draw:layer="layout" svg:width="2cm" svg:height="0.489cm" svg:x="11.8cm" svg:y="11.311cm">
          <draw:text-box>
            <text:p text:style-name="P6">trace region N</text:p>
          </draw:text-box>
        </draw:frame>
        <draw:g>
          <draw:custom-shape draw:style-name="gr138" draw:text-style-name="P14" draw:layer="layout" svg:width="0.063cm" svg:height="0.063cm" draw:transform="rotate (1.5707963267949) translate (10.263cm 10.2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8" draw:text-style-name="P14" draw:layer="layout" svg:width="0.063cm" svg:height="0.063cm" draw:transform="rotate (1.5707963267949) translate (10.463cm 10.2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8" draw:text-style-name="P14" draw:layer="layout" svg:width="0.063cm" svg:height="0.063cm" draw:transform="rotate (1.5707963267949) translate (10.663cm 10.2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9" draw:text-style-name="P7" draw:layer="layout" svg:x1="9cm" svg:y1="10.237cm" svg:x2="10.094cm" svg:y2="10.237cm" svg:d="M9000 10237h1094" svg:viewBox="0 0 1095 1">
          <text:p text:style-name="P6">next</text:p>
        </draw:connector>
        <draw:connector draw:style-name="gr29" draw:text-style-name="P7" draw:layer="layout" svg:x1="10.889cm" svg:y1="10.237cm" svg:x2="12cm" svg:y2="10.237cm" svg:d="M10889 10237h1111" svg:viewBox="0 0 1112 1">
          <text:p text:style-name="P6">next</text:p>
        </draw:connector>
        <draw:polyline draw:style-name="gr41" draw:text-style-name="P7" xml:id="id144" draw:id="id144" draw:layer="layout" svg:width="0.199cm" svg:height="1.199cm" draw:transform="rotate (-1.5707963267949) translate (7cm 7.8cm)" svg:viewBox="0 0 200 1200" draw:points="0,0 200,0 200,1200 0,1200">
          <text:p text:style-name="P6"><text:s text:c="2"/></text:p>
        </draw:polyline>
        <draw:connector draw:style-name="gr118" draw:text-style-name="P6" draw:layer="layout" draw:type="curve" svg:x1="3.6cm" svg:y1="9.4cm" svg:x2="6.4cm" svg:y2="8cm" draw:start-shape="id140" draw:start-glue-point="0" draw:end-shape="id144" draw:end-glue-point="2" svg:d="M3600 9400c0-1059 2800-359 2800-1400" svg:viewBox="0 0 2801 1401">
          <text:p/>
        </draw:connector>
        <draw:polyline draw:style-name="gr41" draw:text-style-name="P7" xml:id="id145" draw:id="id145" draw:layer="layout" svg:width="0.199cm" svg:height="1.799cm" draw:transform="rotate (-1.5707963267949) translate (14.8cm 7.8cm)" svg:viewBox="0 0 200 1800" draw:points="0,0 200,0 200,1800 0,1800">
          <text:p text:style-name="P6"><text:s/></text:p>
        </draw:polyline>
        <draw:polyline draw:style-name="gr41" draw:text-style-name="P7" xml:id="id146" draw:id="id146" draw:layer="layout" svg:width="0.199cm" svg:height="0.999cm" draw:transform="rotate (-1.5707963267949) translate (15.8cm 7.8cm)" svg:viewBox="0 0 200 1000" draw:points="0,0 200,0 200,1000 0,1000">
          <text:p text:style-name="P6"><text:s/></text:p>
        </draw:polyline>
        <draw:connector draw:style-name="gr118" draw:text-style-name="P6" draw:layer="layout" draw:type="curve" svg:x1="12.8cm" svg:y1="9.4cm" svg:x2="13.9cm" svg:y2="8cm" draw:start-shape="id142" draw:start-glue-point="0" draw:end-shape="id145" draw:end-glue-point="2" svg:d="M12800 9400c0-1059 1100-359 1100-1400" svg:viewBox="0 0 1101 1401">
          <text:p/>
        </draw:connector>
        <draw:connector draw:style-name="gr118" draw:text-style-name="P6" draw:layer="layout" draw:type="curve" svg:x1="17.4cm" svg:y1="9.4cm" svg:x2="15.3cm" svg:y2="8cm" draw:start-shape="id143" draw:start-glue-point="0" draw:end-shape="id146" draw:end-glue-point="2" svg:d="M17400 9400c0-1059-2100-359-2100-1400" svg:viewBox="0 0 2101 1401">
          <text:p/>
        </draw:connector>
        <draw:custom-shape draw:style-name="gr172" draw:text-style-name="P1" draw:layer="layout" svg:width="1.2cm" svg:height="1.8cm" svg:x="5.8cm" svg:y="6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3" draw:layer="layout" svg:width="15.8cm" svg:height="1.8cm" svg:x="2.6cm" svg:y="5.986cm">
          <draw:glue-point draw:id="4" svg:x="5cm" svg:y="-3cm"/>
          <draw:glue-point draw:id="5" svg:x="5cm" svg:y="3cm"/>
          <text:p text:style-name="P3">DDR3 mem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1" draw:layer="layout" svg:width="0.2cm" svg:height="0.2cm" svg:x="2.6cm" svg:y="8.8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" draw:layer="layout" svg:width="0.2cm" svg:height="0.2cm" svg:x="2.6cm" svg:y="8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1" draw:layer="layout" svg:width="0.2cm" svg:height="0.2cm" svg:x="2.6cm" svg:y="8.4cm">
          <text:p/>
          <draw:enhanced-geometry svg:viewBox="0 0 21600 21600" draw:type="rectangle" draw:enhanced-path="M 0 0 L 21600 0 21600 21600 0 21600 0 0 Z N"/>
        </draw:custom-shape>
        <draw:frame draw:style-name="gr177" draw:text-style-name="P11" draw:layer="layout" svg:width="1.53cm" svg:height="0.6cm" svg:x="2.87cm" svg:y="7.8cm">
          <draw:text-box>
            <text:p text:style-name="P6">trace data</text:p>
          </draw:text-box>
        </draw:frame>
        <draw:frame draw:style-name="gr177" draw:text-style-name="P11" draw:layer="layout" svg:width="1.53cm" svg:height="0.6cm" svg:x="2.87cm" svg:y="8.6cm">
          <draw:text-box>
            <text:p text:style-name="P6">unused</text:p>
          </draw:text-box>
        </draw:frame>
        <draw:frame draw:style-name="gr177" draw:text-style-name="P11" draw:layer="layout" svg:width="2.33cm" svg:height="0.6cm" svg:x="2.87cm" svg:y="8.2cm">
          <draw:text-box>
            <text:p text:style-name="P6">playback instructions</text:p>
          </draw:text-box>
        </draw:frame>
        <draw:line draw:style-name="gr40" draw:text-style-name="P6" draw:layer="layout" svg:x1="2.6cm" svg:y1="6cm" svg:x2="2.6cm" svg:y2="5.8cm">
          <text:p/>
        </draw:line>
        <draw:frame draw:style-name="gr178" draw:text-style-name="P11" draw:layer="layout" svg:width="0.4cm" svg:height="0.239cm" svg:x="2.6cm" svg:y="5.561cm">
          <draw:text-box>
            <text:p text:style-name="P6">0</text:p>
          </draw:text-box>
        </draw:frame>
        <draw:line draw:style-name="gr40" draw:text-style-name="P6" draw:layer="layout" svg:x1="18.4cm" svg:y1="6cm" svg:x2="18.4cm" svg:y2="5.8cm">
          <text:p/>
        </draw:line>
        <draw:frame draw:style-name="gr179" draw:text-style-name="P11" draw:layer="layout" svg:width="0.8cm" svg:height="0.327cm" svg:x="17.6cm" svg:y="5.45cm">
          <draw:text-box>
            <text:p text:style-name="P6">512MiB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rimson Pro" svg:font-family="'Crimson Pro'" style:font-adornments="Regular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t" svg:font-family="'Noto Sant'" style:font-adornments="Regular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-dash="Dash_20_Dot_20_4" svg:stroke-width="0.05cm" svg:stroke-color="#000000" draw:marker-start-width="0.275cm" draw:marker-end="Concave" draw:marker-end-width="0.275cm" draw:stroke-linejoin="miter" draw:fill="none" draw:fill-color="#729fcf" draw:textarea-horizontal-align="justify" draw:textarea-vertical-align="middle" fo:padding-top="0.025cm" fo:padding-bottom="0.0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rimson Pro" fo:font-family="'Crimson Pro'" style:font-style-name="Regular" style:font-pitch="variable" fo:font-size="10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25cm" svg:stroke-color="#000000" draw:marker-start-width="0.237cm" draw:marker-end-width="0.062cm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svg:stroke-color="#000000"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 draw:textarea-horizontal-align="left"/>
      <style:text-properties fo:font-size="10pt"/>
    </style:style>
    <style:style style:name="normal_20_arrow" style:display-name="normal arrow" style:family="graphic" style:parent-style-name="standard">
      <style:graphic-properties svg:stroke-width="0.025cm" draw:marker-start-width="0.237cm" draw:marker-end-width="0.237cm" draw:textarea-horizontal-align="center" draw:auto-grow-width="true" fo:padding-top="0cm" fo:padding-bottom="0cm" fo:padding-left="0cm" fo:padding-right="0cm"/>
      <style:text-properties fo:font-size="6pt" fo:text-shadow="none" fo:background-color="#ffffff"/>
    </style:style>
    <style:style style:name="slash_20_line" style:display-name="slash line" style:family="graphic" style:parent-style-name="normal_20_arrow">
      <style:graphic-properties draw:stroke-dash="Dash_20_Dot_20_4" draw:fill="none"/>
      <style:paragraph-properties fo:text-align="end"/>
    </style:style>
    <style:style style:name="small_20_text" style:display-name="small text" style:family="graphic" style:parent-style-name="standard">
      <style:graphic-properties draw:stroke="none" svg:stroke-color="#000000" draw:fill="none" draw:fill-color="#ffffff" fo:min-height="0.48cm">
        <text:list-style style:name="small_20_text" style:display-name="small 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Noto Sans2" fo:font-family="'Noto Sans'" style:font-style-name="Regular" style:font-family-generic="swiss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JP Regular" style:font-family-asian="'Noto Sans CJK JP Regular'" style:font-family-generic-asian="system" style:font-pitch-asian="variable" style:font-size-asian="18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ort" style:family="graphic" style:parent-style-name="standard">
      <style:graphic-properties draw:textarea-horizontal-align="right"/>
      <style:text-properties style:font-name="Noto Serif1" fo:font-family="'Noto Serif'" style:font-style-name="Regular" style:font-family-generic="roman" style:font-pitch="variable" fo:font-size="8pt" fo:font-style="normal"/>
    </style:style>
    <style:style style:name="double_20_arrow" style:display-name="double arrow" style:family="graphic" style:parent-style-name="normal_20_arrow">
      <style:graphic-properties draw:marker-start="Concave" draw:textarea-horizontal-align="justify" draw:textarea-vertical-align="middle" fo:padding-right="0cm"/>
      <style:paragraph-properties>
        <style:tab-stops/>
      </style:paragraph-properties>
    </style:style>
    <style:style style:name="tight_5f_left" style:display-name="tight_left" style:family="graphic" style:parent-style-name="normal_20_arrow">
      <style:graphic-properties fo:padding-left="0.2cm"/>
    </style:style>
    <style:style style:name="tight_5f_right" style:display-name="tight_right" style:family="graphic" style:parent-style-name="normal_20_arrow">
      <style:graphic-properties fo:padding-right="0.2cm"/>
    </style:style>
    <style:style style:name="invis" style:family="graphic" style:parent-style-name="standard"/>
    <style:style style:name="no_5f_arrow" style:display-name="no_arrow" style:family="graphic" style:parent-style-name="normal_20_arrow"/>
    <style:style style:name="other_5f_clock_5f_arrow" style:display-name="other_clock_arrow" style:family="graphic" style:parent-style-name="normal_20_arrow">
      <style:graphic-properties svg:stroke-color="#2a6099"/>
    </style:style>
    <style:style style:name="double_5f_arrow" style:display-name="double_arrow" style:family="graphic" style:parent-style-name="other_5f_clock_5f_arrow">
      <style:graphic-properties draw:marker-start="Concave"/>
    </style:style>
    <style:style style:name="no_20_arrow" style:display-name="no arrow" style:family="graphic" style:parent-style-name="other_5f_clock_5f_arrow"/>
    <style:style style:name="small_5f_text" style:display-name="small_text" style:family="graphic" style:parent-style-name="other_5f_clock_5f_arrow">
      <style:graphic-properties draw:stroke="none" draw:opacity="0%" fo:padding-top="0.025cm" fo:padding-bottom="0.025cm" fo:padding-left="0.1cm" fo:padding-right="0.1cm" draw:shadow-opacity="0%"/>
      <style:text-properties fo:color="#2a6099" loext:opacity="100%" loext:color-lum-mod="100%" loext:color-lum-off="0%" style:font-name="Noto Sant" fo:font-family="'Noto Sant'" style:font-style-name="Regular" fo:background-color="transparent"/>
    </style:style>
    <style:style style:name="slash_5f_line" style:display-name="slash_line" style:family="graphic" style:parent-style-name="other_5f_clock_5f_arrow"/>
    <style:style style:name="grouping" style:family="graphic" style:parent-style-name="standard">
      <style:graphic-properties draw:stroke="dash" draw:stroke-dash="Long_20_Dash" svg:stroke-width="0.025cm" draw:marker-start-width="0.237cm" draw:marker-end-width="0.237cm"/>
    </style:style>
    <style:style style:name="double_20_arrow_20_up_20_down_20_label" style:display-name="double arrow up down label" style:family="graphic" style:parent-style-name="normal_20_arrow">
      <style:graphic-properties draw:marker-start="Concave"/>
      <style:text-properties fo:font-size="6pt" fo:background-color="transparent"/>
    </style:style>
    <style:style style:name="code" style:family="graphic" style:parent-style-name="small_20_text">
      <style:graphic-properties draw:textarea-horizontal-align="right"/>
      <style:text-properties style:font-name="Noto Serif1" fo:font-family="'Noto Serif'" style:font-style-name="Regular" style:font-family-generic="roman" style:font-pitch="variable"/>
    </style:style>
    <style:style style:name="double_20_arrow_20_label_20_middle" style:display-name="double arrow label middle" style:family="graphic" style:parent-style-name="normal_20_arrow">
      <style:graphic-properties draw:marker-start="Concave"/>
    </style:style>
    <style:style style:name="big" style:family="graphic" style:parent-style-name="Text">
      <style:graphic-properties draw:stroke="none" draw:fill="none"/>
    </style:style>
    <style:style style:name="smaller" style:family="graphic" style:parent-style-name="small_20_text">
      <style:text-properties fo:font-size="5pt"/>
    </style:style>
    <style:style style:name="small_20_text_20_box" style:display-name="small text box" style:family="graphic" style:parent-style-name="standard">
      <style:graphic-properties draw:textarea-horizontal-align="left" draw:textarea-vertical-align="top"/>
      <style:paragraph-properties>
        <style:tab-stops/>
      </style:paragraph-properties>
      <style:text-properties fo:font-size="6pt"/>
    </style:style>
    <style:style style:name="fill_5f_pb" style:display-name="fill_pb" style:family="graphic" style:parent-style-name="standard">
      <style:graphic-properties draw:stroke="solid" svg:stroke-width="0.025cm" svg:stroke-color="#bbe33d" draw:marker-start-width="0.237cm" draw:marker-end-width="0.237cm" draw:fill="solid" draw:fill-color="#bbe33d"/>
    </style:style>
    <style:style style:name="fill_5f_trace" style:display-name="fill_trace" style:family="graphic" style:parent-style-name="fill_5f_pb">
      <style:graphic-properties svg:stroke-color="#ff5429" draw:fill="solid" draw:fill-color="#ff5429"/>
    </style:style>
    <style:style style:name="fill_5f_unused" style:display-name="fill_unused" style:family="graphic" style:parent-style-name="fill_5f_pb">
      <style:graphic-properties svg:stroke-color="#b2b2b2" draw:fill="solid" draw:fill-color="#b2b2b2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18:13:21.181526593</meta:creation-date>
    <meta:editing-duration>P18DT22H3M29S</meta:editing-duration>
    <meta:editing-cycles>203</meta:editing-cycles>
    <meta:generator>LibreOffice/7.4.3.2$Linux_X86_64 LibreOffice_project/40$Build-2</meta:generator>
    <dc:title>schematic_base</dc:title>
    <dc:date>2023-03-03T16:27:42.064167051</dc:date>
    <meta:document-statistic meta:object-count="598"/>
    <meta:template xlink:type="simple" xlink:actuate="onRequest" xlink:title="schematic_base" xlink:href="../../../../../../home/robin/.config/libreoffice/4/user/template/schematic_base.otg" meta:date="2023-02-12T18:13:20.469808710"/>
  </office:meta>
</office:document-meta>
</file>